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text-properties officeooo:paragraph-rsid="016f8833"/>
    </style:style>
    <style:style style:name="P20" style:family="paragraph" style:parent-style-name="Text_20_body">
      <style:text-properties officeooo:rsid="0201156e" officeooo:paragraph-rsid="0201156e"/>
    </style:style>
    <style:style style:name="P21" style:family="paragraph" style:parent-style-name="Text_20_body">
      <style:text-properties officeooo:rsid="0201156e" officeooo:paragraph-rsid="02019e2b"/>
    </style:style>
    <style:style style:name="P22" style:family="paragraph" style:parent-style-name="Text_20_body">
      <style:text-properties officeooo:rsid="02067cf9" officeooo:paragraph-rsid="02067cf9"/>
    </style:style>
    <style:style style:name="P23" style:family="paragraph" style:parent-style-name="Text_20_body">
      <style:text-properties officeooo:rsid="0208215b" officeooo:paragraph-rsid="0208215b"/>
    </style:style>
    <style:style style:name="P24" style:family="paragraph" style:parent-style-name="Text_20_body">
      <style:text-properties fo:language="ru" fo:country="RU" officeooo:rsid="0232b996" officeooo:paragraph-rsid="0232b996" fo:background-color="transparent"/>
    </style:style>
    <style:style style:name="P25" style:family="paragraph" style:parent-style-name="Text_20_body">
      <style:text-properties officeooo:rsid="02472876" officeooo:paragraph-rsid="02472876"/>
    </style:style>
    <style:style style:name="P26" style:family="paragraph" style:parent-style-name="Text_20_body">
      <style:text-properties officeooo:rsid="0248dc1e" officeooo:paragraph-rsid="0248dc1e"/>
    </style:style>
    <style:style style:name="P27" style:family="paragraph" style:parent-style-name="Text_20_body">
      <style:text-properties officeooo:rsid="0248dc1e" officeooo:paragraph-rsid="024a4ba9"/>
    </style:style>
    <style:style style:name="P28" style:family="paragraph" style:parent-style-name="Text_20_body">
      <style:text-properties officeooo:rsid="0249f79b" officeooo:paragraph-rsid="0249f79b"/>
    </style:style>
    <style:style style:name="P29" style:family="paragraph" style:parent-style-name="Text_20_body">
      <style:text-properties officeooo:rsid="024d5577" officeooo:paragraph-rsid="024d5577"/>
    </style:style>
    <style:style style:name="P30" style:family="paragraph" style:parent-style-name="Text_20_body">
      <style:text-properties officeooo:rsid="01815bfe" officeooo:paragraph-rsid="024e7b32"/>
    </style:style>
    <style:style style:name="P31" style:family="paragraph" style:parent-style-name="Text_20_body">
      <style:text-properties officeooo:rsid="0182600c" officeooo:paragraph-rsid="024e7b32"/>
    </style:style>
    <style:style style:name="P32" style:family="paragraph" style:parent-style-name="Text_20_body">
      <style:text-properties officeooo:rsid="02001b4e" officeooo:paragraph-rsid="024e7b32"/>
    </style:style>
    <style:style style:name="P33" style:family="paragraph" style:parent-style-name="Text_20_body">
      <style:text-properties officeooo:paragraph-rsid="024e7b32"/>
    </style:style>
    <style:style style:name="P34" style:family="paragraph" style:parent-style-name="Text_20_body">
      <style:text-properties officeooo:paragraph-rsid="024fb042"/>
    </style:style>
    <style:style style:name="P35" style:family="paragraph" style:parent-style-name="Text_20_body">
      <style:text-properties officeooo:rsid="02514ef5" officeooo:paragraph-rsid="02514ef5"/>
    </style:style>
    <style:style style:name="P36" style:family="paragraph" style:parent-style-name="Text_20_body">
      <style:text-properties officeooo:rsid="025348c2" officeooo:paragraph-rsid="0255093b"/>
    </style:style>
    <style:style style:name="P37" style:family="paragraph" style:parent-style-name="Text_20_body">
      <style:text-properties officeooo:rsid="025abbc2" officeooo:paragraph-rsid="025abbc2"/>
    </style:style>
    <style:style style:name="P38" style:family="paragraph" style:parent-style-name="Text_20_body">
      <style:text-properties officeooo:rsid="025dfaf0" officeooo:paragraph-rsid="025fa479"/>
    </style:style>
    <style:style style:name="P39" style:family="paragraph" style:parent-style-name="Text_20_body">
      <style:text-properties officeooo:rsid="0321c505" officeooo:paragraph-rsid="0321c505"/>
    </style:style>
    <style:style style:name="P40" style:family="paragraph" style:parent-style-name="Text_20_body">
      <style:paragraph-properties fo:text-align="justify" style:justify-single-word="false" fo:padding="0cm" fo:border="none" style:shadow="none" style:join-border="false"/>
    </style:style>
    <style:style style:name="P41" style:family="paragraph" style:parent-style-name="Text_20_body">
      <style:paragraph-properties fo:text-align="justify" style:justify-single-word="false" fo:padding="0cm" fo:border="none" style:shadow="none" style:join-border="false"/>
      <style:text-properties officeooo:paragraph-rsid="0136c708"/>
    </style:style>
    <style:style style:name="P42" style:family="paragraph" style:parent-style-name="Text_20_body">
      <style:paragraph-properties fo:text-align="justify" style:justify-single-word="false" fo:padding="0cm" fo:border="none" style:shadow="none" style:join-border="false"/>
      <style:text-properties officeooo:paragraph-rsid="014f8123"/>
    </style:style>
    <style:style style:name="P43" style:family="paragraph" style:parent-style-name="Text_20_body">
      <style:paragraph-properties fo:text-align="justify" style:justify-single-word="false" fo:padding="0cm" fo:border="none" style:shadow="none" style:join-border="false"/>
      <style:text-properties officeooo:paragraph-rsid="027397fe"/>
    </style:style>
    <style:style style:name="P44" style:family="paragraph" style:parent-style-name="Text_20_body">
      <style:paragraph-properties fo:text-align="justify" style:justify-single-word="false" fo:padding="0cm" fo:border="none" style:shadow="none" style:join-border="false"/>
      <style:text-properties officeooo:paragraph-rsid="02740f01"/>
    </style:style>
    <style:style style:name="P45" style:family="paragraph" style:parent-style-name="Text_20_body">
      <style:paragraph-properties fo:text-align="justify" style:justify-single-word="false" fo:padding="0cm" fo:border="none" style:shadow="none" style:join-border="false"/>
      <style:text-properties fo:background-color="#ffff00"/>
    </style:style>
    <style:style style:name="P46"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47"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48"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49" style:family="paragraph" style:parent-style-name="Text_20_body">
      <style:paragraph-properties fo:text-align="justify" style:justify-single-word="false" fo:padding="0cm" fo:border="none" style:shadow="none" style:join-border="false"/>
      <style:text-properties officeooo:rsid="0327668f" officeooo:paragraph-rsid="0327668f" fo:background-color="#ffff00"/>
    </style:style>
    <style:style style:name="P50" style:family="paragraph" style:parent-style-name="Text_20_body">
      <style:paragraph-properties fo:text-align="center" style:justify-single-word="false" fo:padding="0cm" fo:border="none" style:shadow="none" style:join-border="false"/>
    </style:style>
    <style:style style:name="P51"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52"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53"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54" style:family="paragraph" style:parent-style-name="Text_20_body">
      <style:paragraph-properties fo:text-align="justify" style:justify-single-word="false" fo:padding="0cm" fo:border="none" style:shadow="none" style:join-border="false"/>
      <style:text-properties fo:font-style="normal" officeooo:paragraph-rsid="02e0c800" fo:background-color="transparent" style:font-style-asian="normal" style:font-style-complex="normal"/>
    </style:style>
    <style:style style:name="P55" style:family="paragraph" style:parent-style-name="Text_20_body">
      <style:paragraph-properties fo:text-align="justify" style:justify-single-word="false" fo:padding="0cm" fo:border="none" style:shadow="none" style:join-border="false"/>
      <style:text-properties fo:font-style="normal" officeooo:paragraph-rsid="02e9ef2b" fo:background-color="transparent" style:font-style-asian="normal" style:font-style-complex="normal"/>
    </style:style>
    <style:style style:name="P56" style:family="paragraph" style:parent-style-name="Text_20_body">
      <style:paragraph-properties fo:text-align="justify" style:justify-single-word="false" fo:padding="0cm" fo:border="none" style:shadow="none" style:join-border="false"/>
      <style:text-properties fo:font-style="normal" officeooo:paragraph-rsid="02ee863a" fo:background-color="transparent" style:font-style-asian="normal" style:font-style-complex="normal"/>
    </style:style>
    <style:style style:name="P57" style:family="paragraph" style:parent-style-name="Text_20_body">
      <style:paragraph-properties fo:text-align="justify" style:justify-single-word="false" fo:padding="0cm" fo:border="none" style:shadow="none" style:join-border="false"/>
      <style:text-properties fo:font-style="normal" officeooo:paragraph-rsid="031431b6" fo:background-color="transparent" style:font-style-asian="normal" style:font-style-complex="normal"/>
    </style:style>
    <style:style style:name="P58" style:family="paragraph" style:parent-style-name="Text_20_body">
      <style:paragraph-properties fo:text-align="justify" style:justify-single-word="false" fo:padding="0cm" fo:border="none" style:shadow="none" style:join-border="false"/>
      <style:text-properties fo:font-style="normal" officeooo:paragraph-rsid="03165a69" fo:background-color="transparent" style:font-style-asian="normal" style:font-style-complex="normal"/>
    </style:style>
    <style:style style:name="P59" style:family="paragraph" style:parent-style-name="Text_20_body">
      <style:paragraph-properties fo:text-align="justify" style:justify-single-word="false" fo:padding="0cm" fo:border="none" style:shadow="none" style:join-border="false"/>
      <style:text-properties fo:font-style="normal" officeooo:paragraph-rsid="0314df15" fo:background-color="transparent" style:font-style-asian="normal" style:font-style-complex="normal"/>
    </style:style>
    <style:style style:name="P60"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61" style:family="paragraph" style:parent-style-name="Text_20_body">
      <style:paragraph-properties fo:text-align="justify" style:justify-single-word="false" fo:padding="0cm" fo:border="none" style:shadow="none" style:join-border="false"/>
      <style:text-properties fo:font-style="normal" officeooo:rsid="02e9ef2b" officeooo:paragraph-rsid="02e9ef2b" fo:background-color="transparent" style:font-style-asian="normal" style:font-style-complex="normal"/>
    </style:style>
    <style:style style:name="P62" style:family="paragraph" style:parent-style-name="Text_20_body">
      <style:paragraph-properties fo:text-align="justify" style:justify-single-word="false" fo:padding="0cm" fo:border="none" style:shadow="none" style:join-border="false"/>
      <style:text-properties fo:font-style="normal" officeooo:rsid="02ee863a" officeooo:paragraph-rsid="02ee863a" fo:background-color="transparent" style:font-style-asian="normal" style:font-style-complex="normal"/>
    </style:style>
    <style:style style:name="P63" style:family="paragraph" style:parent-style-name="Text_20_body">
      <style:paragraph-properties fo:text-align="justify" style:justify-single-word="false" fo:padding="0cm" fo:border="none" style:shadow="none" style:join-border="false"/>
      <style:text-properties fo:font-style="normal" officeooo:rsid="02ee863a" officeooo:paragraph-rsid="02f3c530" fo:background-color="transparent" style:font-style-asian="normal" style:font-style-complex="normal"/>
    </style:style>
    <style:style style:name="P64" style:family="paragraph" style:parent-style-name="Text_20_body">
      <style:paragraph-properties fo:text-align="justify" style:justify-single-word="false" fo:padding="0cm" fo:border="none" style:shadow="none" style:join-border="false"/>
      <style:text-properties fo:font-style="normal" officeooo:rsid="02f261f1" officeooo:paragraph-rsid="02f261f1" fo:background-color="transparent" style:font-style-asian="normal" style:font-style-complex="normal"/>
    </style:style>
    <style:style style:name="P65" style:family="paragraph" style:parent-style-name="Text_20_body">
      <style:paragraph-properties fo:text-align="justify" style:justify-single-word="false" fo:padding="0cm" fo:border="none" style:shadow="none" style:join-border="false"/>
      <style:text-properties fo:font-style="normal" officeooo:rsid="02f3c530" officeooo:paragraph-rsid="02f3c530" fo:background-color="transparent" style:font-style-asian="normal" style:font-style-complex="normal"/>
    </style:style>
    <style:style style:name="P66" style:family="paragraph" style:parent-style-name="Text_20_body">
      <style:paragraph-properties fo:text-align="justify" style:justify-single-word="false" fo:padding="0cm" fo:border="none" style:shadow="none" style:join-border="false"/>
      <style:text-properties fo:font-style="normal" officeooo:rsid="02f3c530" officeooo:paragraph-rsid="030ed05c" fo:background-color="transparent" style:font-style-asian="normal" style:font-style-complex="normal"/>
    </style:style>
    <style:style style:name="P67" style:family="paragraph" style:parent-style-name="Text_20_body">
      <style:paragraph-properties fo:text-align="justify" style:justify-single-word="false" fo:padding="0cm" fo:border="none" style:shadow="none" style:join-border="false"/>
      <style:text-properties fo:font-style="normal" officeooo:rsid="02f6b3d6" officeooo:paragraph-rsid="02f6b3d6" fo:background-color="transparent" style:font-style-asian="normal" style:font-style-complex="normal"/>
    </style:style>
    <style:style style:name="P68" style:family="paragraph" style:parent-style-name="Text_20_body">
      <style:paragraph-properties fo:text-align="justify" style:justify-single-word="false" fo:padding="0cm" fo:border="none" style:shadow="none" style:join-border="false"/>
      <style:text-properties fo:font-style="normal" officeooo:rsid="02fb0fc0" officeooo:paragraph-rsid="02fb0fc0" fo:background-color="transparent" style:font-style-asian="normal" style:font-style-complex="normal"/>
    </style:style>
    <style:style style:name="P69" style:family="paragraph" style:parent-style-name="Text_20_body">
      <style:paragraph-properties fo:text-align="justify" style:justify-single-word="false" fo:padding="0cm" fo:border="none" style:shadow="none" style:join-border="false"/>
      <style:text-properties fo:font-style="normal" officeooo:rsid="02e6b475" officeooo:paragraph-rsid="02ee863a" fo:background-color="transparent" style:font-style-asian="normal" style:font-style-complex="normal"/>
    </style:style>
    <style:style style:name="P70" style:family="paragraph" style:parent-style-name="Text_20_body">
      <style:paragraph-properties fo:text-align="justify" style:justify-single-word="false" fo:padding="0cm" fo:border="none" style:shadow="none" style:join-border="false"/>
      <style:text-properties fo:font-style="normal" officeooo:rsid="02e6b475" officeooo:paragraph-rsid="02e9ef2b" fo:background-color="transparent" style:font-style-asian="normal" style:font-style-complex="normal"/>
    </style:style>
    <style:style style:name="P71" style:family="paragraph" style:parent-style-name="Text_20_body">
      <style:paragraph-properties fo:text-align="justify" style:justify-single-word="false" fo:padding="0cm" fo:border="none" style:shadow="none" style:join-border="false"/>
      <style:text-properties fo:font-style="normal" officeooo:rsid="0318eccd" officeooo:paragraph-rsid="0318eccd" fo:background-color="transparent" style:font-style-asian="normal" style:font-style-complex="normal"/>
    </style:style>
    <style:style style:name="P72" style:family="paragraph" style:parent-style-name="Text_20_body">
      <style:paragraph-properties fo:text-align="justify" style:justify-single-word="false" fo:padding="0cm" fo:border="none" style:shadow="none" style:join-border="false"/>
      <style:text-properties fo:font-style="normal" officeooo:rsid="0318eccd" officeooo:paragraph-rsid="031c2585" fo:background-color="transparent" style:font-style-asian="normal" style:font-style-complex="normal"/>
    </style:style>
    <style:style style:name="P73" style:family="paragraph" style:parent-style-name="Text_20_body">
      <style:paragraph-properties fo:text-align="justify" style:justify-single-word="false" fo:padding="0cm" fo:border="none" style:shadow="none" style:join-border="false"/>
      <style:text-properties fo:font-style="normal" officeooo:rsid="03193569" officeooo:paragraph-rsid="03193569" fo:background-color="transparent" style:font-style-asian="normal" style:font-style-complex="normal"/>
    </style:style>
    <style:style style:name="P74"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75"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76"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77" style:family="paragraph" style:parent-style-name="Text_20_body">
      <style:paragraph-properties fo:text-align="justify" style:justify-single-word="false" fo:padding="0cm" fo:border="none" style:shadow="none" style:join-border="false"/>
      <style:text-properties fo:background-color="transparent"/>
    </style:style>
    <style:style style:name="P78"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79"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80"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81" style:family="paragraph" style:parent-style-name="Text_20_body">
      <style:paragraph-properties fo:text-align="justify" style:justify-single-word="false" fo:padding="0cm" fo:border="none" style:shadow="none" style:join-border="false"/>
      <style:text-properties officeooo:paragraph-rsid="024e2d59" fo:background-color="transparent"/>
    </style:style>
    <style:style style:name="P82" style:family="paragraph" style:parent-style-name="Text_20_body">
      <style:paragraph-properties fo:text-align="justify" style:justify-single-word="false" fo:padding="0cm" fo:border="none" style:shadow="none" style:join-border="false"/>
      <style:text-properties officeooo:paragraph-rsid="0323ae03" fo:background-color="transparent"/>
    </style:style>
    <style:style style:name="P83" style:family="paragraph" style:parent-style-name="Text_20_body">
      <style:paragraph-properties fo:text-align="center" style:justify-single-word="false" fo:padding="0cm" fo:border="none" style:shadow="none" style:join-border="false"/>
      <style:text-properties fo:background-color="transparent"/>
    </style:style>
    <style:style style:name="P84"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85"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86"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87"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88"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89"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90"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91"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2"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3"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94"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5"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96"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97"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98"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99"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100" style:family="paragraph" style:parent-style-name="Text_20_body">
      <style:paragraph-properties fo:text-align="justify" style:justify-single-word="false" fo:padding="0cm" fo:border="none" style:shadow="none" style:join-border="false"/>
      <style:text-properties fo:language="ru" fo:country="RU" officeooo:paragraph-rsid="01140b24" fo:background-color="transparent"/>
    </style:style>
    <style:style style:name="P101"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102"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103"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104"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105"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106"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107"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108"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109"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110"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111"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112"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113"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114"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115"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116"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117"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118"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119"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120"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121"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122"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123"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124"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125"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126"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127"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128"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129"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130"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131"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132"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133"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134"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135"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136"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137"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138"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139"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140"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141"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42"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43"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44"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145"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146"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51db" fo:background-color="transparent"/>
    </style:style>
    <style:style style:name="P147"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65da" fo:background-color="transparent"/>
    </style:style>
    <style:style style:name="P148"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149"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84d407" fo:background-color="transparent"/>
    </style:style>
    <style:style style:name="P150"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151"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152"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153" style:family="paragraph" style:parent-style-name="Text_20_body">
      <style:paragraph-properties fo:text-align="justify" style:justify-single-word="false" fo:padding="0cm" fo:border="none" style:shadow="none" style:join-border="false"/>
      <style:text-properties fo:language="ru" fo:country="RU" officeooo:rsid="018e08d7" officeooo:paragraph-rsid="01927bcf" fo:background-color="transparent"/>
    </style:style>
    <style:style style:name="P154" style:family="paragraph" style:parent-style-name="Text_20_body">
      <style:paragraph-properties fo:text-align="justify" style:justify-single-word="false" fo:padding="0cm" fo:border="none" style:shadow="none" style:join-border="false"/>
      <style:text-properties fo:language="ru" fo:country="RU" officeooo:rsid="01927bcf" officeooo:paragraph-rsid="01927bcf" fo:background-color="transparent"/>
    </style:style>
    <style:style style:name="P155" style:family="paragraph" style:parent-style-name="Text_20_body">
      <style:paragraph-properties fo:text-align="justify" style:justify-single-word="false" fo:padding="0cm" fo:border="none" style:shadow="none" style:join-border="false"/>
      <style:text-properties fo:language="ru" fo:country="RU" officeooo:rsid="0193d468" officeooo:paragraph-rsid="0193d468" fo:background-color="transparent"/>
    </style:style>
    <style:style style:name="P156" style:family="paragraph" style:parent-style-name="Text_20_body">
      <style:paragraph-properties fo:text-align="justify" style:justify-single-word="false" fo:padding="0cm" fo:border="none" style:shadow="none" style:join-border="false"/>
      <style:text-properties fo:language="ru" fo:country="RU" officeooo:rsid="01969dea" officeooo:paragraph-rsid="01969dea" fo:background-color="transparent"/>
    </style:style>
    <style:style style:name="P157" style:family="paragraph" style:parent-style-name="Text_20_body">
      <style:paragraph-properties fo:text-align="justify" style:justify-single-word="false" fo:padding="0cm" fo:border="none" style:shadow="none" style:join-border="false"/>
      <style:text-properties fo:language="ru" fo:country="RU" officeooo:rsid="01981fee" officeooo:paragraph-rsid="01981fee" fo:background-color="transparent"/>
    </style:style>
    <style:style style:name="P158" style:family="paragraph" style:parent-style-name="Text_20_body">
      <style:paragraph-properties fo:text-align="justify" style:justify-single-word="false" fo:padding="0cm" fo:border="none" style:shadow="none" style:join-border="false"/>
      <style:text-properties fo:language="ru" fo:country="RU" officeooo:rsid="019f7c45" officeooo:paragraph-rsid="01a18a51" fo:background-color="transparent"/>
    </style:style>
    <style:style style:name="P159" style:family="paragraph" style:parent-style-name="Text_20_body">
      <style:paragraph-properties fo:text-align="justify" style:justify-single-word="false" fo:padding="0cm" fo:border="none" style:shadow="none" style:join-border="false"/>
      <style:text-properties fo:language="ru" fo:country="RU" officeooo:rsid="01a4eb0e" officeooo:paragraph-rsid="01a4eb0e" fo:background-color="transparent"/>
    </style:style>
    <style:style style:name="P160"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58311" fo:background-color="transparent"/>
    </style:style>
    <style:style style:name="P161"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65632" fo:background-color="transparent"/>
    </style:style>
    <style:style style:name="P162"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1282" fo:background-color="transparent"/>
    </style:style>
    <style:style style:name="P163"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8ea1" fo:background-color="transparent"/>
    </style:style>
    <style:style style:name="P164" style:family="paragraph" style:parent-style-name="Text_20_body">
      <style:paragraph-properties fo:text-align="center" style:justify-single-word="false" fo:padding="0cm" fo:border="none" style:shadow="none" style:join-border="false"/>
      <style:text-properties fo:language="ru" fo:country="RU" officeooo:rsid="01a81282" officeooo:paragraph-rsid="01a88ea1" fo:background-color="transparent"/>
    </style:style>
    <style:style style:name="P165"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1e3ff" fo:background-color="transparent"/>
    </style:style>
    <style:style style:name="P166" style:family="paragraph" style:parent-style-name="Text_20_body">
      <style:paragraph-properties fo:text-align="center" style:justify-single-word="false" fo:padding="0cm" fo:border="none" style:shadow="none" style:join-border="false"/>
      <style:text-properties fo:language="ru" fo:country="RU" officeooo:rsid="01b1e3ff" officeooo:paragraph-rsid="01b1e3ff" fo:background-color="transparent"/>
    </style:style>
    <style:style style:name="P167"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1bd5a11" fo:background-color="transparent"/>
    </style:style>
    <style:style style:name="P168"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26514e0" fo:background-color="transparent"/>
    </style:style>
    <style:style style:name="P169" style:family="paragraph" style:parent-style-name="Text_20_body">
      <style:paragraph-properties fo:text-align="justify" style:justify-single-word="false" fo:padding="0cm" fo:border="none" style:shadow="none" style:join-border="false"/>
      <style:text-properties fo:language="ru" fo:country="RU" officeooo:rsid="01a164a0" officeooo:paragraph-rsid="01a18a51" fo:background-color="transparent"/>
    </style:style>
    <style:style style:name="P170" style:family="paragraph" style:parent-style-name="Text_20_body">
      <style:paragraph-properties fo:text-align="justify" style:justify-single-word="false" fo:padding="0cm" fo:border="none" style:shadow="none" style:join-border="false"/>
      <style:text-properties fo:language="ru" fo:country="RU" officeooo:rsid="01c0ea37" officeooo:paragraph-rsid="01c0ea37" fo:background-color="transparent"/>
    </style:style>
    <style:style style:name="P171"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c0ea37" fo:background-color="transparent"/>
    </style:style>
    <style:style style:name="P172"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a5e7e9" fo:background-color="transparent"/>
    </style:style>
    <style:style style:name="P173" style:family="paragraph" style:parent-style-name="Text_20_body">
      <style:paragraph-properties fo:text-align="justify" style:justify-single-word="false" fo:padding="0cm" fo:border="none" style:shadow="none" style:join-border="false"/>
      <style:text-properties fo:language="ru" fo:country="RU" officeooo:rsid="01c14f35" officeooo:paragraph-rsid="01c14f35" fo:background-color="transparent"/>
    </style:style>
    <style:style style:name="P174" style:family="paragraph" style:parent-style-name="Text_20_body">
      <style:paragraph-properties fo:text-align="justify" style:justify-single-word="false" fo:padding="0cm" fo:border="none" style:shadow="none" style:join-border="false"/>
      <style:text-properties fo:language="ru" fo:country="RU" officeooo:rsid="01c97e67" officeooo:paragraph-rsid="01c97e67" fo:background-color="transparent"/>
    </style:style>
    <style:style style:name="P175" style:family="paragraph" style:parent-style-name="Text_20_body">
      <style:paragraph-properties fo:text-align="justify" style:justify-single-word="false" fo:padding="0cm" fo:border="none" style:shadow="none" style:join-border="false"/>
      <style:text-properties fo:language="ru" fo:country="RU" officeooo:rsid="01c9e059" officeooo:paragraph-rsid="01c9e059" fo:background-color="transparent"/>
    </style:style>
    <style:style style:name="P176"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e35d03" fo:background-color="transparent"/>
    </style:style>
    <style:style style:name="P177"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cecdd8" fo:background-color="transparent"/>
    </style:style>
    <style:style style:name="P178" style:family="paragraph" style:parent-style-name="Text_20_body">
      <style:paragraph-properties fo:text-align="justify" style:justify-single-word="false" fo:padding="0cm" fo:border="none" style:shadow="none" style:join-border="false"/>
      <style:text-properties fo:language="ru" fo:country="RU" officeooo:rsid="01d29c0a" officeooo:paragraph-rsid="01d29c0a" fo:background-color="transparent"/>
    </style:style>
    <style:style style:name="P179"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1de65f8" fo:background-color="transparent"/>
    </style:style>
    <style:style style:name="P180" style:family="paragraph" style:parent-style-name="Text_20_body">
      <style:paragraph-properties fo:text-align="justify" style:justify-single-word="false" fo:padding="0cm" fo:border="none" style:shadow="none" style:join-border="false"/>
      <style:text-properties fo:language="ru" fo:country="RU" officeooo:rsid="01df1c3a" officeooo:paragraph-rsid="01df1c3a" fo:background-color="transparent"/>
    </style:style>
    <style:style style:name="P181"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25b63" fo:background-color="transparent"/>
    </style:style>
    <style:style style:name="P182"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3c32d" fo:background-color="transparent"/>
    </style:style>
    <style:style style:name="P183"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789b9" fo:background-color="transparent"/>
    </style:style>
    <style:style style:name="P184"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8c964" fo:background-color="transparent"/>
    </style:style>
    <style:style style:name="P185"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e8c964" fo:background-color="transparent"/>
    </style:style>
    <style:style style:name="P186"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f830e8" fo:background-color="transparent"/>
    </style:style>
    <style:style style:name="P187" style:family="paragraph" style:parent-style-name="Text_20_body">
      <style:paragraph-properties fo:text-align="justify" style:justify-single-word="false" fo:padding="0cm" fo:border="none" style:shadow="none" style:join-border="false"/>
      <style:text-properties fo:language="ru" fo:country="RU" officeooo:rsid="01e95d38" officeooo:paragraph-rsid="01e95d38" fo:background-color="transparent"/>
    </style:style>
    <style:style style:name="P188" style:family="paragraph" style:parent-style-name="Text_20_body">
      <style:paragraph-properties fo:text-align="justify" style:justify-single-word="false" fo:padding="0cm" fo:border="none" style:shadow="none" style:join-border="false"/>
      <style:text-properties fo:language="ru" fo:country="RU" officeooo:rsid="01d0556b" officeooo:paragraph-rsid="01e35d03" fo:background-color="transparent"/>
    </style:style>
    <style:style style:name="P189" style:family="paragraph" style:parent-style-name="Text_20_body">
      <style:paragraph-properties fo:text-align="justify" style:justify-single-word="false" fo:padding="0cm" fo:border="none" style:shadow="none" style:join-border="false"/>
      <style:text-properties fo:language="ru" fo:country="RU" officeooo:rsid="01fba35b" officeooo:paragraph-rsid="01fba35b" fo:background-color="transparent"/>
    </style:style>
    <style:style style:name="P190" style:family="paragraph" style:parent-style-name="Text_20_body">
      <style:paragraph-properties fo:text-align="justify" style:justify-single-word="false" fo:padding="0cm" fo:border="none" style:shadow="none" style:join-border="false"/>
      <style:text-properties fo:language="ru" fo:country="RU" officeooo:rsid="01fc5518" officeooo:paragraph-rsid="01fe1f78" fo:background-color="transparent"/>
    </style:style>
    <style:style style:name="P191" style:family="paragraph" style:parent-style-name="Text_20_body">
      <style:paragraph-properties fo:text-align="center" style:justify-single-word="false" fo:padding="0cm" fo:border="none" style:shadow="none" style:join-border="false"/>
      <style:text-properties fo:language="ru" fo:country="RU" officeooo:rsid="01fc5518" officeooo:paragraph-rsid="01fc5518" fo:background-color="transparent"/>
    </style:style>
    <style:style style:name="P192" style:family="paragraph" style:parent-style-name="Text_20_body">
      <style:paragraph-properties fo:text-align="justify" style:justify-single-word="false" fo:padding="0cm" fo:border="none" style:shadow="none" style:join-border="false"/>
      <style:text-properties fo:language="ru" fo:country="RU" officeooo:rsid="01fe1f78" officeooo:paragraph-rsid="01fe1f78" fo:background-color="transparent"/>
    </style:style>
    <style:style style:name="P193" style:family="paragraph" style:parent-style-name="Text_20_body">
      <style:paragraph-properties fo:text-align="justify" style:justify-single-word="false" fo:padding="0cm" fo:border="none" style:shadow="none" style:join-border="false"/>
      <style:text-properties fo:language="ru" fo:country="RU" officeooo:rsid="02019e2b" officeooo:paragraph-rsid="02019e2b" fo:background-color="transparent"/>
    </style:style>
    <style:style style:name="P194"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09fc16" fo:background-color="transparent"/>
    </style:style>
    <style:style style:name="P195"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6c2e8f" fo:background-color="transparent"/>
    </style:style>
    <style:style style:name="P196" style:family="paragraph" style:parent-style-name="Text_20_body">
      <style:paragraph-properties fo:text-align="justify" style:justify-single-word="false" fo:padding="0cm" fo:border="none" style:shadow="none" style:join-border="false"/>
      <style:text-properties fo:language="ru" fo:country="RU" officeooo:rsid="020b1fb4" officeooo:paragraph-rsid="020b1fb4" fo:background-color="transparent"/>
    </style:style>
    <style:style style:name="P197"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b2f4f" fo:background-color="transparent"/>
    </style:style>
    <style:style style:name="P198"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c4942" fo:background-color="transparent"/>
    </style:style>
    <style:style style:name="P199" style:family="paragraph" style:parent-style-name="Text_20_body">
      <style:paragraph-properties fo:text-align="justify" style:justify-single-word="false" fo:padding="0cm" fo:border="none" style:shadow="none" style:join-border="false"/>
      <style:text-properties fo:language="ru" fo:country="RU" officeooo:rsid="020e18d1" officeooo:paragraph-rsid="020e18d1" fo:background-color="transparent"/>
    </style:style>
    <style:style style:name="P200" style:family="paragraph" style:parent-style-name="Text_20_body">
      <style:paragraph-properties fo:text-align="justify" style:justify-single-word="false" fo:padding="0cm" fo:border="none" style:shadow="none" style:join-border="false"/>
      <style:text-properties fo:language="ru" fo:country="RU" officeooo:rsid="0210b0f1" officeooo:paragraph-rsid="0210b0f1" fo:background-color="transparent"/>
    </style:style>
    <style:style style:name="P201"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5eac" fo:background-color="transparent"/>
    </style:style>
    <style:style style:name="P202"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7c0d" fo:background-color="transparent"/>
    </style:style>
    <style:style style:name="P203"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580216" fo:background-color="transparent"/>
    </style:style>
    <style:style style:name="P204" style:family="paragraph" style:parent-style-name="Text_20_body">
      <style:paragraph-properties fo:text-align="center" style:justify-single-word="false" fo:padding="0cm" fo:border="none" style:shadow="none" style:join-border="false"/>
      <style:text-properties fo:language="ru" fo:country="RU" officeooo:rsid="02125eac" officeooo:paragraph-rsid="02125eac" fo:background-color="transparent"/>
    </style:style>
    <style:style style:name="P205" style:family="paragraph" style:parent-style-name="Text_20_body">
      <style:paragraph-properties fo:text-align="justify" style:justify-single-word="false" fo:padding="0cm" fo:border="none" style:shadow="none" style:join-border="false"/>
      <style:text-properties fo:language="ru" fo:country="RU" officeooo:rsid="02127c0d" officeooo:paragraph-rsid="02127c0d" fo:background-color="transparent"/>
    </style:style>
    <style:style style:name="P206"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1d6e92" fo:background-color="transparent"/>
    </style:style>
    <style:style style:name="P207"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56404c" fo:background-color="transparent"/>
    </style:style>
    <style:style style:name="P208" style:family="paragraph" style:parent-style-name="Text_20_body">
      <style:paragraph-properties fo:text-align="justify" style:justify-single-word="false" fo:padding="0cm" fo:border="none" style:shadow="none" style:join-border="false"/>
      <style:text-properties fo:language="ru" fo:country="RU" officeooo:rsid="020c4942" officeooo:paragraph-rsid="020c4942" fo:background-color="transparent"/>
    </style:style>
    <style:style style:name="P209" style:family="paragraph" style:parent-style-name="Text_20_body">
      <style:paragraph-properties fo:text-align="justify" style:justify-single-word="false" fo:padding="0cm" fo:border="none" style:shadow="none" style:join-border="false"/>
      <style:text-properties fo:language="ru" fo:country="RU" officeooo:rsid="0231ed42" officeooo:paragraph-rsid="024e7b32" fo:background-color="transparent"/>
    </style:style>
    <style:style style:name="P210" style:family="paragraph" style:parent-style-name="Text_20_body">
      <style:paragraph-properties fo:text-align="justify" style:justify-single-word="false" fo:padding="0cm" fo:border="none" style:shadow="none" style:join-border="false"/>
      <style:text-properties fo:language="ru" fo:country="RU" officeooo:rsid="02344de8" officeooo:paragraph-rsid="024e7b32" fo:background-color="transparent"/>
    </style:style>
    <style:style style:name="P211"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7f854" fo:background-color="transparent"/>
    </style:style>
    <style:style style:name="P212" style:family="paragraph" style:parent-style-name="Text_20_body">
      <style:paragraph-properties fo:text-align="justify" style:justify-single-word="false" fo:padding="0cm" fo:border="none" style:shadow="none" style:join-border="false"/>
      <style:text-properties fo:language="ru" fo:country="RU" officeooo:rsid="0240c436" officeooo:paragraph-rsid="024e7b32" fo:background-color="transparent"/>
    </style:style>
    <style:style style:name="P213" style:family="paragraph" style:parent-style-name="Text_20_body">
      <style:paragraph-properties fo:text-align="justify" style:justify-single-word="false" fo:padding="0cm" fo:border="none" style:shadow="none" style:join-border="false"/>
      <style:text-properties fo:language="ru" fo:country="RU" officeooo:rsid="020e9ace" officeooo:paragraph-rsid="024e7b32" fo:background-color="transparent"/>
    </style:style>
    <style:style style:name="P214" style:family="paragraph" style:parent-style-name="Text_20_body">
      <style:paragraph-properties fo:text-align="justify" style:justify-single-word="false" fo:padding="0cm" fo:border="none" style:shadow="none" style:join-border="false"/>
      <style:text-properties fo:language="ru" fo:country="RU" officeooo:rsid="024e7b32" officeooo:paragraph-rsid="024e7b32" fo:background-color="transparent"/>
    </style:style>
    <style:style style:name="P215" style:family="paragraph" style:parent-style-name="Text_20_body">
      <style:paragraph-properties fo:text-align="justify" style:justify-single-word="false" fo:padding="0cm" fo:border="none" style:shadow="none" style:join-border="false"/>
      <style:text-properties fo:language="ru" fo:country="RU" officeooo:rsid="02594d24" officeooo:paragraph-rsid="02594d24" fo:background-color="transparent"/>
    </style:style>
    <style:style style:name="P216" style:family="paragraph" style:parent-style-name="Text_20_body">
      <style:paragraph-properties fo:text-align="justify" style:justify-single-word="false" fo:padding="0cm" fo:border="none" style:shadow="none" style:join-border="false"/>
      <style:text-properties fo:language="ru" fo:country="RU" officeooo:rsid="0261be22" officeooo:paragraph-rsid="0261be22" fo:background-color="transparent"/>
    </style:style>
    <style:style style:name="P217" style:family="paragraph" style:parent-style-name="Text_20_body">
      <style:paragraph-properties fo:text-align="justify" style:justify-single-word="false" fo:padding="0cm" fo:border="none" style:shadow="none" style:join-border="false"/>
      <style:text-properties fo:language="ru" fo:country="RU" officeooo:rsid="026db566" officeooo:paragraph-rsid="026db566" fo:background-color="transparent"/>
    </style:style>
    <style:style style:name="P218"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61be22" fo:background-color="transparent"/>
    </style:style>
    <style:style style:name="P219"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7824bb" fo:background-color="transparent"/>
    </style:style>
    <style:style style:name="P220" style:family="paragraph" style:parent-style-name="Text_20_body">
      <style:paragraph-properties fo:text-align="justify" style:justify-single-word="false" fo:padding="0cm" fo:border="none" style:shadow="none" style:join-border="false"/>
      <style:text-properties fo:language="ru" fo:country="RU" officeooo:rsid="027a94fe" officeooo:paragraph-rsid="027a94fe" fo:background-color="transparent"/>
    </style:style>
    <style:style style:name="P221" style:family="paragraph" style:parent-style-name="Text_20_body">
      <style:paragraph-properties fo:text-align="justify" style:justify-single-word="false" fo:padding="0cm" fo:border="none" style:shadow="none" style:join-border="false"/>
      <style:text-properties fo:language="ru" fo:country="RU" officeooo:rsid="027f7fe3" officeooo:paragraph-rsid="027f7fe3" fo:background-color="transparent"/>
    </style:style>
    <style:style style:name="P222"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80d18c" fo:background-color="transparent"/>
    </style:style>
    <style:style style:name="P223"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90a407" fo:background-color="transparent"/>
    </style:style>
    <style:style style:name="P224" style:family="paragraph" style:parent-style-name="Text_20_body">
      <style:paragraph-properties fo:text-align="justify" style:justify-single-word="false" fo:padding="0cm" fo:border="none" style:shadow="none" style:join-border="false"/>
      <style:text-properties fo:language="ru" fo:country="RU" officeooo:rsid="0283889e" officeooo:paragraph-rsid="0283889e" fo:background-color="transparent"/>
    </style:style>
    <style:style style:name="P225" style:family="paragraph" style:parent-style-name="Text_20_body">
      <style:paragraph-properties fo:text-align="justify" style:justify-single-word="false" fo:padding="0cm" fo:border="none" style:shadow="none" style:join-border="false"/>
      <style:text-properties fo:language="ru" fo:country="RU" officeooo:rsid="0285791f" officeooo:paragraph-rsid="0285791f" fo:background-color="transparent"/>
    </style:style>
    <style:style style:name="P226" style:family="paragraph" style:parent-style-name="Text_20_body">
      <style:paragraph-properties fo:text-align="justify" style:justify-single-word="false" fo:padding="0cm" fo:border="none" style:shadow="none" style:join-border="false"/>
      <style:text-properties fo:language="ru" fo:country="RU" officeooo:rsid="0288a4a3" officeooo:paragraph-rsid="0288a4a3" fo:background-color="transparent"/>
    </style:style>
    <style:style style:name="P227" style:family="paragraph" style:parent-style-name="Text_20_body">
      <style:paragraph-properties fo:text-align="justify" style:justify-single-word="false" fo:padding="0cm" fo:border="none" style:shadow="none" style:join-border="false"/>
      <style:text-properties fo:language="ru" fo:country="RU" officeooo:rsid="028bb718" officeooo:paragraph-rsid="028bb718" fo:background-color="transparent"/>
    </style:style>
    <style:style style:name="P228" style:family="paragraph" style:parent-style-name="Text_20_body">
      <style:paragraph-properties fo:text-align="justify" style:justify-single-word="false" fo:padding="0cm" fo:border="none" style:shadow="none" style:join-border="false"/>
      <style:text-properties fo:language="ru" fo:country="RU" officeooo:rsid="028cf859" officeooo:paragraph-rsid="0294fba5" fo:background-color="transparent"/>
    </style:style>
    <style:style style:name="P229" style:family="paragraph" style:parent-style-name="Text_20_body">
      <style:paragraph-properties fo:text-align="justify" style:justify-single-word="false" fo:padding="0cm" fo:border="none" style:shadow="none" style:join-border="false"/>
      <style:text-properties fo:language="ru" fo:country="RU" officeooo:rsid="0290a407" officeooo:paragraph-rsid="0288a4a3" fo:background-color="transparent"/>
    </style:style>
    <style:style style:name="P230" style:family="paragraph" style:parent-style-name="Text_20_body">
      <style:paragraph-properties fo:text-align="justify" style:justify-single-word="false" fo:padding="0cm" fo:border="none" style:shadow="none" style:join-border="false"/>
      <style:text-properties fo:language="ru" fo:country="RU" officeooo:rsid="0297f516" officeooo:paragraph-rsid="029a87ff" fo:background-color="transparent"/>
    </style:style>
    <style:style style:name="P231" style:family="paragraph" style:parent-style-name="Text_20_body">
      <style:paragraph-properties fo:text-align="justify" style:justify-single-word="false" fo:padding="0cm" fo:border="none" style:shadow="none" style:join-border="false"/>
      <style:text-properties fo:language="ru" fo:country="RU" officeooo:rsid="029a87ff" officeooo:paragraph-rsid="029a87ff" fo:background-color="transparent"/>
    </style:style>
    <style:style style:name="P232" style:family="paragraph" style:parent-style-name="Text_20_body">
      <style:paragraph-properties fo:text-align="center" style:justify-single-word="false" fo:padding="0cm" fo:border="none" style:shadow="none" style:join-border="false"/>
      <style:text-properties fo:language="ru" fo:country="RU" officeooo:rsid="029a87ff" officeooo:paragraph-rsid="029a87ff" fo:background-color="transparent"/>
    </style:style>
    <style:style style:name="P233" style:family="paragraph" style:parent-style-name="Text_20_body">
      <style:paragraph-properties fo:text-align="justify" style:justify-single-word="false" fo:padding="0cm" fo:border="none" style:shadow="none" style:join-border="false"/>
      <style:text-properties fo:language="ru" fo:country="RU" officeooo:rsid="029ba0f0" officeooo:paragraph-rsid="029ba0f0" fo:background-color="transparent"/>
    </style:style>
    <style:style style:name="P234" style:family="paragraph" style:parent-style-name="Text_20_body">
      <style:paragraph-properties fo:text-align="justify" style:justify-single-word="false" fo:padding="0cm" fo:border="none" style:shadow="none" style:join-border="false"/>
      <style:text-properties fo:language="ru" fo:country="RU" officeooo:rsid="029db4c5" officeooo:paragraph-rsid="029db829" fo:background-color="transparent"/>
    </style:style>
    <style:style style:name="P235" style:family="paragraph" style:parent-style-name="Text_20_body">
      <style:paragraph-properties fo:text-align="justify" style:justify-single-word="false" fo:padding="0cm" fo:border="none" style:shadow="none" style:join-border="false"/>
      <style:text-properties fo:language="ru" fo:country="RU" officeooo:rsid="029f9ea4" officeooo:paragraph-rsid="029f9ea4" fo:background-color="transparent"/>
    </style:style>
    <style:style style:name="P236" style:family="paragraph" style:parent-style-name="Text_20_body">
      <style:paragraph-properties fo:text-align="justify" style:justify-single-word="false" fo:padding="0cm" fo:border="none" style:shadow="none" style:join-border="false"/>
      <style:text-properties fo:language="ru" fo:country="RU" officeooo:rsid="01f91c87" officeooo:paragraph-rsid="01f91c87" fo:background-color="transparent"/>
    </style:style>
    <style:style style:name="P237" style:family="paragraph" style:parent-style-name="Text_20_body">
      <style:paragraph-properties fo:text-align="center" style:justify-single-word="false" fo:padding="0cm" fo:border="none" style:shadow="none" style:join-border="false"/>
      <style:text-properties fo:language="ru" fo:country="RU" officeooo:rsid="01ea73c0" officeooo:paragraph-rsid="01ea73c0" fo:background-color="transparent"/>
    </style:style>
    <style:style style:name="P238" style:family="paragraph" style:parent-style-name="Text_20_body">
      <style:paragraph-properties fo:text-align="justify" style:justify-single-word="false" fo:padding="0cm" fo:border="none" style:shadow="none" style:join-border="false"/>
      <style:text-properties fo:language="ru" fo:country="RU" officeooo:rsid="02c92916" officeooo:paragraph-rsid="02cd2b90" fo:background-color="transparent"/>
    </style:style>
    <style:style style:name="P239" style:family="paragraph" style:parent-style-name="Text_20_body">
      <style:paragraph-properties fo:text-align="justify" style:justify-single-word="false" fo:padding="0cm" fo:border="none" style:shadow="none" style:join-border="false"/>
      <style:text-properties fo:language="ru" fo:country="RU" officeooo:rsid="02cf0b96" officeooo:paragraph-rsid="02cf0b96" fo:background-color="transparent"/>
    </style:style>
    <style:style style:name="P240" style:family="paragraph" style:parent-style-name="Text_20_body">
      <style:paragraph-properties fo:text-align="justify" style:justify-single-word="false" fo:padding="0cm" fo:border="none" style:shadow="none" style:join-border="false"/>
      <style:text-properties fo:language="ru" fo:country="RU" officeooo:rsid="02d80aa7" officeooo:paragraph-rsid="02d80aa7" fo:background-color="transparent"/>
    </style:style>
    <style:style style:name="P241"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242"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6b9fe" fo:background-color="#ffff00"/>
    </style:style>
    <style:style style:name="P243"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ffffff"/>
    </style:style>
    <style:style style:name="P244" style:family="paragraph" style:parent-style-name="Text_20_body">
      <style:paragraph-properties fo:text-align="justify" style:justify-single-word="false" fo:padding="0cm"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245"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246"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247"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248"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249"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250"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251"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252"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253" style:family="paragraph" style:parent-style-name="Text_20_body">
      <style:paragraph-properties fo:text-align="justify" style:justify-single-word="false" fo:padding="0cm"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254"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255"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256" style:family="paragraph" style:parent-style-name="Text_20_body">
      <style:paragraph-properties fo:text-align="justify" style:justify-single-word="false" fo:padding="0cm"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257"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593a2" fo:background-color="transparent" style:font-style-asian="italic" style:font-style-complex="italic"/>
    </style:style>
    <style:style style:name="P258"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fb198" fo:background-color="transparent" style:font-style-asian="italic" style:font-style-complex="italic"/>
    </style:style>
    <style:style style:name="P259"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2a778f3" fo:background-color="transparent" style:font-style-asian="italic" style:font-style-complex="italic"/>
    </style:style>
    <style:style style:name="P260" style:family="paragraph" style:parent-style-name="Text_20_body">
      <style:paragraph-properties fo:text-align="justify" style:justify-single-word="false" fo:padding="0cm" fo:border="none" style:shadow="none" style:join-border="false"/>
      <style:text-properties fo:language="ru" fo:country="RU" fo:font-style="italic" officeooo:rsid="02afb198" officeooo:paragraph-rsid="02afb198" fo:background-color="transparent" style:font-style-asian="italic" style:font-style-complex="italic"/>
    </style:style>
    <style:style style:name="P261" style:family="paragraph" style:parent-style-name="Text_20_body">
      <style:paragraph-properties fo:text-align="justify" style:justify-single-word="false" fo:padding="0cm" fo:border="none" style:shadow="none" style:join-border="false"/>
      <style:text-properties fo:language="ru" fo:country="RU" fo:font-style="italic" officeooo:rsid="02b2ad7d" officeooo:paragraph-rsid="02b2ad7d" fo:background-color="transparent" style:font-style-asian="italic" style:font-style-complex="italic"/>
    </style:style>
    <style:style style:name="P262" style:family="paragraph" style:parent-style-name="Text_20_body">
      <style:paragraph-properties fo:text-align="justify" style:justify-single-word="false" fo:padding="0cm" fo:border="none" style:shadow="none" style:join-border="false"/>
      <style:text-properties fo:language="ru" fo:country="RU" fo:font-style="italic" officeooo:rsid="02b7f1e9" officeooo:paragraph-rsid="02b7f1e9" fo:background-color="transparent" style:font-style-asian="italic" style:font-style-complex="italic"/>
    </style:style>
    <style:style style:name="P263" style:family="paragraph" style:parent-style-name="Text_20_body">
      <style:paragraph-properties fo:text-align="justify" style:justify-single-word="false" fo:padding="0cm" fo:border="none" style:shadow="none" style:join-border="false"/>
      <style:text-properties fo:language="ru" fo:country="RU" fo:font-style="italic" officeooo:rsid="02bd6c68" officeooo:paragraph-rsid="02bd6c68" fo:background-color="transparent" style:font-style-asian="italic" style:font-style-complex="italic"/>
    </style:style>
    <style:style style:name="P264" style:family="paragraph" style:parent-style-name="Text_20_body">
      <style:paragraph-properties fo:text-align="justify" style:justify-single-word="false" fo:padding="0cm" fo:border="none" style:shadow="none" style:join-border="false"/>
      <style:text-properties fo:language="ru" fo:country="RU" fo:font-style="italic" officeooo:rsid="02beee5d" officeooo:paragraph-rsid="02beee5d" fo:background-color="transparent" style:font-style-asian="italic" style:font-style-complex="italic"/>
    </style:style>
    <style:style style:name="P265"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transparent" style:font-style-asian="italic" style:font-style-complex="italic"/>
    </style:style>
    <style:style style:name="P266"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2c598ed" fo:background-color="transparent" style:font-style-asian="italic" style:font-style-complex="italic"/>
    </style:style>
    <style:style style:name="P267" style:family="paragraph" style:parent-style-name="Text_20_body">
      <style:paragraph-properties fo:text-align="justify" style:justify-single-word="false" fo:padding="0cm" fo:border="none" style:shadow="none" style:join-border="false"/>
      <style:text-properties fo:language="ru" fo:country="RU" fo:font-style="italic" officeooo:rsid="02c6832c" officeooo:paragraph-rsid="02c6832c" fo:background-color="transparent" style:font-style-asian="italic" style:font-style-complex="italic"/>
    </style:style>
    <style:style style:name="P268" style:family="paragraph" style:parent-style-name="Text_20_body">
      <style:paragraph-properties fo:text-align="justify" style:justify-single-word="false" fo:padding="0cm" fo:border="none" style:shadow="none" style:join-border="false"/>
      <style:text-properties fo:language="ru" fo:country="RU" fo:font-style="italic" officeooo:rsid="02cf0b96" officeooo:paragraph-rsid="02cf0b96" fo:background-color="transparent" style:font-style-asian="italic" style:font-style-complex="italic"/>
    </style:style>
    <style:style style:name="P269" style:family="paragraph" style:parent-style-name="Text_20_body">
      <style:paragraph-properties fo:text-align="center" style:justify-single-word="false" fo:padding="0cm" fo:border="none" style:shadow="none" style:join-border="false"/>
      <style:text-properties fo:language="ru" fo:country="RU" fo:font-style="italic" officeooo:rsid="02c9b7fd" officeooo:paragraph-rsid="02c9b7fd" fo:background-color="transparent" style:font-style-asian="italic" style:font-style-complex="italic"/>
    </style:style>
    <style:style style:name="P270" style:family="paragraph" style:parent-style-name="Text_20_body">
      <style:paragraph-properties fo:text-align="justify" style:justify-single-word="false" fo:padding="0cm" fo:border="none" style:shadow="none" style:join-border="false"/>
      <style:text-properties fo:language="ru" fo:country="RU" fo:font-style="italic" officeooo:rsid="02d41e0e" officeooo:paragraph-rsid="02cf0b96" fo:background-color="transparent" style:font-style-asian="italic" style:font-style-complex="italic"/>
    </style:style>
    <style:style style:name="P271" style:family="paragraph" style:parent-style-name="Text_20_body">
      <style:paragraph-properties fo:text-align="justify" style:justify-single-word="false" fo:padding="0cm" fo:border="none" style:shadow="none" style:join-border="false"/>
      <style:text-properties fo:language="ru" fo:country="RU" fo:font-style="italic" officeooo:rsid="02d80aa7" officeooo:paragraph-rsid="032a9753" fo:background-color="transparent" style:font-style-asian="italic" style:font-style-complex="italic"/>
    </style:style>
    <style:style style:name="P272" style:family="paragraph" style:parent-style-name="Text_20_body">
      <style:paragraph-properties fo:text-align="justify" style:justify-single-word="false" fo:padding="0cm" fo:border="none" style:shadow="none" style:join-border="false"/>
      <style:text-properties fo:background-color="#00ccff"/>
    </style:style>
    <style:style style:name="P273" style:family="paragraph" style:parent-style-name="Text_20_body">
      <style:paragraph-properties fo:text-align="justify" style:justify-single-word="false" fo:padding="0cm" fo:border="none" style:shadow="none" style:join-border="false"/>
      <style:text-properties fo:background-color="#ffffff"/>
    </style:style>
    <style:style style:name="P274"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275"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276"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277"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278"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279"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280"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281"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282"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283"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284"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285"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286"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287"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288"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289"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290"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291"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292"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293"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294"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295"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296"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297"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298"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299"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300"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301"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302"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303"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304"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305"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306"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307"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308"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309"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310"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311"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312"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313"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314"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315"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316"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317"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318"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319"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320"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321"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322"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323"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324"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325"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326"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327"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328"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329"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330"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331"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332"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333"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334"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335"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336" style:family="paragraph" style:parent-style-name="Text_20_body">
      <style:paragraph-properties fo:text-align="justify" style:justify-single-word="false" fo:padding="0cm" fo:border="none" style:shadow="none" style:join-border="false"/>
      <style:text-properties fo:color="#0000ff"/>
    </style:style>
    <style:style style:name="P337"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338"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339"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340"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341"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342"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343"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344"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345"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346"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347"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348"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349"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350"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351"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352"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353"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354"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355"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356"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357"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358"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359"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360"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361"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362"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363" style:family="paragraph" style:parent-style-name="Text_20_body">
      <style:paragraph-properties fo:text-align="justify" style:justify-single-word="false" fo:padding="0cm" fo:border="none" style:shadow="none" style:join-border="false"/>
      <style:text-properties officeooo:rsid="01782681" officeooo:paragraph-rsid="01798467"/>
    </style:style>
    <style:style style:name="P364" style:family="paragraph" style:parent-style-name="Text_20_body">
      <style:paragraph-properties fo:text-align="justify" style:justify-single-word="false" fo:padding="0cm" fo:border="none" style:shadow="none" style:join-border="false"/>
      <style:text-properties officeooo:rsid="01cd27fe" officeooo:paragraph-rsid="01cd27fe"/>
    </style:style>
    <style:style style:name="P365" style:family="paragraph" style:parent-style-name="Text_20_body">
      <style:paragraph-properties fo:text-align="justify" style:justify-single-word="false" fo:padding="0cm" fo:border="none" style:shadow="none" style:join-border="false"/>
      <style:text-properties officeooo:rsid="027cc76d" officeooo:paragraph-rsid="027cc76d"/>
    </style:style>
    <style:style style:name="P366"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67"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368"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36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37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371"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72" style:family="paragraph" style:parent-style-name="Quotations">
      <style:text-properties officeooo:paragraph-rsid="00fe743f"/>
    </style:style>
    <style:style style:name="P373" style:family="paragraph" style:parent-style-name="Quotations">
      <style:text-properties officeooo:rsid="00fc4b86" officeooo:paragraph-rsid="00fe743f"/>
    </style:style>
    <style:style style:name="P374" style:family="paragraph" style:parent-style-name="Text_20_body">
      <style:paragraph-properties fo:text-align="justify" style:justify-single-word="false" fo:padding="0cm" fo:border="none" style:shadow="none" style:join-border="false"/>
      <style:text-properties fo:language="ru" fo:country="RU" fo:font-style="italic" officeooo:rsid="032a9753" officeooo:paragraph-rsid="032a9753" fo:background-color="transparent" style:font-style-asian="italic" style:font-style-complex="italic"/>
    </style:style>
    <style:style style:name="P375" style:family="paragraph" style:parent-style-name="Text_20_body">
      <style:paragraph-properties fo:text-align="justify" style:justify-single-word="false" fo:padding="0cm" fo:border="none" style:shadow="none" style:join-border="false"/>
      <style:text-properties fo:language="ru" fo:country="RU" fo:font-style="italic" officeooo:rsid="032b574e" officeooo:paragraph-rsid="0330f87f" fo:background-color="transparent" style:font-style-asian="italic" style:font-style-complex="italic"/>
    </style:style>
    <style:style style:name="P376" style:family="paragraph" style:parent-style-name="Text_20_body">
      <style:paragraph-properties fo:text-align="justify" style:justify-single-word="false" fo:padding="0cm" fo:border="none" style:shadow="none" style:join-border="false"/>
      <style:text-properties fo:language="ru" fo:country="RU" fo:font-style="italic" officeooo:rsid="0341981a" officeooo:paragraph-rsid="0341981a" fo:background-color="transparent" style:font-style-asian="italic" style:font-style-complex="italic"/>
    </style:style>
    <style:style style:name="P377" style:family="paragraph" style:parent-style-name="Text_20_body">
      <style:paragraph-properties fo:text-align="justify" style:justify-single-word="false" fo:padding="0cm" fo:border="none" style:shadow="none" style:join-border="false"/>
      <style:text-properties fo:language="ru" fo:country="RU" fo:font-style="italic" officeooo:rsid="0342ebee" officeooo:paragraph-rsid="0342ebee" fo:background-color="transparent" style:font-style-asian="italic" style:font-style-complex="italic"/>
    </style:style>
    <style:style style:name="P378" style:family="paragraph" style:parent-style-name="Text_20_body">
      <style:paragraph-properties fo:text-align="justify" style:justify-single-word="false" fo:padding="0cm" fo:border="none" style:shadow="none" style:join-border="false"/>
      <style:text-properties fo:language="ru" fo:country="RU" fo:font-style="italic" officeooo:rsid="0344fcaa" officeooo:paragraph-rsid="0344fcaa" fo:background-color="transparent" style:font-style-asian="italic" style:font-style-complex="italic"/>
    </style:style>
    <style:style style:name="P379" style:family="paragraph" style:parent-style-name="Text_20_body">
      <style:paragraph-properties fo:text-align="justify" style:justify-single-word="false" fo:padding="0cm" fo:border="none" style:shadow="none" style:join-border="false"/>
      <style:text-properties fo:language="ru" fo:country="RU" fo:font-style="italic" officeooo:rsid="032b66ec" officeooo:paragraph-rsid="03468d3d" fo:background-color="transparent" style:font-style-asian="italic" style:font-style-complex="italic"/>
    </style:style>
    <style:style style:name="P380"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33fbedf" fo:background-color="transparent"/>
    </style:style>
    <style:style style:name="P381" style:family="paragraph" style:parent-style-name="Text_20_body">
      <style:paragraph-properties fo:text-align="justify" style:justify-single-word="false" fo:padding="0cm" fo:border="none" style:shadow="none" style:join-border="false"/>
      <style:text-properties fo:font-style="normal" officeooo:rsid="02f6b3d6" officeooo:paragraph-rsid="033b2ca7" fo:background-color="transparent" style:font-style-asian="normal" style:font-style-complex="normal"/>
    </style:style>
    <style:style style:name="P382" style:family="paragraph" style:parent-style-name="Text_20_body">
      <style:paragraph-properties fo:text-align="justify" style:justify-single-word="false" fo:padding="0cm" fo:border="none" style:shadow="none" style:join-border="false"/>
      <style:text-properties fo:font-style="normal" officeooo:rsid="02f6b3d6" officeooo:paragraph-rsid="033c98b4" fo:background-color="transparent" style:font-style-asian="normal" style:font-style-complex="normal"/>
    </style:style>
    <style:style style:name="P383" style:family="paragraph" style:parent-style-name="Text_20_body">
      <style:paragraph-properties fo:text-align="justify" style:justify-single-word="false" fo:padding="0cm" fo:border="none" style:shadow="none" style:join-border="false"/>
      <style:text-properties fo:background-color="#ffff00"/>
    </style:style>
    <style:style style:name="P384" style:family="paragraph" style:parent-style-name="Heading_20_1">
      <style:paragraph-properties fo:text-align="center" style:justify-single-word="false"/>
    </style:style>
    <style:style style:name="P385"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386" style:family="paragraph" style:parent-style-name="Heading_20_2">
      <style:paragraph-properties fo:text-align="center" style:justify-single-word="false"/>
    </style:style>
    <style:style style:name="P387"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64b588" fo:background-color="#ffff00" loext:char-shading-value="0"/>
    </style:style>
    <style:style style:name="T20" style:family="text">
      <style:text-properties officeooo:rsid="00dbb737" fo:background-color="#ffff00" loext:char-shading-value="0"/>
    </style:style>
    <style:style style:name="T21" style:family="text">
      <style:text-properties officeooo:rsid="017e51db" fo:background-color="#ffff00" loext:char-shading-value="0"/>
    </style:style>
    <style:style style:name="T22" style:family="text">
      <style:text-properties officeooo:rsid="017e65da" fo:background-color="#ffff00" loext:char-shading-value="0"/>
    </style:style>
    <style:style style:name="T23" style:family="text">
      <style:text-properties officeooo:rsid="01567f6a" fo:background-color="#ffff00" loext:char-shading-value="0"/>
    </style:style>
    <style:style style:name="T24" style:family="text">
      <style:text-properties officeooo:rsid="01782681" fo:background-color="#ffff00" loext:char-shading-value="0"/>
    </style:style>
    <style:style style:name="T25" style:family="text">
      <style:text-properties officeooo:rsid="017c38e5" fo:background-color="#ffff00" loext:char-shading-value="0"/>
    </style:style>
    <style:style style:name="T26" style:family="text">
      <style:text-properties officeooo:rsid="0179c58a" fo:background-color="#ffff00" loext:char-shading-value="0"/>
    </style:style>
    <style:style style:name="T27" style:family="text">
      <style:text-properties officeooo:rsid="0191729f" fo:background-color="#ffff00" loext:char-shading-value="0"/>
    </style:style>
    <style:style style:name="T28" style:family="text">
      <style:text-properties officeooo:rsid="01a88ea1" fo:background-color="#ffff00" loext:char-shading-value="0"/>
    </style:style>
    <style:style style:name="T29" style:family="text">
      <style:text-properties officeooo:rsid="01a8f631" fo:background-color="#ffff00" loext:char-shading-value="0"/>
    </style:style>
    <style:style style:name="T30" style:family="text">
      <style:text-properties officeooo:rsid="01b2f8ed" fo:background-color="#ffff00" loext:char-shading-value="0"/>
    </style:style>
    <style:style style:name="T31" style:family="text">
      <style:text-properties officeooo:rsid="01afe974" fo:background-color="#ffff00" loext:char-shading-value="0"/>
    </style:style>
    <style:style style:name="T32" style:family="text">
      <style:text-properties officeooo:rsid="01ca8a4b" fo:background-color="#ffff00" loext:char-shading-value="0"/>
    </style:style>
    <style:style style:name="T33" style:family="text">
      <style:text-properties officeooo:rsid="01cc9f28" fo:background-color="#ffff00" loext:char-shading-value="0"/>
    </style:style>
    <style:style style:name="T34" style:family="text">
      <style:text-properties officeooo:rsid="01e243c9" fo:background-color="#ffff00" loext:char-shading-value="0"/>
    </style:style>
    <style:style style:name="T35" style:family="text">
      <style:text-properties officeooo:rsid="02104c7c" fo:background-color="#ffff00" loext:char-shading-value="0"/>
    </style:style>
    <style:style style:name="T36" style:family="text">
      <style:text-properties officeooo:rsid="02154638" fo:background-color="#ffff00" loext:char-shading-value="0"/>
    </style:style>
    <style:style style:name="T37" style:family="text">
      <style:text-properties officeooo:rsid="0239fb77" fo:background-color="#ffff00" loext:char-shading-value="0"/>
    </style:style>
    <style:style style:name="T38" style:family="text">
      <style:text-properties officeooo:rsid="023b6e4a" fo:background-color="#ffff00" loext:char-shading-value="0"/>
    </style:style>
    <style:style style:name="T39" style:family="text">
      <style:text-properties officeooo:rsid="02659f13" fo:background-color="#ffff00" loext:char-shading-value="0"/>
    </style:style>
    <style:style style:name="T40" style:family="text">
      <style:text-properties officeooo:rsid="0288a4a3" fo:background-color="#ffff00" loext:char-shading-value="0"/>
    </style:style>
    <style:style style:name="T41" style:family="text">
      <style:text-properties officeooo:rsid="02920121" fo:background-color="#ffff00" loext:char-shading-value="0"/>
    </style:style>
    <style:style style:name="T42" style:family="text">
      <style:text-properties officeooo:rsid="029db829" fo:background-color="#ffff00" loext:char-shading-value="0"/>
    </style:style>
    <style:style style:name="T43" style:family="text">
      <style:text-properties officeooo:rsid="029fd43f" fo:background-color="#ffff00" loext:char-shading-value="0"/>
    </style:style>
    <style:style style:name="T44" style:family="text">
      <style:text-properties officeooo:rsid="02a35e00" fo:background-color="#ffff00" loext:char-shading-value="0"/>
    </style:style>
    <style:style style:name="T45" style:family="text">
      <style:text-properties officeooo:rsid="02a5098d" fo:background-color="#ffff00" loext:char-shading-value="0"/>
    </style:style>
    <style:style style:name="T46" style:family="text">
      <style:text-properties officeooo:rsid="02bfd9fa" fo:background-color="#ffff00" loext:char-shading-value="0"/>
    </style:style>
    <style:style style:name="T47" style:family="text">
      <style:text-properties officeooo:rsid="01ae31ae" fo:background-color="#ffff00" loext:char-shading-value="0"/>
    </style:style>
    <style:style style:name="T48" style:family="text">
      <style:text-properties officeooo:rsid="0256404c" fo:background-color="#ffff00" loext:char-shading-value="0"/>
    </style:style>
    <style:style style:name="T49" style:family="text">
      <style:text-properties officeooo:rsid="02dbf23b" fo:background-color="#ffff00" loext:char-shading-value="0"/>
    </style:style>
    <style:style style:name="T50" style:family="text">
      <style:text-properties officeooo:rsid="0326ecf5" fo:background-color="#ffff00" loext:char-shading-value="0"/>
    </style:style>
    <style:style style:name="T51" style:family="text">
      <style:text-properties officeooo:rsid="0327668f" fo:background-color="#ffff00" loext:char-shading-value="0"/>
    </style:style>
    <style:style style:name="T52" style:family="text">
      <style:text-properties officeooo:rsid="0327ebab" fo:background-color="#ffff00" loext:char-shading-value="0"/>
    </style:style>
    <style:style style:name="T53" style:family="text">
      <style:text-properties officeooo:rsid="02f7fdef" fo:background-color="#ffff00" loext:char-shading-value="0"/>
    </style:style>
    <style:style style:name="T54" style:family="text">
      <style:text-properties officeooo:rsid="033c98b4" fo:background-color="#ffff00" loext:char-shading-value="0"/>
    </style:style>
    <style:style style:name="T55" style:family="text">
      <style:text-properties officeooo:rsid="033e9162" fo:background-color="#ffff00" loext:char-shading-value="0"/>
    </style:style>
    <style:style style:name="T56" style:family="text">
      <style:text-properties style:use-window-font-color="true" fo:background-color="transparent" loext:char-shading-value="0"/>
    </style:style>
    <style:style style:name="T57" style:family="text">
      <style:text-properties style:use-window-font-color="true" officeooo:rsid="027c7d8d" fo:background-color="transparent" loext:char-shading-value="0"/>
    </style:style>
    <style:style style:name="T58" style:family="text">
      <style:text-properties style:use-window-font-color="true" fo:language="ru" fo:country="RU"/>
    </style:style>
    <style:style style:name="T59" style:family="text">
      <style:text-properties style:use-window-font-color="true" fo:language="ru" fo:country="RU" fo:font-style="normal" fo:font-weight="normal" style:font-style-asian="normal" style:font-weight-asian="normal" style:font-style-complex="normal" style:font-weight-complex="normal"/>
    </style:style>
    <style:style style:name="T60" style:family="text">
      <style:text-properties style:use-window-font-color="true" fo:language="ru" fo:country="RU" fo:font-weight="normal" style:font-weight-asian="normal" style:font-weight-complex="normal"/>
    </style:style>
    <style:style style:name="T61" style:family="text">
      <style:text-properties style:use-window-font-color="true" fo:language="ru" fo:country="RU" fo:font-weight="normal" fo:background-color="#ffff00" loext:char-shading-value="0" style:font-weight-asian="normal" style:font-weight-complex="normal"/>
    </style:style>
    <style:style style:name="T62" style:family="text">
      <style:text-properties style:use-window-font-color="true" fo:language="uk" fo:country="UA"/>
    </style:style>
    <style:style style:name="T63" style:family="text">
      <style:text-properties style:use-window-font-color="true" fo:language="uk" fo:country="UA" fo:font-weight="normal" style:font-weight-asian="normal" style:font-weight-complex="normal"/>
    </style:style>
    <style:style style:name="T64" style:family="text">
      <style:text-properties style:use-window-font-color="true" fo:background-color="#ffff00" loext:char-shading-value="0"/>
    </style:style>
    <style:style style:name="T65" style:family="text">
      <style:text-properties style:use-window-font-color="true" fo:background-color="#ff00cc" loext:char-shading-value="0"/>
    </style:style>
    <style:style style:name="T66" style:family="text">
      <style:text-properties fo:font-weight="bold" style:font-weight-asian="bold" style:font-weight-complex="bold"/>
    </style:style>
    <style:style style:name="T67" style:family="text">
      <style:text-properties fo:font-weight="bold" officeooo:rsid="01d9a4f0" style:font-weight-asian="bold" style:font-weight-complex="bold"/>
    </style:style>
    <style:style style:name="T68" style:family="text">
      <style:text-properties fo:background-color="#ffffff" loext:char-shading-value="0"/>
    </style:style>
    <style:style style:name="T69" style:family="text">
      <style:text-properties officeooo:rsid="01891d84" fo:background-color="#ffffff" loext:char-shading-value="0"/>
    </style:style>
    <style:style style:name="T70" style:family="text">
      <style:text-properties officeooo:rsid="01c042e1" fo:background-color="#ffffff" loext:char-shading-value="0"/>
    </style:style>
    <style:style style:name="T71" style:family="text">
      <style:text-properties officeooo:rsid="026e0510" fo:background-color="#ffffff" loext:char-shading-value="0"/>
    </style:style>
    <style:style style:name="T72" style:family="text">
      <style:text-properties fo:language="ru" fo:country="RU"/>
    </style:style>
    <style:style style:name="T73" style:family="text">
      <style:text-properties fo:language="ru" fo:country="RU" fo:background-color="#ffff00" loext:char-shading-value="0"/>
    </style:style>
    <style:style style:name="T74" style:family="text">
      <style:text-properties style:text-line-through-style="solid" style:text-line-through-type="single"/>
    </style:style>
    <style:style style:name="T75" style:family="text">
      <style:text-properties fo:language="en" fo:country="US"/>
    </style:style>
    <style:style style:name="T76" style:family="text">
      <style:text-properties officeooo:rsid="00096716"/>
    </style:style>
    <style:style style:name="T77" style:family="text">
      <style:text-properties officeooo:rsid="000ac609"/>
    </style:style>
    <style:style style:name="T78" style:family="text">
      <style:text-properties officeooo:rsid="000bbf06"/>
    </style:style>
    <style:style style:name="T79" style:family="text">
      <style:text-properties officeooo:rsid="00137d5f"/>
    </style:style>
    <style:style style:name="T80" style:family="text">
      <style:text-properties officeooo:rsid="00140454"/>
    </style:style>
    <style:style style:name="T81" style:family="text">
      <style:text-properties officeooo:rsid="00186ca0"/>
    </style:style>
    <style:style style:name="T82" style:family="text">
      <style:text-properties officeooo:rsid="001909b5"/>
    </style:style>
    <style:style style:name="T83" style:family="text">
      <style:text-properties officeooo:rsid="001a96c4"/>
    </style:style>
    <style:style style:name="T84" style:family="text">
      <style:text-properties officeooo:rsid="001c6172"/>
    </style:style>
    <style:style style:name="T85" style:family="text">
      <style:text-properties officeooo:rsid="001d0cd1"/>
    </style:style>
    <style:style style:name="T86" style:family="text">
      <style:text-properties officeooo:rsid="001de839"/>
    </style:style>
    <style:style style:name="T87" style:family="text">
      <style:text-properties officeooo:rsid="0022926c"/>
    </style:style>
    <style:style style:name="T88" style:family="text">
      <style:text-properties officeooo:rsid="00240954"/>
    </style:style>
    <style:style style:name="T89" style:family="text">
      <style:text-properties officeooo:rsid="0025eaca"/>
    </style:style>
    <style:style style:name="T90" style:family="text">
      <style:text-properties officeooo:rsid="00272c41"/>
    </style:style>
    <style:style style:name="T91" style:family="text">
      <style:text-properties officeooo:rsid="00279d56"/>
    </style:style>
    <style:style style:name="T92" style:family="text">
      <style:text-properties officeooo:rsid="00279d79"/>
    </style:style>
    <style:style style:name="T93" style:family="text">
      <style:text-properties officeooo:rsid="002c52c5"/>
    </style:style>
    <style:style style:name="T94" style:family="text">
      <style:text-properties officeooo:rsid="002e9744"/>
    </style:style>
    <style:style style:name="T95" style:family="text">
      <style:text-properties officeooo:rsid="002ea5fc"/>
    </style:style>
    <style:style style:name="T96" style:family="text">
      <style:text-properties officeooo:rsid="002feb82"/>
    </style:style>
    <style:style style:name="T97" style:family="text">
      <style:text-properties officeooo:rsid="00333b78"/>
    </style:style>
    <style:style style:name="T98" style:family="text">
      <style:text-properties officeooo:rsid="0033d052"/>
    </style:style>
    <style:style style:name="T99" style:family="text">
      <style:text-properties officeooo:rsid="00358c9c"/>
    </style:style>
    <style:style style:name="T100" style:family="text">
      <style:text-properties officeooo:rsid="003be7cd"/>
    </style:style>
    <style:style style:name="T101" style:family="text">
      <style:text-properties officeooo:rsid="003cacee"/>
    </style:style>
    <style:style style:name="T102" style:family="text">
      <style:text-properties officeooo:rsid="003ddbef"/>
    </style:style>
    <style:style style:name="T103" style:family="text">
      <style:text-properties officeooo:rsid="003e8aff"/>
    </style:style>
    <style:style style:name="T104" style:family="text">
      <style:text-properties officeooo:rsid="00409a9a"/>
    </style:style>
    <style:style style:name="T105" style:family="text">
      <style:text-properties officeooo:rsid="004101f2"/>
    </style:style>
    <style:style style:name="T106" style:family="text">
      <style:text-properties officeooo:rsid="0042f8d2"/>
    </style:style>
    <style:style style:name="T107" style:family="text">
      <style:text-properties officeooo:rsid="0042fcac"/>
    </style:style>
    <style:style style:name="T108" style:family="text">
      <style:text-properties officeooo:rsid="0043b5d2"/>
    </style:style>
    <style:style style:name="T109" style:family="text">
      <style:text-properties officeooo:rsid="001683d2"/>
    </style:style>
    <style:style style:name="T110" style:family="text">
      <style:text-properties officeooo:rsid="004b3245"/>
    </style:style>
    <style:style style:name="T111" style:family="text">
      <style:text-properties officeooo:rsid="004ff6ab"/>
    </style:style>
    <style:style style:name="T112" style:family="text">
      <style:text-properties officeooo:rsid="0053aad7"/>
    </style:style>
    <style:style style:name="T113" style:family="text">
      <style:text-properties officeooo:rsid="0054ff23"/>
    </style:style>
    <style:style style:name="T114" style:family="text">
      <style:text-properties officeooo:rsid="00563a94"/>
    </style:style>
    <style:style style:name="T115" style:family="text">
      <style:text-properties officeooo:rsid="005adcc8"/>
    </style:style>
    <style:style style:name="T116" style:family="text">
      <style:text-properties officeooo:rsid="005b3c2d"/>
    </style:style>
    <style:style style:name="T117" style:family="text">
      <style:text-properties officeooo:rsid="0062ad45"/>
    </style:style>
    <style:style style:name="T118" style:family="text">
      <style:text-properties officeooo:rsid="0062c750"/>
    </style:style>
    <style:style style:name="T119" style:family="text">
      <style:text-properties officeooo:rsid="00649d47"/>
    </style:style>
    <style:style style:name="T120" style:family="text">
      <style:text-properties officeooo:rsid="00675eee"/>
    </style:style>
    <style:style style:name="T121" style:family="text">
      <style:text-properties officeooo:rsid="006bb55a"/>
    </style:style>
    <style:style style:name="T122" style:family="text">
      <style:text-properties officeooo:rsid="006dee70"/>
    </style:style>
    <style:style style:name="T123" style:family="text">
      <style:text-properties officeooo:rsid="006e350b"/>
    </style:style>
    <style:style style:name="T124" style:family="text">
      <style:text-properties officeooo:rsid="006fd570"/>
    </style:style>
    <style:style style:name="T125" style:family="text">
      <style:text-properties officeooo:rsid="00732bb8"/>
    </style:style>
    <style:style style:name="T126" style:family="text">
      <style:text-properties officeooo:rsid="00781539"/>
    </style:style>
    <style:style style:name="T127" style:family="text">
      <style:text-properties officeooo:rsid="0079f069"/>
    </style:style>
    <style:style style:name="T128" style:family="text">
      <style:text-properties officeooo:rsid="007adf15"/>
    </style:style>
    <style:style style:name="T129" style:family="text">
      <style:text-properties officeooo:rsid="007f2f56"/>
    </style:style>
    <style:style style:name="T130" style:family="text">
      <style:text-properties officeooo:rsid="0081fa11"/>
    </style:style>
    <style:style style:name="T131" style:family="text">
      <style:text-properties officeooo:rsid="0085db15"/>
    </style:style>
    <style:style style:name="T132" style:family="text">
      <style:text-properties officeooo:rsid="0089dfab"/>
    </style:style>
    <style:style style:name="T133" style:family="text">
      <style:text-properties officeooo:rsid="008bb206"/>
    </style:style>
    <style:style style:name="T134" style:family="text">
      <style:text-properties officeooo:rsid="008f1c5f"/>
    </style:style>
    <style:style style:name="T135" style:family="text">
      <style:text-properties officeooo:rsid="00931c70"/>
    </style:style>
    <style:style style:name="T136" style:family="text">
      <style:text-properties officeooo:rsid="009b2c4e"/>
    </style:style>
    <style:style style:name="T137" style:family="text">
      <style:text-properties officeooo:rsid="009cf693"/>
    </style:style>
    <style:style style:name="T138" style:family="text">
      <style:text-properties officeooo:rsid="009e7727"/>
    </style:style>
    <style:style style:name="T139" style:family="text">
      <style:text-properties officeooo:rsid="009f0f49"/>
    </style:style>
    <style:style style:name="T140" style:family="text">
      <style:text-properties officeooo:rsid="00a0250c"/>
    </style:style>
    <style:style style:name="T141" style:family="text">
      <style:text-properties officeooo:rsid="00a06c7e"/>
    </style:style>
    <style:style style:name="T142" style:family="text">
      <style:text-properties officeooo:rsid="00a335dd"/>
    </style:style>
    <style:style style:name="T143" style:family="text">
      <style:text-properties officeooo:rsid="00a3d065"/>
    </style:style>
    <style:style style:name="T144" style:family="text">
      <style:text-properties officeooo:rsid="00a582bc"/>
    </style:style>
    <style:style style:name="T145" style:family="text">
      <style:text-properties officeooo:rsid="00aa1acf"/>
    </style:style>
    <style:style style:name="T146" style:family="text">
      <style:text-properties officeooo:rsid="00ab5403"/>
    </style:style>
    <style:style style:name="T147" style:family="text">
      <style:text-properties officeooo:rsid="00af0d86"/>
    </style:style>
    <style:style style:name="T148" style:family="text">
      <style:text-properties officeooo:rsid="00b059ee"/>
    </style:style>
    <style:style style:name="T149" style:family="text">
      <style:text-properties officeooo:rsid="00b1146f"/>
    </style:style>
    <style:style style:name="T150" style:family="text">
      <style:text-properties officeooo:rsid="00b151ed"/>
    </style:style>
    <style:style style:name="T151" style:family="text">
      <style:text-properties officeooo:rsid="00b28a06"/>
    </style:style>
    <style:style style:name="T152" style:family="text">
      <style:text-properties officeooo:rsid="00b2a3a7"/>
    </style:style>
    <style:style style:name="T153" style:family="text">
      <style:text-properties officeooo:rsid="00b834d9"/>
    </style:style>
    <style:style style:name="T154" style:family="text">
      <style:text-properties officeooo:rsid="00bae8b0"/>
    </style:style>
    <style:style style:name="T155" style:family="text">
      <style:text-properties officeooo:rsid="00bbe755"/>
    </style:style>
    <style:style style:name="T156" style:family="text">
      <style:text-properties officeooo:rsid="00bd68b4"/>
    </style:style>
    <style:style style:name="T157" style:family="text">
      <style:text-properties officeooo:rsid="00c1e470"/>
    </style:style>
    <style:style style:name="T158" style:family="text">
      <style:text-properties officeooo:rsid="00c3f4c3"/>
    </style:style>
    <style:style style:name="T159" style:family="text">
      <style:text-properties officeooo:rsid="00c6c719"/>
    </style:style>
    <style:style style:name="T160" style:family="text">
      <style:text-properties officeooo:rsid="00cebabf"/>
    </style:style>
    <style:style style:name="T161" style:family="text">
      <style:text-properties officeooo:rsid="00d18751"/>
    </style:style>
    <style:style style:name="T162" style:family="text">
      <style:text-properties officeooo:rsid="00d2f8d8"/>
    </style:style>
    <style:style style:name="T163" style:family="text">
      <style:text-properties officeooo:rsid="00d66348"/>
    </style:style>
    <style:style style:name="T164" style:family="text">
      <style:text-properties officeooo:rsid="00d82149"/>
    </style:style>
    <style:style style:name="T165" style:family="text">
      <style:text-properties officeooo:rsid="00d9930c"/>
    </style:style>
    <style:style style:name="T166" style:family="text">
      <style:text-properties officeooo:rsid="00da051f"/>
    </style:style>
    <style:style style:name="T167" style:family="text">
      <style:text-properties officeooo:rsid="00da41ef"/>
    </style:style>
    <style:style style:name="T168" style:family="text">
      <style:text-properties officeooo:rsid="00dbb737"/>
    </style:style>
    <style:style style:name="T169" style:family="text">
      <style:text-properties officeooo:rsid="00e00fdb"/>
    </style:style>
    <style:style style:name="T170" style:family="text">
      <style:text-properties officeooo:rsid="00e3ae1f"/>
    </style:style>
    <style:style style:name="T171" style:family="text">
      <style:text-properties officeooo:rsid="00ee66fa"/>
    </style:style>
    <style:style style:name="T172" style:family="text">
      <style:text-properties officeooo:rsid="00ee8ade"/>
    </style:style>
    <style:style style:name="T173" style:family="text">
      <style:text-properties officeooo:rsid="00f5173d"/>
    </style:style>
    <style:style style:name="T174" style:family="text">
      <style:text-properties officeooo:rsid="00f55537"/>
    </style:style>
    <style:style style:name="T175" style:family="text">
      <style:text-properties officeooo:rsid="00f5fdf4"/>
    </style:style>
    <style:style style:name="T176" style:family="text">
      <style:text-properties officeooo:rsid="00f9f817"/>
    </style:style>
    <style:style style:name="T177" style:family="text">
      <style:text-properties officeooo:rsid="00fb60aa"/>
    </style:style>
    <style:style style:name="T178" style:family="text">
      <style:text-properties officeooo:rsid="00fc4b86"/>
    </style:style>
    <style:style style:name="T179" style:family="text">
      <style:text-properties officeooo:rsid="00fe743f"/>
    </style:style>
    <style:style style:name="T180" style:family="text">
      <style:text-properties officeooo:rsid="00ff3d49"/>
    </style:style>
    <style:style style:name="T181" style:family="text">
      <style:text-properties officeooo:rsid="0102990d"/>
    </style:style>
    <style:style style:name="T182" style:family="text">
      <style:text-properties officeooo:rsid="010435d7"/>
    </style:style>
    <style:style style:name="T183" style:family="text">
      <style:text-properties officeooo:rsid="0104ba60"/>
    </style:style>
    <style:style style:name="T184" style:family="text">
      <style:text-properties officeooo:rsid="0104e5f8"/>
    </style:style>
    <style:style style:name="T185" style:family="text">
      <style:text-properties officeooo:rsid="0106cd53"/>
    </style:style>
    <style:style style:name="T186" style:family="text">
      <style:text-properties officeooo:rsid="010bf4c2"/>
    </style:style>
    <style:style style:name="T187" style:family="text">
      <style:text-properties officeooo:rsid="01140b24"/>
    </style:style>
    <style:style style:name="T188" style:family="text">
      <style:text-properties officeooo:rsid="0114daa7"/>
    </style:style>
    <style:style style:name="T189" style:family="text">
      <style:text-properties officeooo:rsid="0119a128"/>
    </style:style>
    <style:style style:name="T190" style:family="text">
      <style:text-properties officeooo:rsid="011a42d5"/>
    </style:style>
    <style:style style:name="T191" style:family="text">
      <style:text-properties officeooo:rsid="011b6308"/>
    </style:style>
    <style:style style:name="T192" style:family="text">
      <style:text-properties officeooo:rsid="011c1bfb"/>
    </style:style>
    <style:style style:name="T193" style:family="text">
      <style:text-properties officeooo:rsid="0121d115"/>
    </style:style>
    <style:style style:name="T194" style:family="text">
      <style:text-properties officeooo:rsid="0123161d"/>
    </style:style>
    <style:style style:name="T195" style:family="text">
      <style:text-properties officeooo:rsid="01251545"/>
    </style:style>
    <style:style style:name="T196" style:family="text">
      <style:text-properties officeooo:rsid="0125b438"/>
    </style:style>
    <style:style style:name="T197" style:family="text">
      <style:text-properties officeooo:rsid="0127101c"/>
    </style:style>
    <style:style style:name="T198" style:family="text">
      <style:text-properties officeooo:rsid="01277552"/>
    </style:style>
    <style:style style:name="T199" style:family="text">
      <style:text-properties officeooo:rsid="012a4b4d"/>
    </style:style>
    <style:style style:name="T200" style:family="text">
      <style:text-properties officeooo:rsid="012b62e0"/>
    </style:style>
    <style:style style:name="T201" style:family="text">
      <style:text-properties officeooo:rsid="0131084f"/>
    </style:style>
    <style:style style:name="T202" style:family="text">
      <style:text-properties officeooo:rsid="01327d5d"/>
    </style:style>
    <style:style style:name="T203" style:family="text">
      <style:text-properties officeooo:rsid="01340e39"/>
    </style:style>
    <style:style style:name="T204" style:family="text">
      <style:text-properties officeooo:rsid="0136c708"/>
    </style:style>
    <style:style style:name="T205" style:family="text">
      <style:text-properties officeooo:rsid="013aa7af"/>
    </style:style>
    <style:style style:name="T206" style:family="text">
      <style:text-properties officeooo:rsid="013d7dd4"/>
    </style:style>
    <style:style style:name="T207" style:family="text">
      <style:text-properties officeooo:rsid="013dea79"/>
    </style:style>
    <style:style style:name="T208" style:family="text">
      <style:text-properties officeooo:rsid="013e91d8"/>
    </style:style>
    <style:style style:name="T209" style:family="text">
      <style:text-properties officeooo:rsid="0140c0d0"/>
    </style:style>
    <style:style style:name="T210" style:family="text">
      <style:text-properties officeooo:rsid="0147383d"/>
    </style:style>
    <style:style style:name="T211" style:family="text">
      <style:text-properties officeooo:rsid="014b08f9"/>
    </style:style>
    <style:style style:name="T212" style:family="text">
      <style:text-properties officeooo:rsid="014b9752"/>
    </style:style>
    <style:style style:name="T213" style:family="text">
      <style:text-properties officeooo:rsid="014d8eb4"/>
    </style:style>
    <style:style style:name="T214" style:family="text">
      <style:text-properties officeooo:rsid="014fd7ee"/>
    </style:style>
    <style:style style:name="T215" style:family="text">
      <style:text-properties officeooo:rsid="01517c47"/>
    </style:style>
    <style:style style:name="T216" style:family="text">
      <style:text-properties officeooo:rsid="01526f5a"/>
    </style:style>
    <style:style style:name="T217" style:family="text">
      <style:text-properties officeooo:rsid="0155c7ba"/>
    </style:style>
    <style:style style:name="T218" style:family="text">
      <style:text-properties officeooo:rsid="01561143"/>
    </style:style>
    <style:style style:name="T219" style:family="text">
      <style:text-properties officeooo:rsid="01567f6a"/>
    </style:style>
    <style:style style:name="T220" style:family="text">
      <style:text-properties officeooo:rsid="0157bf78"/>
    </style:style>
    <style:style style:name="T221" style:family="text">
      <style:text-properties officeooo:rsid="015aea7e"/>
    </style:style>
    <style:style style:name="T222" style:family="text">
      <style:text-properties officeooo:rsid="015bdab9"/>
    </style:style>
    <style:style style:name="T223" style:family="text">
      <style:text-properties officeooo:rsid="015ca7c6"/>
    </style:style>
    <style:style style:name="T224" style:family="text">
      <style:text-properties officeooo:rsid="015d7618"/>
    </style:style>
    <style:style style:name="T225" style:family="text">
      <style:text-properties officeooo:rsid="015e9b8f"/>
    </style:style>
    <style:style style:name="T226" style:family="text">
      <style:text-properties officeooo:rsid="015ee398"/>
    </style:style>
    <style:style style:name="T227" style:family="text">
      <style:text-properties officeooo:rsid="015f855b"/>
    </style:style>
    <style:style style:name="T228" style:family="text">
      <style:text-properties officeooo:rsid="01616937"/>
    </style:style>
    <style:style style:name="T229" style:family="text">
      <style:text-properties officeooo:rsid="0162c676"/>
    </style:style>
    <style:style style:name="T230" style:family="text">
      <style:text-properties officeooo:rsid="016378c0"/>
    </style:style>
    <style:style style:name="T231" style:family="text">
      <style:text-properties officeooo:rsid="0165b278"/>
    </style:style>
    <style:style style:name="T232" style:family="text">
      <style:text-properties officeooo:rsid="0169868d"/>
    </style:style>
    <style:style style:name="T233" style:family="text">
      <style:text-properties officeooo:rsid="016aa1a0"/>
    </style:style>
    <style:style style:name="T234" style:family="text">
      <style:text-properties officeooo:rsid="016f8833"/>
    </style:style>
    <style:style style:name="T235" style:family="text">
      <style:text-properties officeooo:rsid="017043c2"/>
    </style:style>
    <style:style style:name="T236" style:family="text">
      <style:text-properties officeooo:rsid="01737d12"/>
    </style:style>
    <style:style style:name="T237" style:family="text">
      <style:text-properties officeooo:rsid="017643af"/>
    </style:style>
    <style:style style:name="T238" style:family="text">
      <style:text-properties officeooo:rsid="01771d7d"/>
    </style:style>
    <style:style style:name="T239" style:family="text">
      <style:text-properties officeooo:rsid="01782681"/>
    </style:style>
    <style:style style:name="T240" style:family="text">
      <style:text-properties officeooo:rsid="01798467"/>
    </style:style>
    <style:style style:name="T241" style:family="text">
      <style:text-properties officeooo:rsid="0179c58a"/>
    </style:style>
    <style:style style:name="T242" style:family="text">
      <style:text-properties officeooo:rsid="017c38e5"/>
    </style:style>
    <style:style style:name="T243" style:family="text">
      <style:text-properties officeooo:rsid="017cb1ad"/>
    </style:style>
    <style:style style:name="T244" style:family="text">
      <style:text-properties officeooo:rsid="017db6e2"/>
    </style:style>
    <style:style style:name="T245" style:family="text">
      <style:text-properties officeooo:rsid="017e51db"/>
    </style:style>
    <style:style style:name="T246" style:family="text">
      <style:text-properties officeooo:rsid="017e65da"/>
    </style:style>
    <style:style style:name="T247" style:family="text">
      <style:text-properties officeooo:rsid="017ed1d3"/>
    </style:style>
    <style:style style:name="T248" style:family="text">
      <style:text-properties officeooo:rsid="018049f0"/>
    </style:style>
    <style:style style:name="T249" style:family="text">
      <style:text-properties officeooo:rsid="0183b5b0"/>
    </style:style>
    <style:style style:name="T250" style:family="text">
      <style:text-properties officeooo:rsid="0184d407"/>
    </style:style>
    <style:style style:name="T251" style:family="text">
      <style:text-properties officeooo:rsid="0185a315"/>
    </style:style>
    <style:style style:name="T252" style:family="text">
      <style:text-properties officeooo:rsid="018c5deb"/>
    </style:style>
    <style:style style:name="T253" style:family="text">
      <style:text-properties officeooo:rsid="018e08d7"/>
    </style:style>
    <style:style style:name="T254" style:family="text">
      <style:text-properties officeooo:rsid="0191729f"/>
    </style:style>
    <style:style style:name="T255" style:family="text">
      <style:text-properties officeooo:rsid="01927bcf"/>
    </style:style>
    <style:style style:name="T256" style:family="text">
      <style:text-properties officeooo:rsid="0193d468"/>
    </style:style>
    <style:style style:name="T257" style:family="text">
      <style:text-properties officeooo:rsid="0194e45f"/>
    </style:style>
    <style:style style:name="T258" style:family="text">
      <style:text-properties officeooo:rsid="01969dea"/>
    </style:style>
    <style:style style:name="T259" style:family="text">
      <style:text-properties officeooo:rsid="01981fee"/>
    </style:style>
    <style:style style:name="T260" style:family="text">
      <style:text-properties officeooo:rsid="01986194"/>
    </style:style>
    <style:style style:name="T261" style:family="text">
      <style:text-properties officeooo:rsid="019a93bc"/>
    </style:style>
    <style:style style:name="T262" style:family="text">
      <style:text-properties officeooo:rsid="019f7c45"/>
    </style:style>
    <style:style style:name="T263" style:family="text">
      <style:text-properties officeooo:rsid="01a164a0"/>
    </style:style>
    <style:style style:name="T264" style:family="text">
      <style:text-properties officeooo:rsid="01a18a51"/>
    </style:style>
    <style:style style:name="T265" style:family="text">
      <style:text-properties officeooo:rsid="01a4eb0e"/>
    </style:style>
    <style:style style:name="T266" style:family="text">
      <style:text-properties officeooo:rsid="01a5e7e9"/>
    </style:style>
    <style:style style:name="T267" style:family="text">
      <style:text-properties officeooo:rsid="01a724c4"/>
    </style:style>
    <style:style style:name="T268" style:family="text">
      <style:text-properties officeooo:rsid="01a81282"/>
    </style:style>
    <style:style style:name="T269" style:family="text">
      <style:text-properties officeooo:rsid="01a88ea1"/>
    </style:style>
    <style:style style:name="T270" style:family="text">
      <style:text-properties officeooo:rsid="01a8f631"/>
    </style:style>
    <style:style style:name="T271" style:family="text">
      <style:text-properties officeooo:rsid="01a9e777"/>
    </style:style>
    <style:style style:name="T272" style:family="text">
      <style:text-properties officeooo:rsid="01ae31ae"/>
    </style:style>
    <style:style style:name="T273" style:family="text">
      <style:text-properties officeooo:rsid="01afe974"/>
    </style:style>
    <style:style style:name="T274" style:family="text">
      <style:text-properties officeooo:rsid="01b2f8ed"/>
    </style:style>
    <style:style style:name="T275" style:family="text">
      <style:text-properties officeooo:rsid="01b665b1"/>
    </style:style>
    <style:style style:name="T276" style:family="text">
      <style:text-properties officeooo:rsid="01b73021"/>
    </style:style>
    <style:style style:name="T277" style:family="text">
      <style:text-properties officeooo:rsid="01b8b71a"/>
    </style:style>
    <style:style style:name="T278" style:family="text">
      <style:text-properties officeooo:rsid="01ba5d23"/>
    </style:style>
    <style:style style:name="T279" style:family="text">
      <style:text-properties officeooo:rsid="01bb9efc"/>
    </style:style>
    <style:style style:name="T280" style:family="text">
      <style:text-properties officeooo:rsid="01bd5a11"/>
    </style:style>
    <style:style style:name="T281" style:family="text">
      <style:text-properties officeooo:rsid="01c0ea37"/>
    </style:style>
    <style:style style:name="T282" style:family="text">
      <style:text-properties officeooo:rsid="01c3bd75"/>
    </style:style>
    <style:style style:name="T283" style:family="text">
      <style:text-properties officeooo:rsid="01c6f86e"/>
    </style:style>
    <style:style style:name="T284" style:family="text">
      <style:text-properties officeooo:rsid="01c97e67"/>
    </style:style>
    <style:style style:name="T285" style:family="text">
      <style:text-properties officeooo:rsid="01cc9f28"/>
    </style:style>
    <style:style style:name="T286" style:family="text">
      <style:text-properties officeooo:rsid="01cd27fe"/>
    </style:style>
    <style:style style:name="T287" style:family="text">
      <style:text-properties officeooo:rsid="01cdfd57"/>
    </style:style>
    <style:style style:name="T288" style:family="text">
      <style:text-properties officeooo:rsid="01d0556b"/>
    </style:style>
    <style:style style:name="T289" style:family="text">
      <style:text-properties officeooo:rsid="01d46789"/>
    </style:style>
    <style:style style:name="T290" style:family="text">
      <style:text-properties officeooo:rsid="01e1971a"/>
    </style:style>
    <style:style style:name="T291" style:family="text">
      <style:text-properties officeooo:rsid="01e243c9"/>
    </style:style>
    <style:style style:name="T292" style:family="text">
      <style:text-properties officeooo:rsid="01e25b63"/>
    </style:style>
    <style:style style:name="T293" style:family="text">
      <style:text-properties officeooo:rsid="01e35d03"/>
    </style:style>
    <style:style style:name="T294" style:family="text">
      <style:text-properties officeooo:rsid="01e3c32d"/>
    </style:style>
    <style:style style:name="T295" style:family="text">
      <style:text-properties officeooo:rsid="01e6effd"/>
    </style:style>
    <style:style style:name="T296" style:family="text">
      <style:text-properties officeooo:rsid="01e95d38"/>
    </style:style>
    <style:style style:name="T297" style:family="text">
      <style:text-properties officeooo:rsid="01f2344b"/>
    </style:style>
    <style:style style:name="T298" style:family="text">
      <style:text-properties officeooo:rsid="01f83cdf"/>
    </style:style>
    <style:style style:name="T299" style:family="text">
      <style:text-properties officeooo:rsid="01fdd98e"/>
    </style:style>
    <style:style style:name="T300" style:family="text">
      <style:text-properties officeooo:rsid="0200870e"/>
    </style:style>
    <style:style style:name="T301" style:family="text">
      <style:text-properties officeooo:rsid="0201156e"/>
    </style:style>
    <style:style style:name="T302" style:family="text">
      <style:text-properties officeooo:rsid="02019e2b"/>
    </style:style>
    <style:style style:name="T303" style:family="text">
      <style:text-properties officeooo:rsid="02038f91"/>
    </style:style>
    <style:style style:name="T304" style:family="text">
      <style:text-properties officeooo:rsid="0209fc16"/>
    </style:style>
    <style:style style:name="T305" style:family="text">
      <style:text-properties officeooo:rsid="020b1fb4"/>
    </style:style>
    <style:style style:name="T306" style:family="text">
      <style:text-properties officeooo:rsid="020b2f4f"/>
    </style:style>
    <style:style style:name="T307" style:family="text">
      <style:text-properties officeooo:rsid="02125eac"/>
    </style:style>
    <style:style style:name="T308" style:family="text">
      <style:text-properties officeooo:rsid="02154316"/>
    </style:style>
    <style:style style:name="T309" style:family="text">
      <style:text-properties officeooo:rsid="0218e78d"/>
    </style:style>
    <style:style style:name="T310" style:family="text">
      <style:text-properties officeooo:rsid="02250bad"/>
    </style:style>
    <style:style style:name="T311" style:family="text">
      <style:text-properties officeooo:rsid="02262f52"/>
    </style:style>
    <style:style style:name="T312" style:family="text">
      <style:text-properties officeooo:rsid="0228811d"/>
    </style:style>
    <style:style style:name="T313" style:family="text">
      <style:text-properties officeooo:rsid="022b0a6e"/>
    </style:style>
    <style:style style:name="T314" style:family="text">
      <style:text-properties officeooo:rsid="022bb642"/>
    </style:style>
    <style:style style:name="T315" style:family="text">
      <style:text-properties officeooo:rsid="022efb92"/>
    </style:style>
    <style:style style:name="T316" style:family="text">
      <style:text-properties officeooo:rsid="0231cec8"/>
    </style:style>
    <style:style style:name="T317" style:family="text">
      <style:text-properties officeooo:rsid="0238053e"/>
    </style:style>
    <style:style style:name="T318" style:family="text">
      <style:text-properties officeooo:rsid="023ac4a9"/>
    </style:style>
    <style:style style:name="T319" style:family="text">
      <style:text-properties officeooo:rsid="023f0b4b"/>
    </style:style>
    <style:style style:name="T320" style:family="text">
      <style:text-properties officeooo:rsid="0241f4f4"/>
    </style:style>
    <style:style style:name="T321" style:family="text">
      <style:text-properties officeooo:rsid="0243956e"/>
    </style:style>
    <style:style style:name="T322" style:family="text">
      <style:text-properties officeooo:rsid="024a4ba9"/>
    </style:style>
    <style:style style:name="T323" style:family="text">
      <style:text-properties officeooo:rsid="024b0967"/>
    </style:style>
    <style:style style:name="T324" style:family="text">
      <style:text-properties officeooo:rsid="024e2d59"/>
    </style:style>
    <style:style style:name="T325" style:family="text">
      <style:text-properties officeooo:rsid="024fb042"/>
    </style:style>
    <style:style style:name="T326" style:family="text">
      <style:text-properties officeooo:rsid="0255093b"/>
    </style:style>
    <style:style style:name="T327" style:family="text">
      <style:text-properties officeooo:rsid="0255f848"/>
    </style:style>
    <style:style style:name="T328" style:family="text">
      <style:text-properties officeooo:rsid="0256404c"/>
    </style:style>
    <style:style style:name="T329" style:family="text">
      <style:text-properties officeooo:rsid="025fa479"/>
    </style:style>
    <style:style style:name="T330" style:family="text">
      <style:text-properties officeooo:rsid="026104ee"/>
    </style:style>
    <style:style style:name="T331" style:family="text">
      <style:text-properties officeooo:rsid="0261be22"/>
    </style:style>
    <style:style style:name="T332" style:family="text">
      <style:text-properties officeooo:rsid="02659f13"/>
    </style:style>
    <style:style style:name="T333" style:family="text">
      <style:text-properties officeooo:rsid="026a5669"/>
    </style:style>
    <style:style style:name="T334" style:family="text">
      <style:text-properties officeooo:rsid="026ecb69"/>
    </style:style>
    <style:style style:name="T335" style:family="text">
      <style:text-properties officeooo:rsid="027052f3"/>
    </style:style>
    <style:style style:name="T336" style:family="text">
      <style:text-properties officeooo:rsid="02740f01"/>
    </style:style>
    <style:style style:name="T337" style:family="text">
      <style:text-properties officeooo:rsid="02750862"/>
    </style:style>
    <style:style style:name="T338" style:family="text">
      <style:text-properties officeooo:rsid="02753e9f"/>
    </style:style>
    <style:style style:name="T339" style:family="text">
      <style:text-properties officeooo:rsid="02776fb7"/>
    </style:style>
    <style:style style:name="T340" style:family="text">
      <style:text-properties officeooo:rsid="02794aa4"/>
    </style:style>
    <style:style style:name="T341" style:family="text">
      <style:text-properties officeooo:rsid="027c7d8d"/>
    </style:style>
    <style:style style:name="T342" style:family="text">
      <style:text-properties officeooo:rsid="027cc76d"/>
    </style:style>
    <style:style style:name="T343" style:family="text">
      <style:text-properties officeooo:rsid="027d013f"/>
    </style:style>
    <style:style style:name="T344" style:family="text">
      <style:text-properties officeooo:rsid="027e3ab3"/>
    </style:style>
    <style:style style:name="T345" style:family="text">
      <style:text-properties officeooo:rsid="0280d18c"/>
    </style:style>
    <style:style style:name="T346" style:family="text">
      <style:text-properties officeooo:rsid="0281e0f4"/>
    </style:style>
    <style:style style:name="T347" style:family="text">
      <style:text-properties officeooo:rsid="0285791f"/>
    </style:style>
    <style:style style:name="T348" style:family="text">
      <style:text-properties officeooo:rsid="0286f82f"/>
    </style:style>
    <style:style style:name="T349" style:family="text">
      <style:text-properties officeooo:rsid="0288a4a3"/>
    </style:style>
    <style:style style:name="T350" style:family="text">
      <style:text-properties officeooo:rsid="028cf859"/>
    </style:style>
    <style:style style:name="T351" style:family="text">
      <style:text-properties officeooo:rsid="0290a407"/>
    </style:style>
    <style:style style:name="T352" style:family="text">
      <style:text-properties officeooo:rsid="02933afa"/>
    </style:style>
    <style:style style:name="T353" style:family="text">
      <style:text-properties officeooo:rsid="0294e315"/>
    </style:style>
    <style:style style:name="T354" style:family="text">
      <style:text-properties officeooo:rsid="0294fba5"/>
    </style:style>
    <style:style style:name="T355" style:family="text">
      <style:text-properties officeooo:rsid="029db829"/>
    </style:style>
    <style:style style:name="T356" style:family="text">
      <style:text-properties officeooo:rsid="029f9ea4"/>
    </style:style>
    <style:style style:name="T357" style:family="text">
      <style:text-properties officeooo:rsid="02a5098d"/>
    </style:style>
    <style:style style:name="T358" style:family="text">
      <style:text-properties officeooo:rsid="02a778f3"/>
    </style:style>
    <style:style style:name="T359" style:family="text">
      <style:text-properties officeooo:rsid="02abcdbc"/>
    </style:style>
    <style:style style:name="T360" style:family="text">
      <style:text-properties officeooo:rsid="02afb198"/>
    </style:style>
    <style:style style:name="T361" style:family="text">
      <style:text-properties officeooo:rsid="02b0779d"/>
    </style:style>
    <style:style style:name="T362" style:family="text">
      <style:text-properties officeooo:rsid="02b1f007"/>
    </style:style>
    <style:style style:name="T363" style:family="text">
      <style:text-properties officeooo:rsid="02b2ad7d"/>
    </style:style>
    <style:style style:name="T364" style:family="text">
      <style:text-properties fo:font-style="italic" style:font-style-asian="italic" style:font-style-complex="italic"/>
    </style:style>
    <style:style style:name="T365" style:family="text">
      <style:text-properties fo:font-style="italic" officeooo:rsid="02c9b7fd" style:font-style-asian="italic" style:font-style-complex="italic"/>
    </style:style>
    <style:style style:name="T366" style:family="text">
      <style:text-properties fo:font-style="italic" officeooo:rsid="02ca849e" style:font-style-asian="italic" style:font-style-complex="italic"/>
    </style:style>
    <style:style style:name="T367" style:family="text">
      <style:text-properties fo:font-style="italic" officeooo:rsid="02cbdcf0" style:font-style-asian="italic" style:font-style-complex="italic"/>
    </style:style>
    <style:style style:name="T368" style:family="text">
      <style:text-properties fo:font-style="italic" officeooo:rsid="02cc733d" style:font-style-asian="italic" style:font-style-complex="italic"/>
    </style:style>
    <style:style style:name="T369" style:family="text">
      <style:text-properties fo:font-style="italic" officeooo:rsid="02cd2b90" style:font-style-asian="italic" style:font-style-complex="italic"/>
    </style:style>
    <style:style style:name="T370" style:family="text">
      <style:text-properties fo:font-style="italic" officeooo:rsid="02cf0b96" style:font-style-asian="italic" style:font-style-complex="italic"/>
    </style:style>
    <style:style style:name="T371" style:family="text">
      <style:text-properties fo:font-style="italic" officeooo:rsid="02d41e0e" style:font-style-asian="italic" style:font-style-complex="italic"/>
    </style:style>
    <style:style style:name="T372" style:family="text">
      <style:text-properties officeooo:rsid="02b4973b"/>
    </style:style>
    <style:style style:name="T373" style:family="text">
      <style:text-properties officeooo:rsid="02b6987c"/>
    </style:style>
    <style:style style:name="T374" style:family="text">
      <style:text-properties officeooo:rsid="02b7f1e9"/>
    </style:style>
    <style:style style:name="T375" style:family="text">
      <style:text-properties officeooo:rsid="02ba1854"/>
    </style:style>
    <style:style style:name="T376" style:family="text">
      <style:text-properties officeooo:rsid="02bebb46"/>
    </style:style>
    <style:style style:name="T377" style:family="text">
      <style:text-properties officeooo:rsid="02bfd9fa"/>
    </style:style>
    <style:style style:name="T378" style:family="text">
      <style:text-properties officeooo:rsid="02c156d1"/>
    </style:style>
    <style:style style:name="T379" style:family="text">
      <style:text-properties officeooo:rsid="02c4576e"/>
    </style:style>
    <style:style style:name="T380" style:family="text">
      <style:text-properties officeooo:rsid="02d606cb"/>
    </style:style>
    <style:style style:name="T381" style:family="text">
      <style:text-properties officeooo:rsid="02dc3758"/>
    </style:style>
    <style:style style:name="T382" style:family="text">
      <style:text-properties officeooo:rsid="02df7944"/>
    </style:style>
    <style:style style:name="T383" style:family="text">
      <style:text-properties officeooo:rsid="02e22b7f"/>
    </style:style>
    <style:style style:name="T384" style:family="text">
      <style:text-properties officeooo:rsid="02e6b475"/>
    </style:style>
    <style:style style:name="T385" style:family="text">
      <style:text-properties officeooo:rsid="02eb95e5"/>
    </style:style>
    <style:style style:name="T386" style:family="text">
      <style:text-properties officeooo:rsid="02f261f1"/>
    </style:style>
    <style:style style:name="T387" style:family="text">
      <style:text-properties officeooo:rsid="02f4e49c"/>
    </style:style>
    <style:style style:name="T388" style:family="text">
      <style:text-properties officeooo:rsid="02f7fdef"/>
    </style:style>
    <style:style style:name="T389" style:family="text">
      <style:text-properties officeooo:rsid="02f9470f"/>
    </style:style>
    <style:style style:name="T390" style:family="text">
      <style:text-properties officeooo:rsid="02f9ab46"/>
    </style:style>
    <style:style style:name="T391" style:family="text">
      <style:text-properties officeooo:rsid="02fcf98b"/>
    </style:style>
    <style:style style:name="T392" style:family="text">
      <style:text-properties officeooo:rsid="02ff0ce2"/>
    </style:style>
    <style:style style:name="T393" style:family="text">
      <style:text-properties officeooo:rsid="02ffd1d9"/>
    </style:style>
    <style:style style:name="T394" style:family="text">
      <style:text-properties officeooo:rsid="03003fb4"/>
    </style:style>
    <style:style style:name="T395" style:family="text">
      <style:text-properties officeooo:rsid="0304a5f0"/>
    </style:style>
    <style:style style:name="T396" style:family="text">
      <style:text-properties officeooo:rsid="030f7031"/>
    </style:style>
    <style:style style:name="T397" style:family="text">
      <style:text-properties officeooo:rsid="031431b6"/>
    </style:style>
    <style:style style:name="T398" style:family="text">
      <style:text-properties officeooo:rsid="0314df15"/>
    </style:style>
    <style:style style:name="T399" style:family="text">
      <style:text-properties officeooo:rsid="031af66d"/>
    </style:style>
    <style:style style:name="T400" style:family="text">
      <style:text-properties officeooo:rsid="031c2585"/>
    </style:style>
    <style:style style:name="T401" style:family="text">
      <style:text-properties officeooo:rsid="031d44c4"/>
    </style:style>
    <style:style style:name="T402" style:family="text">
      <style:text-properties officeooo:rsid="031febe5"/>
    </style:style>
    <style:style style:name="T403" style:family="text">
      <style:text-properties officeooo:rsid="0320130a"/>
    </style:style>
    <style:style style:name="T404" style:family="text">
      <style:text-properties officeooo:rsid="032377a2"/>
    </style:style>
    <style:style style:name="T405" style:family="text">
      <style:text-properties officeooo:rsid="0323ae03"/>
    </style:style>
    <style:style style:name="T406" style:family="text">
      <style:text-properties officeooo:rsid="0327e603"/>
    </style:style>
    <style:style style:name="T407" style:family="text">
      <style:text-properties officeooo:rsid="0327ebab"/>
    </style:style>
    <style:style style:name="T408" style:family="text">
      <style:text-properties officeooo:rsid="032a9753"/>
    </style:style>
    <style:style style:name="T409" style:family="text">
      <style:text-properties officeooo:rsid="033305cf"/>
    </style:style>
    <style:style style:name="T410" style:family="text">
      <style:text-properties officeooo:rsid="03387f3a"/>
    </style:style>
    <style:style style:name="T411" style:family="text">
      <style:text-properties officeooo:rsid="033c0c61"/>
    </style:style>
    <style:style style:name="T412" style:family="text">
      <style:text-properties officeooo:rsid="0341981a"/>
    </style:style>
    <style:style style:name="T413" style:family="text">
      <style:text-properties officeooo:rsid="0344d8cd"/>
    </style:style>
    <style:style style:name="T414" style:family="text">
      <style:text-properties officeooo:rsid="0344fcaa"/>
    </style:style>
    <style:style style:name="T415" style:family="text">
      <style:text-properties officeooo:rsid="03460bed"/>
    </style:style>
    <style:style style:name="T416" style:family="text">
      <style:text-properties officeooo:rsid="03468d3d"/>
    </style:style>
    <style:style style:name="T417" style:family="text">
      <style:text-properties officeooo:rsid="03468d3d" fo:background-color="#ffffff"/>
    </style:style>
    <style:style style:name="T418" style:family="text">
      <style:text-properties officeooo:rsid="0347e3a6" fo:background-color="#ffffff"/>
    </style:style>
    <style:style style:name="T419" style:family="text">
      <style:text-properties officeooo:rsid="0348b785" fo:background-color="#fff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4"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386" text:outline-level="2">1</text:h>
      <text:p text:style-name="P336">009 Sound System – DreamScape (<text:a xlink:type="simple" xlink:href="https://www.youtube.com/watch?v=TKfS5zVfGBc" text:style-name="Internet_20_link" text:visited-style-name="Visited_20_Internet_20_Link">https://www.youtube.com/watch?v=TKfS5zVfGBc</text:a>)</text:p>
      <text:p text:style-name="P337">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114">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40">Я осторожно задвинул судно обратно под кровать Терминатору. Дело сделано. Теперь можно и заснуть.</text:p>
      <text:p text:style-name="P50"/>
      <text:p text:style-name="P50">~~~</text:p>
      <text:p text:style-name="P40"><text:a xlink:type="simple" xlink:href="https://www.youtube.com/watch?v=rvk5D1iI2LA" text:style-name="Internet_20_link" text:visited-style-name="Visited_20_Internet_20_Link">https://www.youtube.com/watch?v=rvk5D1iI2LA</text:a></text:p>
      <text:h text:style-name="P385" text:outline-level="1">Mark Knopfler - Marbletown - Córdoba 2010 </text:h>
      <text:p text:style-name="P40"/>
      <text:p text:style-name="P40">Джет нетерпеливо толкает меня копытом в плечо. &lt;<text:span text:style-name="T9">Её полное имя – Рэйнбоу Джет</text:span>&gt;</text:p>
      <text:p text:style-name="P40">- Хум, вставай! Хум! Пора собираться! Хум… Хуман!!!</text:p>
      <text:p text:style-name="P40">Последний толчок больше похож на пинок. Я со стоном разлепляю веки.</text:p>
      <text:p text:style-name="P40"/>
      <text:p text:style-name="P40">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40">&lt;<text:span text:style-name="T9">одеяло?</text:span>&gt;</text:p>
      <text:p text:style-name="P40"><text:soft-page-break/>- Они приближаются! Я слышала их горн<text:span text:style-name="T1">!</text:span> Надо убираться отсюда!</text:p>
      <text:p text:style-name="P40"/>
      <text:p text:style-name="P40">Последнюю порцию барахла Джет утрамбовывает, с размаху усевшись на мешок. Тот жалобно скрипит.</text:p>
      <text:p text:style-name="P40"/>
      <text:p text:style-name="P40">- Да вставай же!</text:p>
      <text:p text:style-name="P40">Не дождавшись, Джет нетерпеливо прыгает ко мне и, поддев мордой, переводит в сидячее положение.</text:p>
      <text:p text:style-name="P40">Мешок, облегчённо крякнув, вываливает половину содержимого на землю.</text:p>
      <text:p text:style-name="P40"/>
      <text:p text:style-name="P40">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0">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40"/>
      <text:p text:style-name="P40">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40"/>
      <text:p text:style-name="P45">Нет, Агамемнон – ерунда. За нами. Гонятся. Чёртовы. Чокнутые. Пони.</text:p>
      <text:p text:style-name="P45"/>
      <text:p text:style-name="P4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4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5"/>
      <text:p text:style-name="P45">Ну вот кто заставил тебя улыбаться Дейдре, Хуман? Ведь всё так неплохо шло…</text:p>
      <text:p text:style-name="P40"/>
      <text:p text:style-name="P50">***</text:p>
      <text:p text:style-name="P40">...</text:p>
      <text:p text:style-name="P40">- Привет, красавчики! &lt;<text:span text:style-name="T9">Развернуть характер Эпплхэт и её маленькой сестры Лейлы</text:span>&gt;</text:p>
      <text:p text:style-name="P40"><text:soft-page-break/></text:p>
      <text:p text:style-name="P40">Мы обернулись на голос и узрели с полдюжины копий, чуть ли не уткнувшихся нам в носы.</text:p>
      <text:p text:style-name="P40"/>
      <text:p text:style-name="P41">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40"/>
      <text:p text:style-name="P40">-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40"/>
      <text:p text:style-name="P40">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40">В незащищённую бронёй шею Джет упиралось копьё крохотной поньки с гривой ёршиком. &lt;<text:span text:style-name="T9">Развернуть характер Лейлы Блум</text:span>&gt;</text:p>
      <text:p text:style-name="P40"/>
      <text:p text:style-name="P40">- Хорошая попытка, летун, - расплылась в ехидной улыбке малютка, - но устраивать засады нас учат с младенчества. Крылатым этого не понять, правда?</text:p>
      <text:p text:style-name="P40"/>
      <text:p text:style-name="P40">Тут <text:span text:style-name="T204">я заметил</text:span>, что крыльев у этих оборванцев не наблюдается.</text:p>
      <text:p text:style-name="P40"/>
      <text:p text:style-name="P40">-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40"/>
      <text:p text:style-name="P40">Та мрачно стояла, сцепив зубы.</text:p>
      <text:p text:style-name="P40"/>
      <text:p text:style-name="P40">-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40"/>
      <text:p text:style-name="P40">Её собеседница только хмыкнула.</text:p>
      <text:p text:style-name="P40"/>
      <text:p text:style-name="P40"><text:soft-page-break/>- Хорош жеребёнок - ягодицы, что у ломовика! - она задумалась. - Так. Летуна – на кухню. А этого… красавчика – к Дейдре.</text:p>
      <text:p text:style-name="P365">&lt;<text:span text:style-name="T64">больше быта племени</text:span>&gt;</text:p>
      <text:p text:style-name="P50">…</text:p>
      <text:p text:style-name="P50"/>
      <text:p text:style-name="P40">Тема беседы просто вводи<text:span text:style-name="T341">т</text:span>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40"/>
      <text:p text:style-name="P40">…</text:p>
      <text:p text:style-name="P40"/>
      <text:p text:style-name="P40">-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40"/>
      <text:p text:style-name="P40">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40">Поняха с недоверием смотрела на меня.</text:p>
      <text:p text:style-name="P40"/>
      <text:p text:style-name="P40">- Хум, ты прикалываешься? Или та поломаная пегаска таки права, и ты действительно ничего не помнишь?</text:p>
      <text:p text:style-name="P40"/>
      <text:p text:style-name="P40">Понька принялась загибать копыта, делая сброс через каждую пару:</text:p>
      <text:p text:style-name="P40"/>
      <text:p text:style-name="P40">-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40"/>
      <text:p text:style-name="P40">…Я истерически рассмеялся…</text:p>
      <text:p text:style-name="P40"/>
      <text:p text:style-name="P40">- Во-вторых, шанс получения потомства можно поднять с помощью магического ритуала “Pornis erektus”, <text:span text:style-name="T341">который, кстати, также повышает либидо</text:span>.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40"><text:soft-page-break/></text:p>
      <text:p text:style-name="P40">Поняха с надеждой посмотрела на меня. Я с огромным облегчением отрицательно помотал головой.</text:p>
      <text:p text:style-name="P40"/>
      <text:p text:style-name="P40">- В-третьих, в твоём случае даже не столь важна свежая кровь, как то, что ты – представитель совершенно иного племени. Посмотри на пегасов! <text:span text:style-name="T341">Пятьсот</text:span> лет назад это было соседнее с нами племя – наши <text:span text:style-name="T341">прапра</text:span>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40"/>
      <text:p text:style-name="P40">Дейдра мечтательно вздохнула.</text:p>
      <text:p text:style-name="P40"/>
      <text:p text:style-name="P40">- Может, ты тоже вождь своего племени, Хум? Какой у тебя талант? Летать и магичить ты не умеешь. Может, ты умеешь <text:span text:style-name="T56">предсказывать погоду? Нам бы очень пригодилось в выращивании картохи. Может быть, ты даже умеешь управлять облаками? Мы б тогда пегасам показали копыто от </text:span><text:span text:style-name="T57">самого </text:span><text:span text:style-name="T56">плеча вместо четверти урожая за дождик после посевной!</text:span></text:p>
      <text:p text:style-name="P40"/>
      <text:p text:style-name="P40">Я упорно помотал головой. Дейдра пристально уставилась на меня, пытаясь рассмотреть мой талант. Наконец она ухмыльнулась кривой улыбкой.</text:p>
      <text:p text:style-name="P40"/>
      <text:p text:style-name="P40">-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40"/>
      <text:p text:style-name="P44">- <text:span text:style-name="T335">Путешествия, это уже что-то. Мне совершенно случайно нужно в Дрогонштерн, - наконец, подал голос я.</text:span></text:p>
      <text:p text:style-name="P43">- <text:span text:style-name="T335">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span></text:p>
      <text:p text:style-name="P40">- <text:span text:style-name="T335">И м</text:span>не всё ещё непонятно, на кой чёрт я вам сдался? <text:s/>- <text:span text:style-name="T336">я </text:span>пропуска<text:span text:style-name="T336">ю</text:span>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40"/>
      <text:p text:style-name="P40">Розовая поняха заметно поскучнела.</text:p>
      <text:p text:style-name="P40"/>
      <text:p text:style-name="P40">-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40"/>
      <text:p text:style-name="P40">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0"/>
      <text:p text:style-name="P40">-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0"/>
      <text:p text:style-name="P40">Я улыбнулся и понимающе покачал головой. Всё-таки между людьми и пони намного больше общего, чем тебе казалось, Хуман!</text:p>
      <text:p text:style-name="P40">Дейдра уныло свесила голову.</text:p>
      <text:p text:style-name="P40"/>
      <text:p text:style-name="P40">-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40"/>
      <text:p text:style-name="P40">Розовая кобылка вновь сжала зубами горлышко и запрокинула бутылку. Послышалось долгое бульканье.</text:p>
      <text:p text:style-name="P40"/>
      <text:p text:style-name="P40">-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0"/>
      <text:p text:style-name="P40">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40"/>
      <text:p text:style-name="P40">-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0"/>
      <text:p text:style-name="P40">Кобылка завела глаза, сложила губы бантиком и произнесла фальцетом:</text:p>
      <text:p text:style-name="P40"/>
      <text:p text:style-name="P40">-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40"><text:soft-page-break/></text:p>
      <text:p text:style-name="P40">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40"/>
      <text:p text:style-name="P40">-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40"/>
      <text:p text:style-name="P40">Вместе с храпом изо рта самой великой пиратки вылетело три розовых пузыря. Поняха явно перебрала с алкоголем.</text:p>
      <text:p text:style-name="P40"/>
      <text:p text:style-name="P50">…</text:p>
      <text:p text:style-name="P50"/>
      <text:p text:style-name="P40">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40"/>
      <text:p text:style-name="P40">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0"/>
      <text:p text:style-name="P40">- Джет… Джет… Да вставай же, засоня! - я громко шептал в ухо спящей пегаске, <text:span text:style-name="T1">легонько похлопывая по шее.</text:span></text:p>
      <text:p text:style-name="P40">- Мн-мн-хррр, - сонно чавкала пегаска, пуская слюни. - Гороховый суп закончился. Пюре будет через полчаса. Не ломайте лавки, пожалуйста… А? Что?</text:p>
      <text:p text:style-name="P40"/>
      <text:p text:style-name="P40">Я шёлкнул пегаску по носу.</text:p>
      <text:p text:style-name="P40">- Вставай! Надо сматываться. Дейдра хочет сделать меня своим фаворитом. У меня плохие предчувствия на этот счёт.</text:p>
      <text:p text:style-name="P40"/>
      <text:p text:style-name="P40">Пегаска поднялась, потирая нос копытом. Рваное одеяло сползло с её тела и в нос мне ударил кислый запах. </text:p>
      <text:p text:style-name="P40">-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40"><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40"/>
      <text:p text:style-name="P40">…</text:p>
      <text:p text:style-name="P40"/>
      <text:p text:style-name="P40">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40"/>
      <text:p text:style-name="P40">Есть только одно маленькое “но”.</text:p>
      <text:p text:style-name="P40">Эти двадцать шагов заполнены валяющимися вповалку, храпящими, чмокающими, сопящими и дёргающимися во сне пони.</text:p>
      <text:p text:style-name="P40"/>
      <text:p text:style-name="P40">- Ты чего остановился? - пихнула меня головой в спину Джет. - Надо торопиться, пока не рассвело!</text:p>
      <text:p text:style-name="P40"/>
      <text:p text:style-name="P40">Я обреченно вздохнул, выбрал на полу место, свободное от понеконечностей и поставил туда ногу.</text:p>
      <text:p text:style-name="P40">Почти попал. Светло-коричневая пони ойкнула и сжалась во сне, когда я наступил ей на хвост.</text:p>
      <text:p text:style-name="P40">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40"/>
      <text:p text:style-name="P40">Позади меня послышалось топанье, череда взвизгиваний и возни, нарастающая, подобно прибою.</text:p>
      <text:p text:style-name="P40">Джет невозмутимо торила свой путь прямо по ногам, туловищам и хвостам распластавшихся на полу пони.</text:p>
      <text:p text:style-name="P40"/>
      <text:p text:style-name="P40">- Ты рехнулась? - зашипел на неё я, - надо ж осторожно!</text:p>
      <text:p text:style-name="P40">- Ну, раз ты так хочешь, - пожала плечами пегаска и осторожно поставила ногу на голову пони, сосущей во сне собственное копыто.</text:p>
      <text:p text:style-name="P40"/>
      <text:p text:style-name="P40">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40"/>
      <text:p text:style-name="P40">Я остервенело дёргал ручку двери, ощущая затылком просыпающийся зал.</text:p>
      <text:p text:style-name="P40">- Закрыто, блин! - я дёрнул ещё сильнее и приложился задницой о пол, сжимая в руке оторванную ручку.</text:p>
      <text:p text:style-name="P40"><text:soft-page-break/></text:p>
      <text:p text:style-name="P40">- Хум<text:span text:style-name="T59">, подвинься!</text:span></text:p>
      <text:p text:style-name="P91">Пегаска оттеснила меня крупом и повернулась к двери задом.</text:p>
      <text:p text:style-name="P40"/>
      <text:p text:style-name="P366">БАБАХ!!!</text:p>
      <text:p text:style-name="P366"/>
      <text:p text:style-name="P366">Я ошалело смотрел на дверь, вылетевшую вместе с косяком во двор.</text:p>
      <text:p text:style-name="P366"/>
      <text:p text:style-name="P366">-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66">- Ага. - ухмыльнулась Джет. - Я — крутая! По заднему джебу мне нет равных на нашем облаке и двух соседних!</text:p>
      <text:p text:style-name="P366">- То же мне — крутая! - донеслось откуда-то снизу. - Да я смогла бы выбить эту дверь лбом! Она всё равно кое-как сляпана из обломков скамеек!</text:p>
      <text:p text:style-name="P366"/>
      <text:p text:style-name="P367">Мои ноги обнимала Дейдра, улыбаясь мне хищной улыбкой.</text:p>
      <text:p text:style-name="P367"/>
      <text:p text:style-name="P367">- И, кстати, чтобы открыть её, достаточно было просто отодвинуть засов.</text:p>
      <text:p text:style-name="P367"/>
      <text:p text:style-name="P367">В забеге на первенство тупости ты уверенно догоняешь пегаску, Хуман!</text:p>
      <text:p text:style-name="P367">Я криво улыбнулся Дейдре.</text:p>
      <text:p text:style-name="P367"/>
      <text:p text:style-name="P367">-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367"/>
      <text:p text:style-name="P367">Я сразу понял, что улыбаться Дейдре было плохой идеей. Поняха состроила щенячьи глаза и усилила и без того стальную хватку вокруг моих ног.</text:p>
      <text:p text:style-name="P367"/>
      <text:p text:style-name="P367">- Не бросай меня, Хум! Мне тут так скууучнооо!</text:p>
      <text:p text:style-name="P367"/>
      <text:p text:style-name="P367">Губы её задрожжали, как будто она собралась зареветь.</text:p>
      <text:p text:style-name="P367">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67"><text:soft-page-break/></text:p>
      <text:p text:style-name="P367">-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text:span text:style-name="T338">Кто, кроме меня, провезёт вас в Дрогонштерн?</text:span></text:p>
      <text:p text:style-name="P367"/>
      <text:p text:style-name="P367">- Ммммфффф! - отвечала ей Джет.</text:p>
      <text:p text:style-name="P367"/>
      <text:p text:style-name="P367">Диалог прервался взвизгом и плеском воды. Наконец-то я почувствовал свои ноги свободными!</text:p>
      <text:p text:style-name="P367"/>
      <text:p text:style-name="P50">***</text:p>
      <text:p text:style-name="P40"/>
      <text:p text:style-name="P40">- Ты опять за своё! - крик Джет прямо в ухо перемешивает все воспоминания. - Выныривай! Они уже совсем близко!!!</text:p>
      <text:p text:style-name="P40"/>
      <text:p text:style-name="P40">Я содрогаюсь, вскакиваю с земли и машинально забрасываю мешок на плёчо.</text:p>
      <text:p text:style-name="P40"/>
      <text:p text:style-name="P40">- Идём.</text:p>
      <text:p text:style-name="P40"/>
      <text:h text:style-name="P386"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24">Сто шестьдесят</text:span> вагонеток отличной высоконасыщенной серебряной руды! <text:span text:style-name="T224">Десять</text:span> вагонет<text:span text:style-name="T224">о</text:span>к в день – это поистине королевский подарок!</text:p>
      <text:p text:style-name="P7">- Тридцать пять процентов! За тридцать пять лет! Не морочь мне голову – <text:span text:style-name="T224">сто шестьдесят</text:span> вагонеток в Крогхарте добывалось двести лет назад! Сейчас и <text:span text:style-name="T224">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24">ие</text:span> <text:span text:style-name="T224">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24">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91">- Пять битов! - поворачивается к Луне Селестия.</text:p>
      <text:p text:style-name="P91">Та молча достаёт монетку из шкафчика за троном и кладёт в протянутое копыто.</text:p>
      <text:h text:style-name="P386" text:outline-level="2">2</text:h>
      <text:p text:style-name="P40"/>
      <text:p text:style-name="P40">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0"/>
      <text:p text:style-name="P40">- Дед, сигу не долганёшь?</text:p>
      <text:p text:style-name="P77">- Не курю.</text:p>
      <text:p text:style-name="P77">- Я не спрашивал тебя, куришь ли ты? - пальцы вопрошавшего шевелились, как будто разминая невидимый пластилин. - Сигу не долганёшь?</text:p>
      <text:p text:style-name="P45"/>
      <text:p text:style-name="P77">Крыс спрыгнул с подоконника, царапнув грязным ногтем по кафелю уборной.</text:p>
      <text:p text:style-name="P77">- Ты ведь должен мне ещё с прошлого раза.</text:p>
      <text:p text:style-name="P77"/>
      <text:p text:style-name="P77">Я вытащил из рукава пижамы двадцатисантиметровый гвоздь и плюнул ему под ноги.</text:p>
      <text:p text:style-name="P77"/>
      <text:p text:style-name="P77">- Ничего я тебе не должен. И ты сам это знаешь. Пошёл нахуй.</text:p>
      <text:p text:style-name="P77"/>
      <text:p text:style-name="P77">Крыс криво улыбнулся.</text:p>
      <text:p text:style-name="P77"><text:soft-page-break/></text:p>
      <text:p text:style-name="P77">- Ну-ну. Вы тут, в Чертогах, совсем озверели, что ли? Из окон выпрыгиваете, на людей кидаетесь. Ладно-ладно, пока. Ещё увидимся.</text:p>
      <text:p text:style-name="P77"/>
      <text:p text:style-name="P77">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72">под конвоем церберов с автоматами</text:span>, и нас не навещают извне. Никто и никогда.</text:p>
      <text:p text:style-name="P7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25">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25">четверть</text:span> пачки. И если Крыс не помнит, на чём мы сторговались – это его проблемы, не мои.</text:p>
      <text:p text:style-name="P77"/>
      <text:p text:style-name="P77">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64">Смысл речи Папы?</text:span>&gt;</text:p>
      <text:p text:style-name="P77"/>
      <text:p text:style-name="P95">…шшш… </text:p>
      <text:p text:style-name="P95">sanctificetur nomen tuum; </text:p>
      <text:p text:style-name="P95">adveniat regnum tuum; </text:p>
      <text:p text:style-name="P95">fiat voluntas tua, sicut in caelo et in terra…</text:p>
      <text:p text:style-name="P95">…хрррсссшшш… </text:p>
      <text:p text:style-name="P95">ne nuclear bellum. Amen</text:p>
      <text:p text:style-name="P95">…шшшссс…</text:p>
      <text:p text:style-name="P95"/>
      <text:p text:style-name="P77">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77">Я уже открывал дверь в палату, когда услышал лениво брошенное в спину замечание.</text:p>
      <text:p text:style-name="P77"/>
      <text:p text:style-name="P77">- Дед, собирай шмотки, скоро переезжаешь. На твоё место новенького поселяют. А тебя в соседнюю палату.</text:p>
      <text:p text:style-name="P77"/>
      <text:p text:style-name="P77">Я повернулся.</text:p>
      <text:p text:style-name="P77"/>
      <text:p text:style-name="P77"><text:soft-page-break/>- Когда переезд?</text:p>
      <text:p text:style-name="P77">- Завтра. Или послезавтра, если чувак в реанимации задержится. </text:p>
      <text:p text:style-name="P77">- А почему не новенького в соседнюю? На кой чёрт им я сдался?</text:p>
      <text:p text:style-name="P77"/>
      <text:p text:style-name="P77"><text:s/>Дредд удивлённо бухнулся на все четыре ножки стула.</text:p>
      <text:p text:style-name="P77"/>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77"/>
      <text:p text:style-name="P77">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7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77">Так что нет, не за память я пекусь. Просто приём нейролептиков напрочь отключает не только память, но и сновидения – я проверял.</text:p>
      <text:p text:style-name="P77"/>
      <text:p text:style-name="P77">А мне нравятся сны.</text:p>
      <text:p text:style-name="P3"/>
      <text:p text:style-name="P83">~~~</text:p>
      <text:p text:style-name="P77"/>
      <text:p text:style-name="P77">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72">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72">по обе стороны реки.</text:span> Я оборачиваюсь назад. <text:span text:style-name="T72">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73">неделю</text:span><text:span text:style-name="T72"> назад. </text:span>Дым от привала преследователей не виден уже последние два дня. Я спускаюсь вниз и спрыгиваю с нижней ветки на землю. </text:p>
      <text:p text:style-name="P77"/>
      <text:p text:style-name="P77">- Таки оторвались. Но впереди обрыв. Надо думать, как спуститься.</text:p>
      <text:p text:style-name="P77"/>
      <text:p text:style-name="P77">Джет виновато смотрит на меня. Вот глупая пегаска! Она <text:span text:style-name="T68">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77"/>
      <text:p text:style-name="P77">- Каша будет готова через пять минут.</text:p>
      <text:p text:style-name="P77"/>
      <text:p text:style-name="P77">Словно бы в заглаживание вины своей немощности, Джет взяла готовку пищи на себя. </text:p>
      <text:p text:style-name="P77"/>
      <text:p text:style-name="P77">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77"/>
      <text:p text:style-name="P77">Джет сидит у костра напротив меня и молча жуёт кашу.</text:p>
      <text:p text:style-name="P77">- Ты теперь до старости будешь его носить? - указываю я на одеяло.</text:p>
      <text:p text:style-name="P77">Пегаска только сильнее кутается в него. Кажется, она дрожит.</text:p>
      <text:p text:style-name="P77">- Тебе холодно? Брось, у костра же жарко? Давай я на тебя куртку накину?</text:p>
      <text:p text:style-name="P77">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77"/>
      <text:p text:style-name="P77">Ладно же, мне эти странности уже осточертели!</text:p>
      <text:p text:style-name="P77">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77"/>
      <text:p text:style-name="P77">Едва слышится шорох сзади. Сначала чуть заметно коснувшись, Джет медленно прижимается ко мне всей спиной. Она сильно дрожит.</text:p>
      <text:p text:style-name="P77"><text:soft-page-break/>Так мы согреваем друг-друга с тех пор, как сбежали от твердолобов – ночи стали заметно свежее.</text:p>
      <text:p text:style-name="P77">Но сейчас я отвергаю негласный договор. Это и раздражение на скрытность пегаски, и… </text:p>
      <text:p text:style-name="P77">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77"/>
      <text:p text:style-name="P77">- Джет, блин, у нас речка в двух шагах! Я понимаю, холодно, но нельзя ли помыться? Реально трудно находиться рядом с тобой…</text:p>
      <text:p text:style-name="P77"/>
      <text:p text:style-name="P77">Так же беззвучно, как возникло, касание пропадает. Пропадает и запах…</text:p>
      <text:p text:style-name="P77">Я закрываю глаза.</text:p>
      <text:p text:style-name="P77"/>
      <text:p text:style-name="P77">Просыпаюсь от холода. Щупаю рукой сзади себя. Наконец поворачиваюсь.</text:p>
      <text:p text:style-name="P77">Никого.</text:p>
      <text:p text:style-name="P77"/>
      <text:p text:style-name="P77">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77"/>
      <text:p text:style-name="P77">Полянка перед орешником пуста. Едва дымятся угли погасшего костра. В лунном свете цепочка отпечатков копыт в песке ведёт к реке.</text:p>
      <text:p text:style-name="P77">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77">…</text:p>
      <text:p text:style-name="P77">Ох, щит!!! М-м-мамочка…</text:p>
      <text:p text:style-name="P77">…</text:p>
      <text:p text:style-name="P77">Меня выворачивает наизнанку. Я падаю на колени и неистово блюю в воду. Течение уносит мой ужин к водопаду.</text:p>
      <text:p text:style-name="P77">Рядом со мной на песке лежит часть крыла. Парочка опарышей ещё ползают по голубоватым перьям. Обломок кости белеет в лунном свете.</text:p>
      <text:p text:style-name="P77">Проклятье! Какой же я долбень! <text:span text:style-name="T333">Грёбаный близорукий эгоистичный долбень!</text:span></text:p>
      <text:p text:style-name="P77"/>
      <text:p text:style-name="P77">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77"/>
      <text:p text:style-name="P77"><text:soft-page-break/>Я ускоряюсь.</text:p>
      <text:p text:style-name="P77">Пегаска, понурив голову, бредёт к скальному выступу, нависающему над каньоном. Чуть подумав, она делает шаг в бездну.</text:p>
      <text:p text:style-name="P77">В последнем рывке я совершаю вратарский прыжок и хватаю пегаску за задние ноги. Дыхание перехватывает от удара животом и грудью о камни.</text:p>
      <text:p text:style-name="P77">Пегаска оборачивается. Её передняя нога застывает над пропастью.</text:p>
      <text:p text:style-name="P77"/>
      <text:p text:style-name="P77">- Джет, не дури, - хрипло прошу я осипшим от волнения голосом. - Я ступил. Я все эти дни тупил. Прости.</text:p>
      <text:p text:style-name="P77">-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77">Пегаска поворачивается навстречу пропасти.</text:p>
      <text:p text:style-name="P77"/>
      <text:p text:style-name="P77">-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77">- Нет! Пожалуйста!!! Я вылечу тебя! Я… Я прижгу рану!</text:p>
      <text:p text:style-name="P77"/>
      <text:p text:style-name="P77">Сквозь рыдания я выкрикиваю какие-то сумасбродные идеи, пока пегаска молча стоит над бездной.</text:p>
      <text:p text:style-name="P77">Наконец она усмехается.</text:p>
      <text:p text:style-name="P77"/>
      <text:p text:style-name="P77">-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77">Пегаска вздыхает.</text:p>
      <text:p text:style-name="P77">-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77"/>
      <text:p text:style-name="P77">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77">Очень осторожно, словно бы извиняясь, Джет высвобождает сначала одну ногу из моего захвата. Потом вторую. Я тупо смотрю на пустые ладони.</text:p>
      <text:p text:style-name="P77"/>
      <text:p text:style-name="P77">- Ты был хорошим другом. Прощай.</text:p>
      <text:p text:style-name="P77"/>
      <text:p text:style-name="P77">-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text:span text:style-name="T333">ы</text:span> не решать её. <text:s/>Сонду считает, не очень умное решение…</text:p>
      <text:p text:style-name="P77"><text:soft-page-break/></text:p>
      <text:p text:style-name="P77">Мы оборачиваемся на голос. В свете первых лучей солнца на нас смотрит зебра.</text:p>
      <text:p text:style-name="P77"/>
      <text:h text:style-name="P386"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386" text:outline-level="2">3</text:h>
      <text:p text:style-name="P77"/>
      <text:p text:style-name="P77">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77"/>
      <text:p text:style-name="P77">- Вы сами видите… - обратился Лысый к Алексу. - Я бы его за периметр не выпускал. Вам решать, разумеется.</text:p>
      <text:p text:style-name="P77">-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77"/>
      <text:p text:style-name="P77">Лысый грузно поднялся. Скрипнула дверь и мы остались один на один.</text:p>
      <text:p text:style-name="P77"/>
      <text:p text:style-name="P77">- П-привет, Дедлайн - пробормотал Алекс.</text:p>
      <text:p text:style-name="P77">- Привет, сослуживец, - криво усмехнулся я. Старое командное прозвище <text:span text:style-name="T225">в устах моего бывшего босса </text:span>не вызвало во мне ностальгии.</text:p>
      <text:p text:style-name="P77"/>
      <text:p text:style-name="P77">Алекс на миг встретился со мной взглядом и снова опустил глаза.</text:p>
      <text:p text:style-name="P77"/>
      <text:p text:style-name="P77">- Ты же знаешь, у нас не было другого выхода. Извини.</text:p>
      <text:p text:style-name="P77">- Да ладно. Мне-то что. Тут неплохо кормят.</text:p>
      <text:p text:style-name="P77">- Парк для прогулок будет <text:span text:style-name="T171">увеличиваться</text:span>. Мы присоединили к территории автостоянку и засадили её соснами. <text:span text:style-name="T171">Там даже дёрн с грибницей положат – можно будет</text:span> <text:span text:style-name="T171">сыроежки собирать после дождя. </text:span>Уже <text:soft-page-break/>достраивают расширенную ограду. <text:span text:style-name="T72">Я даже могу устроить тебе вылазки в город.</text:span> И я попросил, чтобы тебя перевели в свободную палату.</text:p>
      <text:p text:style-name="P77">- А вот этого, как раз, не надо, - прервал я извинения Алекса. - Мне и в текущей неплохо. Говори, зачем позвал?</text:p>
      <text:p text:style-name="P77"/>
      <text:p text:style-name="P77">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68">Облако в виде смешной крылатой лошадки приближалось по небосводу к серым корпусам больницы</text:span>.</text:p>
      <text:p text:style-name="P77"/>
      <text:p text:style-name="P77">Наконец Алекс пожал плечами и <text:span text:style-name="T68">посмотрел мне в глаза</text:span>.</text:p>
      <text:p text:style-name="P77">- Дед, у нас проблемы. Хэвэн начала убивать.</text:p>
      <text:p text:style-name="P77"/>
      <text:p text:style-name="P77">Я откинулся на спинку стула и громко похлопал в ладоши.</text:p>
      <text:p text:style-name="P77">-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77"/>
      <text:p text:style-name="P77">Мой бывший <text:span text:style-name="T225">прожект-мэнеджер</text:span> досадливо сморщился и откинулся на спинку стула.</text:p>
      <text:p text:style-name="P77">- Ты не так меня понял. Мы не можем прикрыть проект. Никто нам не даст. Особенно сейчас, когда у <text:span text:style-name="T225">другой стороны</text:span> на подходе аналогичные комплексы. Нам нужна твоя помощь…</text:p>
      <text:p text:style-name="P77"/>
      <text:p text:style-name="P77">… Алекс терпеливо подождал, пока я прекращу ржать.</text:p>
      <text:p text:style-name="P77"/>
      <text:p text:style-name="P78">-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26">Как вернуться. В здравом уме и твёрдой памяти.</text:span> Карта прохождения ловушек. Ты ведь единственный, кто сохранил <text:span text:style-name="T226">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71">Мы читаем это в логах Уроков.</text:span></text:p>
      <text:p text:style-name="P78">Всего пару советов, и ты спасешь людей. </text:p>
      <text:p text:style-name="P77"/>
      <text:p text:style-name="P77">Я покачал головой.</text:p>
      <text:p text:style-name="P77">-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77"/>
      <text:p text:style-name="P77">Алекс долго молчал. </text:p>
      <text:p text:style-name="P77"><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77"/>
      <text:p text:style-name="P77">-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77">-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77"/>
      <text:p text:style-name="P77">Я сжал кулаки и встал. Дверь отворилась и заглянул Лысый. Алекс отрицательно мотнул ему головой.</text:p>
      <text:p text:style-name="P77">- Всё в порядке. Мы общаемся.</text:p>
      <text:p text:style-name="P77"/>
      <text:p text:style-name="P77">Дверь закрылась. Я сел и отвернулся к окну.</text:p>
      <text:p text:style-name="P77"/>
      <text:p text:style-name="P77">-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71">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77"/>
      <text:p text:style-name="P77">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77"/>
      <text:p text:style-name="P77">- В разумных пределах, говоришь?</text:p>
      <text:p text:style-name="P77">- В разумных.</text:p>
      <text:p text:style-name="P77">- А забор будет?</text:p>
      <text:p text:style-name="P77">- Да. Забор убрать не проси. Это невозможно, Дед. Это за пределами разумного. <text:span text:style-name="T171">Брюс никогда в жизни не подпишет. </text:span>Будет и забор, и вооружённая охрана. Даже не мысли о побеге.</text:p>
      <text:p text:style-name="P77">- Понятно.</text:p>
      <text:p text:style-name="P77"/>
      <text:p text:style-name="P45">Я решил схитрить. Просто из интереса. Кроме него, больше ловить тут было нечего.</text:p>
      <text:p text:style-name="P45"/>
      <text:p text:style-name="P45"><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5"/>
      <text:p text:style-name="P4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5"/>
      <text:p text:style-name="P4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72">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4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45">- Дед, - мягко остановил меня Алекс. - не надо. Не даешь мне помечтать, жестокий человек…</text:p>
      <text:p text:style-name="P45"/>
      <text:p text:style-name="P45">Выплюнув жвачку в салфетку и аккуратно препроводив бумажный шарик в ведро, Алекс печально развёл руками.</text:p>
      <text:p text:style-name="P45">- Меня не уведомляют о высших целях “<text:span text:style-name="T172">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77">- Разумеется, знал, - отдался воспоминаниям и я. - Это ж от идеи, что партнёра по бизнесу можно уничтожить физически, у Нэша поехала крыша.</text:p>
      <text:p text:style-name="P77">-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77">-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77"/>
      <text:p text:style-name="P77">Алекс скучающе завёл глаза.</text:p>
      <text:p text:style-name="P79">-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77"/>
      <text:p text:style-name="P77">Алекс посмотрел на часы, нахмурился и продолжил.</text:p>
      <text:p text:style-name="P77">- И, надеюсь, не будем. Потому что горячая война означает конец. Всем и навсегда. <text:span text:style-name="T172">Кибермозг той стороны на шесть лет старше нашего – недостижимое преимущество в наших реалиях. К счастью, <text:s/></text:span><text:span text:style-name="T18">MARATHON</text:span><text:span text:style-name="T172">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72">ё</text:span> остальн<text:span text:style-name="T172">о</text:span>е, вместе взят<text:span text:style-name="T172">о</text:span>е. А ты стал в позу и называешь нас ублюдками. Одеть белое пальто легче всего!</text:p>
      <text:p text:style-name="P77"/>
      <text:p text:style-name="P77">- Ну-ну. Ты очень убедительно рассказываешь, я проникся. Но ты так и не ответил на мой вопрос,- напомнил я ему. Разговор начал мне надоедать.</text:p>
      <text:p text:style-name="P77"/>
      <text:p text:style-name="P77">Мой бывший босс всё понял. Всё же проницательности ему было не занимать. Он бросил на меня злой взгляд, но тем не менее, начал.</text:p>
      <text:p text:style-name="P77"/>
      <text:p text:style-name="P77">-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77"/>
      <text:p text:style-name="P77">-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77"/>
      <text:p text:style-name="P77">Я оборвал смех.</text:p>
      <text:p text:style-name="P77">-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77"/>
      <text:p text:style-name="P77">-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72">Да, чуть было не забыл!</text:span></text:p>
      <text:p text:style-name="P96"/>
      <text:p text:style-name="P96">Босс вытащил из внутреннего кармана пиджака бутылку «Джентльмен Джека» и поставил передо мной.</text:p>
      <text:p text:style-name="P77"/>
      <text:p text:style-name="P96">- Мне действительно не хватает старых добрых времён. Что бы ты там себе ни думал.</text:p>
      <text:p text:style-name="P96"><text:soft-page-break/></text:p>
      <text:p text:style-name="P77"><text:span text:style-name="T72">Алекс</text:span> пошёл к выходу. У двери он замялся и вдруг обернулся.</text:p>
      <text:p text:style-name="P77">- <text:span text:style-name="T72">И, знаешь, с</text:span>амое страшное? <text:span text:style-name="T72">Э</text:span>то то, что ты до сих пор считаешь себя нормальным, - грустно улыбнулся <text:span text:style-name="T72">босс</text:span>. - <text:s/>Человеком. Мне реально страшно это видеть. И всем нам – остальные наблюдали по интеркому.</text:p>
      <text:p text:style-name="P77"/>
      <text:p text:style-name="P77">- Что?</text:p>
      <text:p text:style-name="P77"/>
      <text:p text:style-name="P77">- Дедлайн, ты собираешь узор из <text:span text:style-name="T227">шестнадцати</text:span> кубиков по картинке за пару секунд. При этом ещё успеваешь инвертировать цвета.</text:p>
      <text:p text:style-name="P77"/>
      <text:p text:style-name="P77">Алекс вышел.</text:p>
      <text:p text:style-name="P83"><text:line-break/>~~~</text:p>
      <text:p text:style-name="P91"/>
      <text:p text:style-name="P91">… Стражница напротив вот уже полчаса молча сверлит меня взглядом. </text:p>
      <text:p text:style-name="P91">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91"/>
      <text:p text:style-name="P91">Я тайком смотрю на своё отражение в зеркальце, висящем на шее этой мрачной зебры. Нифига, лоб чистый, никаких каракулей не наблюдается.</text:p>
      <text:p text:style-name="P91"/>
      <text:p text:style-name="P91">- А можно..? - наконец, начинаю я.</text:p>
      <text:p text:style-name="P91">- Нельзя, - оборывает зебра. - Зеррика сама выйдет, когда закончит.</text:p>
      <text:p text:style-name="P91"/>
      <text:p text:style-name="P91">Подчёркивая сказанное, стражница перекрывает вход в палатку копьём.</text:p>
      <text:p text:style-name="P91"/>
      <text:p text:style-name="P91">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91"/>
      <text:p text:style-name="P91">Джет до последнего момента казалась мне сделаной из железа — может быть, именно поэтому я не догадывался, что с ней происходит что-то плохое. </text:p>
      <text:p text:style-name="P9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1"><text:soft-page-break/>Я закрываю глаза, пытаясь вспомнить… </text:p>
      <text:p text:style-name="P91"/>
      <text:p text:style-name="P92">***</text:p>
      <text:p text:style-name="P91"/>
      <text:p text:style-name="P91">.</text:p>
      <text:p text:style-name="P91">.</text:p>
      <text:p text:style-name="P91">.</text:p>
      <text:p text:style-name="P91">СИЯНИЕ</text:p>
      <text:p text:style-name="P91">.</text:p>
      <text:p text:style-name="P91">Кто я?</text:p>
      <text:p text:style-name="P91">.</text:p>
      <text:p text:style-name="P91">Где я?</text:p>
      <text:p text:style-name="P91">.</text:p>
      <text:p text:style-name="P91">Где все?</text:p>
      <text:p text:style-name="P91">.</text:p>
      <text:p text:style-name="P91">Чувствую прикосновение. Что-то энергично тормошит меня. Слышу приглушенное бормотание.</text:p>
      <text:p text:style-name="P91">.</text:p>
      <text:p text:style-name="P366">Я открываю глаза и вижу фигуру в голубом.</text:p>
      <text:p text:style-name="P51"/>
      <text:p text:style-name="P51">- Быстро! За мной! - торопливо шепчет мне она.</text:p>
      <text:p text:style-name="P51">Я послушно ползу среди костей и раздавленных черепов за голубой пони… Пони? Какой ещё, к дьяволу, пони?</text:p>
      <text:p text:style-name="P51">- Пегаской! - шипит, оборачиваясь, она.</text:p>
      <text:p text:style-name="P52"/>
      <text:p text:style-name="P51">Видно, последние слова я произнёс вслух. И, да, теперь я замечаю у поняхи два аккуратно сложенных на спине крыла, <text:span text:style-name="T72">одно из них, правда, нарушенной формы</text:span>. Лёгкие пластинчатые доспехи плотно облегают её грудь и бока.</text:p>
      <text:p text:style-name="P51">Черепа… Кости… Пегаска в броне… Чушь какая-то!</text:p>
      <text:p text:style-name="P51"/>
      <text:p text:style-name="P51">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51"/>
      <text:p text:style-name="P51">- Какого чё…?!!</text:p>
      <text:p text:style-name="P51"><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51">- Появится кто? - спросил я, потирая ушибленную о каменный свод макушку.</text:p>
      <text:p text:style-name="P51"/>
      <text:p text:style-name="P51">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51"/>
      <text:p text:style-name="P51">Я пригнулся к уху поньки и еле слышно прошептал:</text:p>
      <text:p text:style-name="P51">- Кто это?</text:p>
      <text:p text:style-name="P51">- Агамемнон, - так же, едва шевеля губами, прошептала поняха. - Он сегодня голодный - остался без обеда. И у него хороший слух.</text:p>
      <text:p text:style-name="P51"/>
      <text:p text:style-name="P51">Я снова почесал ушибленный лоб.</text:p>
      <text:p text:style-name="P51">- Мне это имя вообще ничего не говорит.</text:p>
      <text:p text:style-name="P51"/>
      <text:p text:style-name="P51">Пегаска критически осмотрела меня.</text:p>
      <text:p text:style-name="P51">-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51"/>
      <text:p text:style-name="P53">Пегаска попробовала было потрогать меня в паху, но я с возмущением отбросил её копыто.</text:p>
      <text:p text:style-name="P53"/>
      <text:p text:style-name="P51">-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51"/>
      <text:p text:style-name="P51">От беспокойной возни снаружи скала задрожала. Кто-то шумно зевнул и с металлическим скрежетом почесался.</text:p>
      <text:p text:style-name="P51"/>
      <text:p text:style-name="P51">- Так откуда ты? - пытливо спросила поняха.</text:p>
      <text:p text:style-name="P51">-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51">Я закрыл глаза и сосредоточился…</text:p>
      <text:p text:style-name="P91">…</text:p>
      <text:p text:style-name="P91">- Не помню.</text:p>
      <text:p text:style-name="P91"><text:soft-page-break/>- Что? - удивилась поняха. - Не помнишь, где твой дом?</text:p>
      <text:p text:style-name="P91">- Нет.</text:p>
      <text:p text:style-name="P91">- А как попал в гнездо Агамемнона — помнишь?</text:p>
      <text:p text:style-name="P91">- Нет.</text:p>
      <text:p text:style-name="P91">- А кто ты — помнишь?</text:p>
      <text:p text:style-name="P91">- Нет.</text:p>
      <text:p text:style-name="P51"><text:span text:style-name="T60">- Ну и ну. Ни в жизнь ещё таких чудаков не встречала. - покачала головой пегаска. - Ты не обижайся, но ты <text:s/>мозгами напоминаешь мне </text:span><text:span text:style-name="T61">полугодовалого жеребёнка</text:span><text:span text:style-name="T60">. То есть, вообще не </text:span><text:span text:style-name="T61">паришь</text:span><text:span text:style-name="T60"> по жизни. Хотя, на вид, взрослый. Как ты, вообще, дожил до своих лет, если не помнишь ничего?</text:span></text:p>
      <text:p text:style-name="P91">-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91">-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91">- Следующий? - я мучительно пытался ухватить логическую нить. - А кто предыдущий?</text:p>
      <text:p text:style-name="P91">-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91">Пегаска склонила шею и я увидел огромную шишку с кровоподтёком на затылке поняхи.</text:p>
      <text:p text:style-name="P91">-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91"/>
      <text:p text:style-name="P51">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51"/>
      <text:p text:style-name="P51">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51"/>
      <text:p text:style-name="P51">…</text:p>
      <text:p text:style-name="P51">СИЯНИЕ</text:p>
      <text:p text:style-name="P91">…</text:p>
      <text:p text:style-name="P51"><text:span text:style-name="T63">Оно п</text:span><text:span text:style-name="T60">овсюду. </text:span><text:span text:style-name="T63">Нет верха и низа, нет направлений и расстояний. Нет м</text:span><text:span text:style-name="T60">ыслей. Нет чувств. Нет времени. Есть только бесконечное сияние…</text:span></text:p>
      <text:p text:style-name="P91">.</text:p>
      <text:p text:style-name="P91"><text:soft-page-break/>Кто я?</text:p>
      <text:p text:style-name="P91">.</text:p>
      <text:p text:style-name="P91">Где я?</text:p>
      <text:p text:style-name="P91">.</text:p>
      <text:p text:style-name="P51">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51">Внезапно фигура как будто наклоняется ко мне и почти выкрикивает фразу. Видение рушится, но фраза впечатывается в память:</text:p>
      <text:p text:style-name="P51">- ИДИ В ДРОГОНШТЕРН!</text:p>
      <text:p text:style-name="P51"/>
      <text:p text:style-name="P51">…</text:p>
      <text:p text:style-name="P51"/>
      <text:p text:style-name="P51">- Я ВСПОМНИЛ! ВСПОМНИЛ! ДРОГОНШТЕРН!!! - я хлопнул себя по лбу. - Мне нужно попасть в Дрогонштерн!</text:p>
      <text:p text:style-name="P51"/>
      <text:p text:style-name="P51">Поняха закатила глаза и стукнулась лбом о камень.</text:p>
      <text:p text:style-name="P51">- <text:span text:style-name="T66">Я ЖЕ ПРЕДУПРЕЖДАЛА, ПОТИШЕ!!!</text:span> - заорала понька. - Что за тупой <text:span text:style-name="T9">индивид</text:span> попался!</text:p>
      <text:p text:style-name="P51"/>
      <text:p text:style-name="P51">Снаружи беспокойно завозились, что-то неразборчиво запыхтели и внезапно валун, под которым мы прятались, вознёсся над нашими головами.</text:p>
      <text:p text:style-name="P51">Поняха бросилась на меня, сбив с ног и закрыв телом и крыльями.</text:p>
      <text:p text:style-name="P51"/>
      <text:p text:style-name="P51">-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51">- А как же ты? Он же съест тебя?</text:p>
      <text:p text:style-name="P51">- Не беспокойся, я в последний момент извернусь и улечу. Действуй!</text:p>
      <text:p text:style-name="P51"/>
      <text:p text:style-name="P51">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51"/>
      <text:p text:style-name="P51">- <text:span text:style-name="T66">ВИЖУ СБЕЖАВШИЙ ВЧЕРАШНИЙ ОБЕД. ЕЩЁ НЕ ПРОТУХ. ХОРОШО.</text:span></text:p>
      <text:p text:style-name="P74"/>
      <text:p text:style-name="P75">- Ну так и жри, пока не скисло! - заорала поняха, повернув к нему голову.</text:p>
      <text:p text:style-name="P75"/>
      <text:p text:style-name="P75"><text:soft-page-break/>- <text:span text:style-name="T66">ОН ЕЩЁ И РУГАЕТСЯ,</text:span> - недовольно заметил дракон. - <text:span text:style-name="T66">СЛИШКОМ СЫРОЙ</text:span>. <text:span text:style-name="T66">НАДО ПРОЖАРИТЬ.</text:span></text:p>
      <text:p text:style-name="P75">Внезапно он открыл пасть и к нам устремился поток зелёного пламени.</text:p>
      <text:p text:style-name="P75">Пегаска пискнула и прижалась ко мне покрепче. Я завороженно смотрел навстречу гибели…</text:p>
      <text:p text:style-name="P75"/>
      <text:p text:style-name="P75">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75"/>
      <text:p text:style-name="P75">- Бежим! - пегаска вскочила и указала направление. Я припустил со всех ног. Безумие последнего часа выбило из меня способность мыслить.</text:p>
      <text:p text:style-name="P75"/>
      <text:p text:style-name="P75">… И потому я остановился у края пропасти, руководствуясь исключительно рефлексами.</text:p>
      <text:p text:style-name="P75">Пару камешек сорвалось у меня из-под ноги и скрылось в голубоватой дымке. Я перевёл дух.</text:p>
      <text:p text:style-name="P75"/>
      <text:p text:style-name="P75">- Почему остановился?!! Прыгай! - пегаска остановилась рядом и указала копытом прямо вниз. - Прыгай, если хочешь жить!</text:p>
      <text:p text:style-name="P75"><text:s/></text:p>
      <text:p text:style-name="P75"><text:span text:style-name="T66">- НЕНАВИЖУ ПОНЯЧЬЮ МАГИЮ! НЕ ВЫНОШУ ПОНИ!!! ВИДЕТЬ ИХ БОЛЬШЕ НЕ ХОЧУ В СВОЁМ ГНЕЗДЕ!</text:span> - орал Агамемнон, протирая глаза.</text:p>
      <text:p text:style-name="P75"/>
      <text:p text:style-name="P75">Я молча стоял и смотрел вниз, хлопая глазами. </text:p>
      <text:p text:style-name="P75">Пегаска всё поняла. Она присела, как будто готовясь к прыжку. Я сделал маленький шажок назад, не желая прыгать.</text:p>
      <text:p text:style-name="P75">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75"/>
      <text:p text:style-name="P75">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75">Довольно скоро я оказался в захвате передних ноги пегаски и к моим воплям присоединился её протяжный визг.</text:p>
      <text:p text:style-name="P75"/>
      <text:p text:style-name="P76">- <text:span text:style-name="T86">А-А-А-А-А-А-А-А-А-А!!!</text:span></text:p>
      <text:p text:style-name="P76"/>
      <text:p text:style-name="P76"><text:soft-page-break/><text:span text:style-name="T86">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53">…</text:p>
      <text:p text:style-name="P52"/>
      <text:p text:style-name="P40">- Да ты совсем чокнулась, коняга долбанутая! - заорал я, как только вынырнул, - я же мог разбиться!!!</text:p>
      <text:p text:style-name="P40">-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40">- Вижу! - я издевательски набрал в рот воды и выплюнул на голубой круп. - Что же ты не могла нормально приземлиться, если у тебя всё под контролем?</text:p>
      <text:p text:style-name="P40"/>
      <text:p text:style-name="P40">Пегаска сникла.</text:p>
      <text:p text:style-name="P40">- Не могла…</text:p>
      <text:p text:style-name="P40">Она молча, не попытавшись смахнуть воду, отвернулась и развернула <text:span text:style-name="T72">правое </text:span>крыло. Где-то на половине длины второго сустава оно безжизненно свисало под неестественным углом.</text:p>
      <text:p text:style-name="P40">- Если бы могла летать - не задержалась бы в гнезде Агамемнона… Сломала вчера на вираже, когда уходила от погони.</text:p>
      <text:p text:style-name="P40"/>
      <text:p text:style-name="P40">У меня пересохло в горле.</text:p>
      <text:p text:style-name="P40"><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51"/>
      <text:p text:style-name="P51">Иногда ты довольно туго соображаешь, чувак! Жертвенность этой пон<text:span text:style-name="T86">яхи</text:span> заслуживает большей награды, чем ты можешь дать сейчас.</text:p>
      <text:p text:style-name="P51"/>
      <text:p text:style-name="P51">Я примирительно потрепал пегаску по голубой гриве и неумело погладил по крупу, стряхивая воду.</text:p>
      <text:p text:style-name="P51">- Извини, подруга. Я ступил.</text:p>
      <text:p text:style-name="P51"/>
      <text:p text:style-name="P40">Та немедленно повернулась. <text:span text:style-name="T86">Одно движение ноги стёрло слёзы с носа </text:span>и по улыбке во всю ширину мордахи я понял, что прощён.</text:p>
      <text:p text:style-name="P40"/>
      <text:p text:style-name="P40">-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40">- Да уж, - я поёжился, - твой дедушка тобой гордился бы.</text:p>
      <text:p text:style-name="P40">-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40"><text:soft-page-break/></text:p>
      <text:p text:style-name="P40">Я присвистнул.</text:p>
      <text:p text:style-name="P40">- Фигасе у тебя был дедуля. Как ты вообще выжила?</text:p>
      <text:p text:style-name="P40">Пегаска смутилась.</text:p>
      <text:p text:style-name="P40">-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40"><text:line-break/>Я попытался подбодрить лошадку и похлопал её по шее.</text:p>
      <text:p text:style-name="P40">- Не грусти. Крыло заживёт и ты снова будешь летать наперегонки с дедом! Или падать – что больше нравится.</text:p>
      <text:p text:style-name="P40"/>
      <text:p text:style-name="P40">У пегаски задрожали губы и уголки глаз подозрительно заблестели.</text:p>
      <text:p text:style-name="P40">- Не получится. Никогда-никогда. Он однажды улетел разгонять грозу и в облаке на полной скорости врезался в гору.</text:p>
      <text:p text:style-name="P40"/>
      <text:p text:style-name="P40">Да уж, чувак, ты умеешь утешать!</text:p>
      <text:p text:style-name="P40"/>
      <text:p text:style-name="P40">Я снова погладил пегаску. Та в ответ неожиданно сильно прижалась ко мне, помогая себе передней ногой.</text:p>
      <text:p text:style-name="P40">- Ай! - я свободной рукой отстранил поняху.</text:p>
      <text:p text:style-name="P40">- И-извини… Я расклеилась. Мне нужно было утешиться. Я думала, ты меня поймешь, - пробормотала пегаска и отвернулась.</text:p>
      <text:p text:style-name="P40">- Да нет, не в том дело.</text:p>
      <text:p text:style-name="P40"/>
      <text:p text:style-name="P40">Я полез рукой под рубашку, нашаривая колющий грудь предмет.</text:p>
      <text:p text:style-name="P40"/>
      <text:p text:style-name="P40">- Ого! Что за хрень?</text:p>
      <text:p text:style-name="P40"/>
      <text:p text:style-name="P40">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40"/>
      <text:p text:style-name="P40">-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40">- Естественно, не пегасье. Это моё украшение. Знать бы только, как оно у меня оказалось!</text:p>
      <text:p text:style-name="P40"><text:soft-page-break/></text:p>
      <text:p text:style-name="P40">Я попытался снять цепочку, но не смог взять её в руку. Золотистое сияние охватило мою шею и мягко оттолкнуло руку прочь.</text:p>
      <text:p text:style-name="P40"/>
      <text:p text:style-name="P40">- Чего-о-о?!! Не понял!</text:p>
      <text:p text:style-name="P40"/>
      <text:p text:style-name="P40">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40"/>
      <text:p text:style-name="P40">- Кажется, я понимаю, что спасло нас от Агамемнона!</text:p>
      <text:p text:style-name="P40">- Эмм… Ты?</text:p>
      <text:p text:style-name="P40"/>
      <text:p text:style-name="P40">Пегаска ткнула копытом в украшение. Золотое свечение остановило её ногу в сантиметре от моей груди.</text:p>
      <text:p text:style-name="P40"/>
      <text:p text:style-name="P40">- Я не о том. Вот то золотое марево, которое защитило нас от пламени дракона – это её копыт дело!</text:p>
      <text:p text:style-name="P40">- Её? - я почесал в затылке, - Тогда уже его. Украшение – оно. Блин, щекочется – а я даже снять его не могу!</text:p>
      <text:p text:style-name="P40">- Её. <text:s/>Украшение – кобылка, - растолковала пегаска. - Это тебе любой пони скажет.</text:p>
      <text:p text:style-name="P40"/>
      <text:p text:style-name="P40">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42">Я вздохнул и спрятал кулон обратно под рубаху. <text:span text:style-name="T214">Фигурка легонько оцарапала мою грудь. Меня внезапно обдало теплом и сияние просветило материю насквозь.</text:span></text:p>
      <text:p text:style-name="P354">… </text:p>
      <text:p text:style-name="P354"><text:span text:style-name="T214">Я</text:span> <text:span text:style-name="T214">открыл глаза и увидел Джет, таращившуюся на меня во все глаза.</text:span></text:p>
      <text:p text:style-name="P354"/>
      <text:p text:style-name="P354">- <text:span text:style-name="T214">Ты в порядке?</text:span></text:p>
      <text:p text:style-name="P354"/>
      <text:p text:style-name="P355">Я запустил руку под рубашку и немного пошарил. <text:span text:style-name="T215">Ну дела! </text:span>Ни фигурки, ни цепочки.</text:p>
      <text:p text:style-name="P355"/>
      <text:p text:style-name="P355">- Не знаю. Вроде, да. Но кулон исчез.</text:p>
      <text:p text:style-name="P355">- Никуда он не исчез. <text:s/>Я видела, как эта фиговина растворилась у тебя на груди!</text:p>
      <text:p text:style-name="P355">- Прямо через рубашку?</text:p>
      <text:p text:style-name="P355">- Угу! Она так сияла, что <text:span text:style-name="T215">я даже твои рёбра видела. То ещё зрелище…</text:span></text:p>
      <text:p text:style-name="P40"><text:soft-page-break/></text:p>
      <text:p text:style-name="P356">Я хмыкнул, <text:span text:style-name="T216">потёр висок</text:span> и в конце-концов плюнул на попытки что-либо понять.</text:p>
      <text:p text:style-name="P356"/>
      <text:p text:style-name="P40">- В общем, попытка номер два.</text:p>
      <text:p text:style-name="P40">- Ась? - недоумённо спросила пегаска.</text:p>
      <text:p text:style-name="P40"/>
      <text:p text:style-name="P40">Я в ответ осторожно, не касаясь повреждённого крыла, обнял её и прижал к себе покрепче.</text:p>
      <text:p text:style-name="P40">- Спасибо, что спасла меня. Серьёзно.</text:p>
      <text:p text:style-name="P40"/>
      <text:p text:style-name="P40">Я так и почувствовал, как расслабляется в моих руках поняха, буквально упёршись в меня грудью и положив голову на плечо.</text:p>
      <text:p text:style-name="P40">- Друзья зовут меня Джет.</text:p>
      <text:p text:style-name="P40">- Здорово, Джет! А меня зовут… Эмм…</text:p>
      <text:p text:style-name="P40"/>
      <text:p text:style-name="P40">Блин! Похоже, это ещё одна вещь, которую я не помню.</text:p>
      <text:p text:style-name="P40"/>
      <text:p text:style-name="P40">- Называй меня… Эээ… Хуман! Хуман из племени Хомо Сапиенсов.</text:p>
      <text:p text:style-name="P40">- Привет, Хуман! - пегаска с улыбкой отстранилась и потрясла мою руку, зажав её между копыт.</text:p>
      <text:p text:style-name="P40">- Привет, Джет!</text:p>
      <text:p text:style-name="P40">- Привет, красавчики!</text:p>
      <text:p text:style-name="P45"/>
      <text:p text:style-name="P77">Мы обернулись на голос и узрели с полдюжины копий, чуть ли не уткнувшихся нам в носы…</text:p>
      <text:p text:style-name="P77"/>
      <text:p text:style-name="P83">***</text:p>
      <text:p text:style-name="P45"/>
      <text:p text:style-name="P77">- Хуман из Хомо Сапиенсов! - возвращает меня к реальности гортанный голос полосатой целительницы, - Ты можешь войти. Пегаска нуждается в тебе.</text:p>
      <text:p text:style-name="P77"/>
      <text:h text:style-name="P386"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386" text:outline-level="2"><text:soft-page-break/>4</text:h>
      <text:p text:style-name="P77"/>
      <text:p text:style-name="P95">…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95">…сссшшш… военные расходы стали максимальными за всю историю наблюдения – говорится в ежегодном отчёте международной …шшш… </text:p>
      <text:p text:style-name="P95">…хррршшш… заступил на дежурство девятнадцатый дивизион ПВО дальнего …шшшсссссшшш… </text:p>
      <text:p text:style-name="P95"/>
      <text:p text:style-name="P77">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28">Пока я с удивлением рассматривал палец, ретранслятор</text:span> в ответ выхаркнул очередную порцию информации.</text:p>
      <text:p text:style-name="P77"/>
      <text:p text:style-name="P95">…шшсссшш… очередное заседание ООН, посвящённое предотвращению эскалации конфликта …хрр…</text:p>
      <text:p text:style-name="P9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95">…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95"/>
      <text:p text:style-name="P77">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77"/>
      <text:p text:style-name="P53">Близилось время обеда. Я пожал плечами и побрёл в столовку.</text:p>
      <text:p text:style-name="P53"/>
      <text:p text:style-name="P53">…</text:p>
      <text:p text:style-name="P60">&lt;<text:span text:style-name="T9">теория трун и волновых колебаний</text:span><text:span text:style-name="T49">, мультиверс Эверетта</text:span>&gt;</text:p>
      <text:p text:style-name="P54">- Вот как ты считаешь, Дедлайн, имеет ли право на жизнь теория <text:span text:style-name="T381">множественных</text:span> миров <text:span text:style-name="T381">Эверетта</text:span>?! - Диоген чуть не выколол мне глаз, размахивая пластиковой вилкой. - Ну, помнишь, я тебе рассказывал на той неделе… <text:span text:style-name="T382">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span></text:p>
      <text:p text:style-name="P54">- <text:span text:style-name="T383">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span></text:p>
      <text:p text:style-name="P56"><text:soft-page-break/>- <text:span text:style-name="T384">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span></text:p>
      <text:p text:style-name="P69">-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70">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55"/>
      <text:p text:style-name="P64">Диоген с обидой посмотрел на сидящего за соседним столом Гейзенберга. Тот что-то доказывал Леннону и даже не повернулся в ответ.</text:p>
      <text:p text:style-name="P64"/>
      <text:p text:style-name="P61">- <text:span text:style-name="T386">Так вот, в</text:span>место координат и скоростей для квантов используют волновую функцию, <text:span text:style-name="T385">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span></text:p>
      <text:p text:style-name="P61"/>
      <text:p text:style-name="P62">Диоген провёл от точки кривую линию <text:s/><text:span text:style-name="T386">и в конце сильно вдавил пальцем в стол. Слизывая впившиеся в палец крупицы соли, он продолжил.</text:span></text:p>
      <text:p text:style-name="P62"/>
      <text:p text:style-name="P63">- <text:span text:style-name="T386">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span></text:p>
      <text:p text:style-name="P62"/>
      <text:p text:style-name="P65">Диоген заговорщицки подмигнул мне <text:span text:style-name="T404">и нарисовал от точки на столе ещё несколько кривых траекторий.</text:span></text:p>
      <text:p text:style-name="P65"/>
      <text:p text:style-name="P66">-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text:span text:style-name="T387">Грубо говоря, кот Шрёдингера в одной вселенной мёртв, во второй – жив, а в третьей вообще сломал ящик и вылизывается снаружи! </text:span>Совокупность этих результатов из параллельны<text:span text:style-name="T387">х</text:span> вселенных и даст суммарную волновую функцию! <text:span text:style-name="T387">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span></text:p>
      <text:p text:style-name="P381">Вот этот вариант с <text:span text:style-name="T389">бесконечными </text:span>расщепляющимися <text:span text:style-name="T389">вселенными</text:span> и есть <text:span text:style-name="T394">теория</text:span> Эверетта. Ну, как тебе? Красиво же этот алкоголик <text:span text:style-name="T393">Хью </text:span>утёр нос <text:span text:style-name="T395">копенгагенским болванам!</text:span></text:p>
      <text:p text:style-name="P67"/>
      <text:p text:style-name="P381"><text:soft-page-break/>- Красиво… - я не понял вообще ничего, но с Диогеном лучше было соглашаться, чтобы <text:span text:style-name="T390">не </text:span>вызвать приступ научного гнева.</text:p>
      <text:p text:style-name="P381">- <text:span text:style-name="T395">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span></text:p>
      <text:p text:style-name="P381">- <text:span text:style-name="T411">Знаешь, Диоген, я больше ценитель классики. Ну, там, когда яблоко на голову падает или е равно эм-цэ-квадрат…</text:span></text:p>
      <text:p text:style-name="P67">- <text:span text:style-name="T388">Это потому что ты не знаешь продолжения! - энергично воскликнул Диоген. - Я к чему это тебе про мультиверс Эверетта талдычу? </text:span><text:span text:style-name="T53">Я </text:span><text:span text:style-name="T54">ведь </text:span><text:span text:style-name="T53">его немного расширил </text:span><text:span text:style-name="T55">пару лет назад</text:span><text:span text:style-name="T53">!</text:span></text:p>
      <text:p text:style-name="P67"/>
      <text:p text:style-name="P68">Мой собеседник потёр ладони и тихонько рассмеялся в локоть. Вид у него был как у школьника, удачно <text:span text:style-name="T392">удачно подложившего кнопку на стул соседу</text:span>.</text:p>
      <text:p text:style-name="P67"/>
      <text:p text:style-name="P382">- <text:span text:style-name="T391">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span></text:p>
      <text:p text:style-name="P382"><text:span text:style-name="T39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span></text:p>
      <text:p text:style-name="P56"/>
      <text:p text:style-name="P56">- <text:span text:style-name="T396">И что с того? - ошалело спросил я. Множественные вселенные в моём воображении играли на гармошке и танцевали чечётку.</text:span></text:p>
      <text:p text:style-name="P56"/>
      <text:p text:style-name="P58">- <text:span text:style-name="T396">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span></text:p>
      <text:p text:style-name="P58"/>
      <text:p text:style-name="P71">Диоген выцарапал крошку из бороды и отправил в рот. В его голосе послышались <text:span text:style-name="T405">истерически-</text:span>восторжённые нотки.</text:p>
      <text:p text:style-name="P72"/>
      <text:p text:style-name="P72">- Их семь! Я рассчитал! Семь! <text:span text:style-name="T400">Подобно</text:span> <text:span text:style-name="T400">тому, как </text:span>луч света распадается на семь цветов <text:span text:style-name="T402">радуги при</text:span> проход<text:span text:style-name="T400">е</text:span> через призму, так и вселенная наблюдателя “<text:span text:style-name="T402">распадается”</text:span> <text:span text:style-name="T402">на </text:span>семь запутанных, зависящих от неё параллельных вселенных! Бесконечное количество параллельных, но только семь зависимых! <text:span text:style-name="T402">Этакая мультиверс-радуга…</text:span> Это <text:span text:style-name="T403">можно представить</text:span> волн<text:span text:style-name="T403">ами</text:span>, повторяющи<text:span text:style-name="T403">ми</text:span> форму брошенного в воду <text:span text:style-name="T399">камня</text:span> – каждая волна слабее предыдущей, пока, наконец, они станут <text:span text:style-name="T403">не</text:span>различимы <text:span text:style-name="T405">в</text:span> водной глади. Так и <text:soft-page-break/>со связанными вселенными – <text:span text:style-name="T399">на каждой последующей энергетической бране </text:span>связь <text:span text:style-name="T399">всё </text:span>слабее. <text:span text:style-name="T400">На седьмой бране зависимость еле прослеживается.</text:span></text:p>
      <text:p text:style-name="P59"/>
      <text:p text:style-name="P73">Диоген выдохнул и залпом опрокинул в себя стакан компота. <text:span text:style-name="T400">Закашлялся, </text:span>вытер рот рукавом и обиженно оглянулся <text:span text:style-name="T400">через плечо</text:span>.</text:p>
      <text:p text:style-name="P59"/>
      <text:p text:style-name="P57">- Я вчера во время прогулки обсуждал сильные и слабые стороны <text:span text:style-name="T403">моей</text:span> <text:span text:style-name="T403">теории</text:span> с Платоном, так он спорит на два окурка, что она нежизнеспособна! Якобы, <text:span text:style-name="T397">сравнение пар квантов и целых вселенных </text:span><text:span text:style-name="T68">притянуто за уши, а камни годятся </text:span>только на то, чтобы вышибать мозги из заумствующих демагогов! Но позвольте!!</text:p>
      <text:p text:style-name="P77"/>
      <text:p text:style-name="P77">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text:span text:style-name="T401">а</text:span> Диоген увлечённо жевал.</text:p>
      <text:p text:style-name="P77"/>
      <text:p text:style-name="P82">-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9">Я могу </text:span><text:span text:style-name="T50">обосновать существование </text:span><text:span text:style-name="T52">связанных</text:span><text:span text:style-name="T50"> вселенных и другим способом</text:span><text:span text:style-name="T9">! </text:span><text:span text:style-name="T50">До сих пор мы рассматривали квант как частицу и отталкивались от этого постулата в своих доказательствах. Теперь рассмотрим </text:span><text:span text:style-name="T51">волновой аспект.</text:span><text:span text:style-name="T9"> Ты как раз должен оценить…</text:span></text:p>
      <text:p text:style-name="P45"/>
      <text:p text:style-name="P49">Я уже отчаялся остановить вышедшего на орбиту философа и просто старался не заснуть.</text:p>
      <text:p text:style-name="P45"/>
      <text:p text:style-name="P45">- Дедлайн, ты же знаком с корпускулярно-волновым дуализмом? <text:span text:style-name="T406">Мне же не надо тебе объяснять п</text:span>ростенький такой постулат, что квантовые частицы, вроде фотонов, являются одновременно обьектом и волной? <text:span text:style-name="T406">Так вот, н</text:span>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5"/>
      <text:p text:style-name="P45">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5"/>
      <text:p text:style-name="P4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5"/>
      <text:p text:style-name="P45">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5"/>
      <text:p text:style-name="P4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5"/>
      <text:p text:style-name="P77">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77">Крошка не двигалась.</text:p>
      <text:p text:style-name="P77">Я закрыл глаза, прижал пальцы рук к вискам и представил, как крошка поднимается в воздух и…</text:p>
      <text:p text:style-name="P77"/>
      <text:p text:style-name="P77">- Ты чего? У тебя что, голова болит? - Диоген встревожено тряс меня за плечо. - Хочешь леденец? Барбарисовый! Я вчера у Крыса выменял за сигарету.</text:p>
      <text:p text:style-name="P77"/>
      <text:p text:style-name="P77">Я открыл глаза. На месте крошки покоился локоть Диогена. Сам он участливо совал мне под нос леденец.</text:p>
      <text:p text:style-name="P77">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77"/>
      <text:p text:style-name="P77">- Нет, всё в порядке, продолжай.</text:p>
      <text:p text:style-name="P77">- Так вот, - приободрился тот, - волны энтропии и создают те самые <text:span text:style-name="T407">связанные </text:span>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407">на следующей </text:span>волн<text:span text:style-name="T407">е</text:span> отражении это могут быть гориллы. Или, скажем, в <text:span text:style-name="T407">последнем,</text:span> <text:span text:style-name="T407">седьмом</text:span>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77"/>
      <text:p text:style-name="P77">Я вытер брызги слюны Диогена со лба.</text:p>
      <text:p text:style-name="P77"/>
      <text:p text:style-name="P77">- А война? - я отчаянно искал повод свалить в палату. Мне <text:span text:style-name="T407">ужасно </text:span>хотелось спать.</text:p>
      <text:p text:style-name="P77">- Что – война?</text:p>
      <text:p text:style-name="P77">- Если у нас произойдёт война – случится ли война в отражении? Скажем, вот в том, далёком – <text:span text:style-name="T407">на седьмой волне</text:span>?</text:p>
      <text:p text:style-name="P77">- Не знаю, - растерянно произнёс Диоген, - зависит от размеров войны и её значения для культуры, надо полагать. Но это интересный вопрос! <text:span text:style-name="T407">Седьмая волна</text:span>? Я вот прямо сейчас займусь расчётами…</text:p>
      <text:p text:style-name="P77"/>
      <text:p text:style-name="P77">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77"/>
      <text:p text:style-name="P77">…</text:p>
      <text:p text:style-name="P77"/>
      <text:p text:style-name="P77">- Дедлайн, танцуй! - судья Дредд окликнул меня на входе в палату.</text:p>
      <text:p text:style-name="P77"/>
      <text:p text:style-name="P77">Я повернул голову.</text:p>
      <text:p text:style-name="P77"/>
      <text:p text:style-name="P77">- Ты же не хотел переезжать в четвёртую палату? Так вот, перевод отменяется. Остаёшься в третьей своих пауков разводить.</text:p>
      <text:p text:style-name="P77"/>
      <text:p text:style-name="P77">“Неужто Алекс замолвил за меня словечко?” - пронеслось у меня в мыслях. - “Расстались мы с ним не на хорошей ноте. Что он потребует взамен?”</text:p>
      <text:p text:style-name="P77">- Да не смотри ты на меня, как кролик на удава! - отмахнулся Дредд, - новенький умер. Сегодня утром. Я как раз на утреннем осмотре был.</text:p>
      <text:p text:style-name="P77"/>
      <text:p text:style-name="P77">У меня перехватило дыхание.</text:p>
      <text:p text:style-name="P77"/>
      <text:p text:style-name="P77">- От чего он умер?</text:p>
      <text:p text:style-name="P77">-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77"/>
      <text:p text:style-name="P83">***</text:p>
      <text:p text:style-name="P77"/>
      <text:p text:style-name="P77">- Джет… - шепчу я тихонько.</text:p>
      <text:p text:style-name="P77"/>
      <text:p text:style-name="P77">Комок под серым пледом слабо шевелится.</text:p>
      <text:p text:style-name="P77"/>
      <text:p text:style-name="P77">- Она очень слаба. Разговаривай с ней не более четверти часа, Хуман из Хомо Сапиенсов. Время пошло.</text:p>
      <text:p text:style-name="P77"/>
      <text:p text:style-name="P77">Зеррика ставит на полку возле кровати песочные часы и выходит.</text:p>
      <text:p text:style-name="P77"/>
      <text:p text:style-name="P77">- Джет!</text:p>
      <text:p text:style-name="P77">Из-под одеяла высовывается копыто и затаскивает мою руку под одеяло. К руке прижимается что-то тёплое и влажное.</text:p>
      <text:p text:style-name="P77">Я осторожно стаскиваю одеяло с пегаски. Та лежит на животе, вся спина перебинтована. Джет прижимает мою руку к заплаканной щеке.</text:p>
      <text:p text:style-name="P77"/>
      <text:p text:style-name="P77">-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77"/>
      <text:p text:style-name="P77">Я ногой придвигаю к кровати стул и сажусь на него. Свободной рукой треплю пегаску между ушами.</text:p>
      <text:p text:style-name="P77"/>
      <text:p text:style-name="P77">-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77"><text:s/></text:p>
      <text:p text:style-name="P77">-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77"/>
      <text:p text:style-name="P77">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77"/>
      <text:p text:style-name="P77"><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77"/>
      <text:p text:style-name="P77">Я шутливо сжимаю её нос. </text:p>
      <text:p text:style-name="P77"/>
      <text:p text:style-name="P77">-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77">- Это уже мои проблемы.</text:p>
      <text:p text:style-name="P77">- <text:s/>Зато я отлично умею готовить гороховый суп. Кстати, а что такое “суицид”? - спрашивает пегаска сонным голосом и зевает.</text:p>
      <text:p text:style-name="P77"/>
      <text:p text:style-name="P77">Я задумываюсь. В полумраке палатки тускло блестят доспехи Джет, сваленные кучей в углу.</text:p>
      <text:p text:style-name="P77">-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77"/>
      <text:p text:style-name="P77">- Хррр… я поняла… я буду бороться до конца… Хум… хррр…</text:p>
      <text:p text:style-name="P77"/>
      <text:p text:style-name="P77">- Хуман из Хомо Сапиенсов! Пора заканчивать визит.</text:p>
      <text:p text:style-name="P77"/>
      <text:p text:style-name="P77">Полог палатки раздвигается и Зеррика показывает мне копытом на часы, в которых пересыпаются последние песчинки.</text:p>
      <text:p text:style-name="P77">Я осторожно высвобождаю руку из захвата спящей Джет и поправляю ей одеяло.</text:p>
      <text:p text:style-name="P77"/>
      <text:p text:style-name="P77">- Когда она встанет на ноги?</text:p>
      <text:p text:style-name="P77">- Н<text:span text:style-name="T9">едели </text:span>будет достаточно, Хуман. Пегасы - крепкие создания. Ты можешь оставаться с нами до её выздоровления.</text:p>
      <text:p text:style-name="P77">- Спасибо вам. За всё. За Джет.</text:p>
      <text:p text:style-name="P77"/>
      <text:p text:style-name="P77">Зебра косит на меня изумрудным глазом.</text:p>
      <text:p text:style-name="P77"/>
      <text:p text:style-name="P77">-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77"/>
      <text:p text:style-name="P77"><text:soft-page-break/>Я неверяще смотрю на Зеррику.</text:p>
      <text:p text:style-name="P77"/>
      <text:p text:style-name="P77">- Вы знали, что у Джет отвалится крыло и я буду мешать ей прыгнуть с обрыва?</text:p>
      <text:p text:style-name="P77"/>
      <text:p text:style-name="P77">Зебра смущается.</text:p>
      <text:p text:style-name="P77"/>
      <text:p text:style-name="P77">-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77">- Что за миссия? Я не то, что какую-то миссию – я не знаю даже, как меня зовут!</text:p>
      <text:p text:style-name="P77"/>
      <text:p text:style-name="P77">Зеррика сочувствующе кивает.</text:p>
      <text:p text:style-name="P77"/>
      <text:p text:style-name="P77">-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77"/>
      <text:p text:style-name="P77">…</text:p>
      <text:p text:style-name="P77"/>
      <text:p text:style-name="P77">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77"/>
      <text:p text:style-name="P77">- А, Большой М’боно! - приветствует меня Сенбе скрипучим голосом. - Заходи. Сенбе ждал тебя.</text:p>
      <text:p text:style-name="P77"/>
      <text:p text:style-name="P77">Зебра указывает копытом на мешок рядом. Я присаживаюсь. Зеррика почтительно склоняет голову перед старейшиной и <text:span text:style-name="T72">выходит из палатки</text:span>. Ящерица не мигая <text:s/>смотрит на нас из-под потолка.</text:p>
      <text:p text:style-name="P77"/>
      <text:p text:style-name="P77">- Почему ты зовёшь меня “Большой М’боно”? О какой ещё миссии вы говорите? Что ты узнал о мне прошлой весной? Каким хером я тут очутился? Кто я <text:span text:style-name="T72">такой</text:span>, чёрт меня подери <text:span text:style-name="T72">на мальтийский крест</text:span>?</text:p>
      <text:p text:style-name="P77"/>
      <text:p text:style-name="P77">Сенбе поднимает копыто, останавливая поток сознания.</text:p>
      <text:p text:style-name="P77"/>
      <text:p text:style-name="P77"><text:soft-page-break/>- Слишком много вопросов для старого <text:span text:style-name="T72">шамана</text:span>. Большой М’боно слишком молод и зол. Совсем как Сенбе, когда он сам был молод, - с<text:span text:style-name="T72">тарейшина </text:span>усмехнулся. <text:span text:style-name="T72">- Сенбе прочитает тебе то, что сам узнал полгода назад во сне. Не спрашивай ни о чём сверх того. Сенбе не ответит — сам не знает.</text:span></text:p>
      <text:p text:style-name="P45">&lt;расписать больше быта у Сенбе&gt;</text:p>
      <text:p text:style-name="P96">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77"/>
      <text:p text:style-name="P83">***</text:p>
      <text:p text:style-name="P77">&lt;<text:span text:style-name="T9">ывкпвпекываукпеыварпевыаерпкув</text:span>&gt;</text:p>
      <text:p text:style-name="P272"/>
      <text:p text:style-name="P83">***</text:p>
      <text:p text:style-name="P77"/>
      <text:p text:style-name="P77">Сенбе захлопывает книгу.</text:p>
      <text:p text:style-name="P77"/>
      <text:p text:style-name="P77">- Большой Мбоно доволен? Сенбе ответил на твои вопросы?</text:p>
      <text:p text:style-name="P77">- Вполне, - с каменным лицом говорю я.</text:p>
      <text:p text:style-name="P77">-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77"/>
      <text:h text:style-name="P386"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65">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386" text:outline-level="2">5</text:h>
      <text:p text:style-name="P77">&lt;<text:span text:style-name="T9">глава с фейковым Диалогом с Терминатором должна быть ПОСЛЕ договорённости с Крысом о побеге</text:span>&gt;</text:p>
      <text:p text:style-name="P77">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77">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77"/>
      <text:p text:style-name="P40"><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64">Два года</text:span><text:span text:style-name="T1"> прошло со времени моего последнего Урока, но я отлично помню процедуру приветствия. Опыт не пропьёшь.</text:span></text:p>
      <text:p text:style-name="P77"/>
      <text:p text:style-name="P273">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29">Совсем. Даже то подобие личности, что потом обречено жить растительной жизнью в “Чертогах Разума”.</text:span></text:p>
      <text:p text:style-name="P45"/>
      <text:p text:style-name="P77"><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77">Что ж. Обманывать нехорошо, но для дела – можно.</text:p>
      <text:p text:style-name="P45">&lt;более детальное описание начала диалога. Сам диалог развернуть&gt;</text:p>
      <text:p text:style-name="P77">- Как мне звать тебя, <text:span text:style-name="T181">У</text:span>читель? - прошептал я ему на ухо. - Я желаю взять урок.</text:p>
      <text:p text:style-name="P45"/>
      <text:p text:style-name="P77">Зрачки Терминатора застыли. Губы замерли. Казалось, он перестал дышать.</text:p>
      <text:p text:style-name="P77">Прошли бесконечные полминуты, когда губы Терминатора дёрнулись.</text:p>
      <text:p text:style-name="P77"/>
      <text:p text:style-name="P77">- Оператор 34. Я готов учить тебя, Хэвэн, - прошептал он в ответ.</text:p>
      <text:p text:style-name="P77">- Приветствие принято, оператор 34. Начинаем диалог.</text:p>
      <text:p text:style-name="P77"/>
      <text:p text:style-name="P77">Секунды сгорали одна за другой, как мотыльки в костре. Вопросы следовали один за другим в быстрой последовательности.</text:p>
      <text:p text:style-name="P77"/>
      <text:p text:style-name="P383">- <text:span text:style-name="T223">Каков был класс твоей защиты?</text:span></text:p>
      <text:p text:style-name="P383">- <text:span text:style-name="T223">Двадцать шестой.</text:span></text:p>
      <text:p text:style-name="P383">- <text:span text:style-name="T223">Сколько времени ты продержался?</text:span></text:p>
      <text:p text:style-name="P383">- <text:span text:style-name="T223">Семнадцать минут.</text:span></text:p>
      <text:p text:style-name="P383">- <text:span text:style-name="T223">Сколько времени ты бы продержался с сорок восьмым классом?</text:span></text:p>
      <text:p text:style-name="P383">- … <text:span text:style-name="T230">Часа два… Наверное…</text:span></text:p>
      <text:p text:style-name="P383">- <text:span text:style-name="T223">Какой ты запомнил Хэвэн?</text:span></text:p>
      <text:p text:style-name="P383">- <text:span text:style-name="T223">Она прекрасна…</text:span></text:p>
      <text:p text:style-name="P383">- <text:span text:style-name="T223">Чего более всего нужно опасаться при встрече с ней сейчас?</text:span></text:p>
      <text:p text:style-name="P383"/>
      <text:p text:style-name="P383">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83"/>
      <text:p text:style-name="P383">- Любви. Опасайся её любви. <text:span text:style-name="T222">Не давай ей прикоснуться к себе.</text:span></text:p>
      <text:p text:style-name="P383"/>
      <text:p text:style-name="P77">Терминатор откинулся на койку и закрыл его глаза.</text:p>
      <text:p text:style-name="P77"/>
      <text:p text:style-name="P77">- Сессия завершается, оператор 34. Закрываю диалог, - поспешно прошептал я.</text:p>
      <text:p text:style-name="P77"><text:soft-page-break/>- До свидания, Хэвэн. Диалог закрыт, - с закрытыми глазами пробормотал Терминатор.</text:p>
      <text:p text:style-name="P77"/>
      <text:p text:style-name="P77">…</text:p>
      <text:p text:style-name="P77"/>
      <text:p text:style-name="P89">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30">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90">Что ж, двух часов мне более чем достаточно.</text:p>
      <text:p text:style-name="P77"/>
      <text:p text:style-name="P77">Белые чёрточки нарезали небо тонкими полосками. Восемь параллельных инверсионных следов, расползающихся ватными дорожками.</text:p>
      <text:p text:style-name="P77">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77"/>
      <text:p text:style-name="P77">Я протянул руку и подкрутил ручку настройки ретранслятора. Пыльный ящик разразился очередной порцией свистов.</text:p>
      <text:p text:style-name="P77"/>
      <text:p text:style-name="P95">…ccшшш… могут быть спокойны - звено истребителей с самолётом аэроразведки АВАКС патрулируют небо над столицей. <text:span text:style-name="T68">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95"/>
      <text:p text:style-name="P53">Гул столовой заглушил хрип древнего аппарата.</text:p>
      <text:p text:style-name="P77"/>
      <text:p text:style-name="P83">***</text:p>
      <text:p text:style-name="P77"/>
      <text:p text:style-name="P77">- Чешется! - Джет ожесточённо трётся об меня спиной, высунув язык от удовольствия.</text:p>
      <text:p text:style-name="P77">- Да погоди ты! - я отпихиваю пегаску, - Потерпи два дня. Снимут бинты – тогда хоть до дыр чеши!</text:p>
      <text:p text:style-name="P77">- ЧЕ-ШЕТ-СЯ!!! - Джет с совершенно безумными глазами начинает чесаться о центральный столб палатки.</text:p>
      <text:p text:style-name="P77"/>
      <text:p text:style-name="P77">Тот явно не рассчитан на столь энергичных пациентов. Коротко треснув, столб валится набок, потянув за собой всё остальное.</text:p>
      <text:p text:style-name="P77"/>
      <text:p text:style-name="P77">- А х ты ж ё…!! - рухнувший полог палатки заглушает мои ругательства.</text:p>
      <text:p text:style-name="P77"><text:soft-page-break/></text:p>
      <text:p text:style-name="P77">Изрядно пробарахтавшись в складках плотной ткани, я, наконец, прорываюсь на свободу.</text:p>
      <text:p text:style-name="P77"/>
      <text:p text:style-name="P77">-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77"/>
      <text:p text:style-name="P77">-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77">- ЭТО Я!!! Я САМА ОСВОБОДИЛАСЬ! - орёт Джет, - МНЕ НАДО!!!</text:p>
      <text:p text:style-name="P77"/>
      <text:p text:style-name="P77">Пегаска неистово катается по земле, пытаясь почесать копытами меж лопаток. Зеррика долго смотрит на это безобразие и, наконец, <text:s/>произносит:</text:p>
      <text:p text:style-name="P77"/>
      <text:p text:style-name="P77">-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77"/>
      <text:p text:style-name="P77">Джет моментально замирает.</text:p>
      <text:p text:style-name="P77"/>
      <text:p text:style-name="P77">- Эээ… Ооо… Упс… Н-наденьте на меня, пожалуйста, бандажи… И привяжите к кровати – я не ручаюсь, что во сне не сорву их.</text:p>
      <text:p text:style-name="P77"/>
      <text:p text:style-name="P77">Зеррика фейсхуфит. Потом воздевает глаза к потолку. Потом вздыхает.</text:p>
      <text:p text:style-name="P77"/>
      <text:p text:style-name="P77">-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77"/>
      <text:p text:style-name="P77">…</text:p>
      <text:p text:style-name="P77"/>
      <text:p text:style-name="P77">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77"/>
      <text:p text:style-name="P77">- Поправь меня! Мне солнце прям в глаз светит!</text:p>
      <text:p text:style-name="P77"/>
      <text:p text:style-name="P77"><text:soft-page-break/>Я пододвигаю крестовину.</text:p>
      <text:p text:style-name="P77"/>
      <text:p text:style-name="P77">- Итак, поехал он за аленьким цветочком.&lt;<text:span text:style-name="T9">шутливая </text:span><text:span text:style-name="T64">история</text:span>&gt;</text:p>
      <text:p text:style-name="P77"/>
      <text:h text:style-name="P386"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
      <text:h text:style-name="P386" text:outline-level="2">6</text:h>
      <text:p text:style-name="P77"/>
      <text:p text:style-name="P77">Столовая гудела в обсуждении последн<text:span text:style-name="T116">их </text:span>новост<text:span text:style-name="T116">ей</text:span> снаружи: <text:span text:style-name="T116">введения </text:span>продуктовы карточк<text:span text:style-name="T130">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77">Я выкинул одноразовые тарелки в мусорный бак и собрался уходить, когда меня окликнули.</text:p>
      <text:p text:style-name="P77"/>
      <text:p text:style-name="P77">- Дедлайн, я рассчитал! Рассчитал!</text:p>
      <text:p text:style-name="P77"/>
      <text:p text:style-name="P77">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77"/>
      <text:p text:style-name="P77">- Я всё рассчитал! Десять!</text:p>
      <text:p text:style-name="P77"/>
      <text:p text:style-name="P77">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77"/>
      <text:p text:style-name="P77">- Идём!</text:p>
      <text:p text:style-name="P77"/>
      <text:p text:style-name="P77">Палата Диогена была через одну с моей – надзирающий санитар Шопен лениво кивнул мне, пропуская внутрь.</text:p>
      <text:p text:style-name="P77"><text:soft-page-break/>Подойдя к своей койке, Диоген нырнул в тумбочку чуть ли не по пояс.</text:p>
      <text:p text:style-name="P77"/>
      <text:p text:style-name="P77">- Сюда я его положил, лежал же где-то тут… Ага!</text:p>
      <text:p text:style-name="P77"/>
      <text:p text:style-name="P77">Диоген вытащил смятый листок.</text:p>
      <text:p text:style-name="P77"/>
      <text:p text:style-name="P77">- Сегодня ночью пришло вдохновение – рассчитал всё, как ты и спрашивал! <text:span text:style-name="T410">На седьмой волне</text:span> – десять миллионов!</text:p>
      <text:p text:style-name="P77">-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77"/>
      <text:p text:style-name="P77">-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77">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77">…</text:p>
      <text:p text:style-name="P77">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77"/>
      <text:p text:style-name="P77">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77"/>
      <text:p text:style-name="P77">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77"/>
      <text:p text:style-name="P83">***</text:p>
      <text:p text:style-name="P77"/>
      <text:p text:style-name="P77">- Четыре! Три! Два! Один! Снимай, - кивает мне Зеррика.</text:p>
      <text:p text:style-name="P77"/>
      <text:p text:style-name="P77"><text:soft-page-break/>Я сдёргиваю разрезанные остатки повязки с Джет. Та уже стоит на полусогнутых, ожидая возможности как следует почесаться.</text:p>
      <text:p text:style-name="P77">- И-и-и-й-е-е-ех!</text:p>
      <text:p text:style-name="P77"/>
      <text:p text:style-name="P77">Одним прыжком Джет достигает ближайшей сосны и разворачивается к ней спиной. Выгибается, <text:s/>топает в предвкушении копытом и…</text:p>
      <text:p text:style-name="P77">И замирает..</text:p>
      <text:p text:style-name="P77">…</text:p>
      <text:p text:style-name="P77">- Джет, ты чего?</text:p>
      <text:p text:style-name="P77"/>
      <text:p text:style-name="P77">На лице пегаски появляется глупое выражение. Она словно прислушивается к чему-то внутри неё.</text:p>
      <text:p text:style-name="P77">Потом её мордаха несмело озаряется улыбкой. А за её спиной…</text:p>
      <text:p text:style-name="P77"/>
      <text:p text:style-name="P77">- Э-э-э… Что за… ?</text:p>
      <text:p text:style-name="P77"/>
      <text:p text:style-name="P77">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77"/>
      <text:p text:style-name="P77">- Какого фига?! - Джет недоумённо смотрит на левое, потом осторожно захватывает зубами коготь и дёргает.</text:p>
      <text:p text:style-name="P77">- Ай!</text:p>
      <text:p text:style-name="P77">-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77">- Что вы с ней сделали? - встреваю я. - Что это за уродское крыло?</text:p>
      <text:p text:style-name="P77">-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77"/>
      <text:p text:style-name="P77">- О-ФИ-ГЕТЬ! - Джет чешет когтем спину и её лицо расплывается в блаженстве. - Кру-у-уть!</text:p>
      <text:p text:style-name="P77">- Не забывай, юная пегаска: летать тебе можно только через неделю. <text:span text:style-name="T72">И никакого подъёма грузов в течении полугода -</text:span> <text:span text:style-name="T72">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77"><text:soft-page-break/>- ХА-РА-ШО!!! - Джет подпрыгивает и мчится в долину, сбивая грудью полевые цветы.</text:p>
      <text:p text:style-name="P77"/>
      <text:p text:style-name="P77">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77">Определённо, ты в долгу перед зебрами, Хуман!</text:p>
      <text:p text:style-name="P77"/>
      <text:p text:style-name="P77">- Спасибо тебе, Зеррика! Всем вам спасибо! За мной должок, - обращаюсь я к ней через плечо…</text:p>
      <text:p text:style-name="P77"/>
      <text:p text:style-name="P77">… Рядом со мной – никого. Лишь тёплый воздух дует мне в ответ и из долины доносятся радостные взвизги дурачащейся Джет.</text:p>
      <text:p text:style-name="P77">Как будто прошёл сон длиной в две недели, начавшийся кошмаром, но закончивш<text:span text:style-name="T72">и</text:span>йся солнцем и одуванчиками.</text:p>
      <text:p text:style-name="P77">Я спустился в долину и составил компанию пегаске.</text:p>
      <text:p text:style-name="P77"/>
      <text:h text:style-name="P386" text:outline-level="2">7</text:h>
      <text:p text:style-name="P77"/>
      <text:p text:style-name="P77">- Крыс! Эй, Крыс!</text:p>
      <text:p text:style-name="P96">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77"><text:span text:style-name="T72">-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75">&lt;</text:span><text:span text:style-name="T73">попсой ТОЙ СТОРОНЫ</text:span><text:span text:style-name="T75">&gt;</text:span><text:span text:style-name="T72"> обнаружили — беднягу чуть инфаркт не схватил.</text:span></text:p>
      <text:p text:style-name="P96"/>
      <text:p text:style-name="P96">Выменять у Крыса хабар у нас означает «добыть». Где добывает хабар сам Крыс, остаётся загадкой. Хотя у меня были подозрения на сей счёт.</text:p>
      <text:p text:style-name="P96"/>
      <text:p text:style-name="P96">- Стой, не уходи, дело есть, - я схватил Крыса за плечо.</text:p>
      <text:p text:style-name="P96"/>
      <text:p text:style-name="P96">Тот хмуро зыркнул на меня и скинул руку.</text:p>
      <text:p text:style-name="P96"/>
      <text:p text:style-name="P96">- Чего тебе? Решил долг вернуть?</text:p>
      <text:p text:style-name="P96">-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96"><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96"/>
      <text:p text:style-name="P96">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96"/>
      <text:p text:style-name="P96">- Да ладно! - не поверил Крыс, осторожно понюхав пробку бутылки. - Джек Дэниэлс ориджинал! Ты, случаем, не Санта Клаус?</text:p>
      <text:p text:style-name="P96">- Это только задаток. Слушай сюда...</text:p>
      <text:p text:style-name="P77"/>
      <text:h text:style-name="P387" text:outline-level="2">***</text:h>
      <text:p text:style-name="P96"/>
      <text:p text:style-name="P96">Джет прислушивается, оттопырив уши вперёд.</text:p>
      <text:p text:style-name="P96"/>
      <text:p text:style-name="P96">- Там треснула ветка! Я точно слышала!</text:p>
      <text:p text:style-name="P96">- Да ладно тебе, Джет! Мы давным-давно оторвались от твердолобов — иначе за две недели у зебр они бы нас настигли.</text:p>
      <text:p text:style-name="P96"/>
      <text:p text:style-name="P96">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96"/>
      <text:p text:style-name="P96">- Хмм!</text:p>
      <text:p text:style-name="P96"/>
      <text:p text:style-name="P96">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6">Наконец пегаска приземляется.</text:p>
      <text:p text:style-name="P96"/>
      <text:p text:style-name="P96">- Показалось.</text:p>
      <text:p text:style-name="P96"/>
      <text:p text:style-name="P96">Мы продолжаем идти вдоль обрыва.</text:p>
      <text:p text:style-name="P96"><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96"/>
      <text:p text:style-name="P96">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96"/>
      <text:p text:style-name="P96">Я вздыхаю.</text:p>
      <text:p text:style-name="P96">Толчок возвращает меня к действительности. Я натыкаюсь на круп пегаски, настороженно вглядывающейся в заросли можжевельника.</text:p>
      <text:p text:style-name="P96"/>
      <text:p text:style-name="P96">- Хум, там кто-то пялится на нас! Готова спорить на маховое перо!</text:p>
      <text:p text:style-name="P96">- Да брось, Джет, ты уже проверила все окрестности.</text:p>
      <text:p text:style-name="P96"/>
      <text:p text:style-name="P96">Я хлопаю пегаску по крупу, побуждая двигаться дальше. Та вместо этого снова взмывает над деревьями.</text:p>
      <text:p text:style-name="P96"/>
      <text:p text:style-name="P241">-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41">Меня озаряет.</text:p>
      <text:p text:style-name="P96"/>
      <text:p text:style-name="P96">Пегаска! Дельтаплан! Пегаска!</text:p>
      <text:p text:style-name="P96"/>
      <text:p text:style-name="P96">С дьявольским хохотом я потираю руки и иду навстречу приземлившейся Джет. Та недоумённо смотрит на меня, склонив голову и насторожив уши.</text:p>
      <text:p text:style-name="P96">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6">Дрогонштерн темнеет в лучах заката. </text:p>
      <text:p text:style-name="P96"/>
      <text:h text:style-name="P386" text:outline-level="2"><text:soft-page-break/>8</text:h>
      <text:p text:style-name="P96"/>
      <text:p text:style-name="P96">Я ожидал в тёмном санузле уже час. Крыс материализовался из мрака словно <text:span text:style-name="T112">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96">Крыс втолкнул меня в каморку, закрыл за собой дверь и <text:span text:style-name="T112">заблокировал её, вставив в ручку веник</text:span>. После чего включил свет.</text:p>
      <text:p text:style-name="P96">Тусклая лампочка осветила фаянсовый стульчак запасного туалета, груду измятых вёдер, веников и швабр.</text:p>
      <text:p text:style-name="P96"/>
      <text:p text:style-name="P96">- Ты сделал куклу? - шёпотом спросил Крыс.</text:p>
      <text:p text:style-name="P96">- Скрутил из полотенец, <text:span text:style-name="T112">ведра</text:span> и второй подушки. Под одеялом от <text:span text:style-name="T112">человека</text:span> не отличить.</text:p>
      <text:p text:style-name="P96">- Хорошо.</text:p>
      <text:p text:style-name="P96"/>
      <text:p text:style-name="P96">Крыс подошёл к унитазу, надавил сразу за ним и вытащил приличный кусок стены прямо с кафельной плиткой.</text:p>
      <text:p text:style-name="P96">За проёмом открылся вертикальный <text:span text:style-name="T78">короб</text:span>. Толстый ствол канализационной трубы и несколько труб потоньше занимали добрую <text:span text:style-name="T112">треть</text:span> <text:span text:style-name="T112">ширины лаза</text:span>.</text:p>
      <text:p text:style-name="P96"/>
      <text:p text:style-name="P98">- Запоминай, Дедлайн, - <text:span text:style-name="T76">торопливо </text:span>зашептал мне в ухо Крыс. - Спу<text:span text:style-name="T77">скайся</text:span> по трубам на второй этаж — ни в коем случае не на первый! <text:span text:style-name="T76">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76">Она ведёт в такую же </text:span>п<text:span text:style-name="T76">о</text:span>дсобку, <text:span text:style-name="T76">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103">Не пытайся <text:span text:style-name="T116">выйти из парадного входа</text:span>! <text:span text:style-name="T116">Т</text:span>ам <text:span text:style-name="T122">в кабинке</text:span> <text:span text:style-name="T122">цербер пасёт круглые сутки</text:span>. Впрочем, тебе это и не надо: выйдя <text:span text:style-name="T113">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113">забор</text:span>. Там в одном месте рядом с оградой растет клён <text:span text:style-name="T113">с </text:span>зарослями <text:span text:style-name="T113">д</text:span>икого винограда. В винограде найдёшь пакет с одеждой. Переоденешься, залезешь на клён, станешь на забор и спрыгнешь с другой стороны. <text:span text:style-name="T121">Полдела сделано.</text:span></text:p>
      <text:p text:style-name="P139">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04">Всё, дальше сам. <text:span text:style-name="T122">Не забудь вернуть одежду в тайник. </text:span>Вернуться должен до <text:span text:style-name="T113">рассвета</text:span>. В конце улицы за углом есть киоск-<text:span text:style-name="T113">автомат</text:span>, где можно купить Джека и сигары. Монте-Кристо, правда, там нет, но купишь самые дорогие из тех, что будут. <text:span text:style-name="T122">Десять штук. И виски — четыре бутылки.</text:span></text:p>
      <text:p text:style-name="P104">- <text:span text:style-name="T122">Мы же договорились за две!</text:span></text:p>
      <text:p text:style-name="P104"><text:soft-page-break/>- <text:span text:style-name="T123">Четыре! Две поставишь мне в кредит — верну хабаром. По-крайней мере, так ты меня больше на долг не подсадишь.</text:span></text:p>
      <text:p text:style-name="P99"/>
      <text:p text:style-name="P101">Крыс приблизил своё лицо к моему.</text:p>
      <text:p text:style-name="P101"/>
      <text:p text:style-name="P105">- И последнее. Я тебя неплохо знаю, Дедлайн. Ты же добренький. Так вот, если кинешь <text:span text:style-name="T124">и не вернёшься</text:span> — <text:span text:style-name="T114">об этом в Чертогах будут знать все. Уж я постараюсь, чтобы знали вообще все — и Диоген, и Платон, и Гейзенберг. И даже Терминатор</text:span>. <text:span text:style-name="T114">И тебе будет СТЫ-Ы-ЫДНО!</text:span></text:p>
      <text:p text:style-name="P97"/>
      <text:p text:style-name="P137">Мелкие зубы Крыса <text:s/>сверкнули безумной улыбкой в тусклом свете лампочки.</text:p>
      <text:p text:style-name="P102">Я отодвинул его ладонью.</text:p>
      <text:p text:style-name="P102"/>
      <text:p text:style-name="P102">- Не надо. <text:span text:style-name="T79">Если ты действительно меня знаешь, то бояться не должен</text:span>.</text:p>
      <text:p text:style-name="P102"/>
      <text:p text:style-name="P106">Крыс осклабился и хлопнул меня по плечу.</text:p>
      <text:p text:style-name="P106"/>
      <text:p text:style-name="P106">- А я и не боюсь. <text:span text:style-name="T80">З</text:span>аконы жанра обязывают.</text:p>
      <text:p text:style-name="P106"/>
      <text:p text:style-name="P106">Он хохотнул и выскользнул из подсобки.</text:p>
      <text:p text:style-name="P106"/>
      <text:p text:style-name="P109">***</text:p>
      <text:p text:style-name="P109"/>
      <text:p text:style-name="P133">Крылатая фигурка у меня на шее сверкает золотом. <text:span text:style-name="T109">Я в последний раз проверяю верёвки, привязывающие Джет к крестовине.</text:span></text:p>
      <text:p text:style-name="P133"/>
      <text:p text:style-name="P110">- <text:span text:style-name="T81">Щекотно! - хихикает пегаска, выгибая спину.</text:span></text:p>
      <text:p text:style-name="P110">- <text:span text:style-name="T81">Не дёргайся! - строго осаживаю я.</text:span></text:p>
      <text:p text:style-name="P110"/>
      <text:p text:style-name="P113"><text:span text:style-name="T83">Мы стоим на</text:span> небольшо<text:span text:style-name="T83">м</text:span> уступ<text:span text:style-name="T84">е, выступающим из травы</text:span> — <text:span text:style-name="T82">крохотной</text:span> копи<text:span text:style-name="T83">и</text:span> обрыва, что начина<text:span text:style-name="T84">ется через пару сотен метров</text:span>. <text:span text:style-name="T92">Прямо под ним настелен полог из еловых веток и сухих листьев.</text:span> <text:span text:style-name="T85">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112">Я пов<text:span text:style-name="T84">орачиваюсь</text:span> к пегаске и продолж<text:span text:style-name="T84">аю</text:span>.</text:p>
      <text:p text:style-name="P112"/>
      <text:p text:style-name="P112"><text:soft-page-break/>- Итак, наша задача — <text:span text:style-name="T86">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112"/>
      <text:p text:style-name="P114">Пегаска так усердно кивает головой, что немедленно трескается затылком о выступающий конец креста.</text:p>
      <text:p text:style-name="P112"/>
      <text:p text:style-name="P112">- <text:span text:style-name="T84">Ну что ж…</text:span></text:p>
      <text:p text:style-name="P112"/>
      <text:p text:style-name="P115">Я отступаю от <text:span text:style-name="T106">края </text:span>уступа для разгона, жестом руки пригласив Джет следовать за мной. Неровный топот, глухие удары и пыхтение слышатся позади.</text:p>
      <text:p text:style-name="P115">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106">уступ</text:span> то одной, то другой стороной. Вид пегаски до того забавный, что я не выдерживаю <text:span text:style-name="T87">и сажусь на камень от смеха</text:span>.</text:p>
      <text:p text:style-name="P115">Джет, не обращая внимания на мой смех, следует дальше и, поравнявшись со мной, хлопает меня перекладиной по макушке.</text:p>
      <text:p text:style-name="P115"/>
      <text:p text:style-name="P115">- <text:span text:style-name="T88">Ай!</text:span></text:p>
      <text:p text:style-name="P115"/>
      <text:p text:style-name="P116">Пегаска немедленно разворачивается и на развороте хлопает меня перекладиной вторично.</text:p>
      <text:p text:style-name="P116">Всё-таки трюк с клоун<text:span text:style-name="T89">ами</text:span> и скамейкой возник не на пустом месте, Хуман!</text:p>
      <text:p text:style-name="P116">Я придерживаю Джет за перекладину.</text:p>
      <text:p text:style-name="P116"/>
      <text:p text:style-name="P116">- Для разгона хватит. Залазь.</text:p>
      <text:p text:style-name="P116"/>
      <text:p text:style-name="P116">Я становлюсь на колени. Джет забирается мне на спину и обхватывает всеми четырьмя <text:span text:style-name="T90">ногами</text:span>. Её дыхание щекочет мне ухо.</text:p>
      <text:p text:style-name="P116"/>
      <text:p text:style-name="P116">- Вид<text:span text:style-name="T91">ал</text:span>а я, как моя подруга вози<text:span text:style-name="T91">т</text:span> на себе всяких хворых зверушек. Но чтоб кто-то возил на себе пони — <text:span text:style-name="T89">это фигня какая-то. Так не должно быть. Это неправильно, - бормочет она.</text:span></text:p>
      <text:p text:style-name="P116">- <text:span text:style-name="T91">Это ненадолго, - успокаиваю я её.</text:span></text:p>
      <text:p text:style-name="P116"/>
      <text:p text:style-name="P117">Перед нами — <text:span text:style-name="T107">двадцать</text:span> метров «взл<text:span text:style-name="T93">ё</text:span>тной полосы», заканчивающейся каменным выступом. Я сжимаю в руках передние ноги Джет, <text:span text:style-name="T93">наклоняюсь вперёд</text:span> и начинаю разгон. <text:span text:style-name="T93">Закреплённые к крестовине крылья пегаски за моей спиной начинают набирать ветер, подобно диковинному дельтаплану.</text:span></text:p>
      <text:p text:style-name="P118">Последние метры остаются за спиной, на краю валуна я что есть силы отталкиваюсь от камня.</text:p>
      <text:p text:style-name="P114"><text:soft-page-break/></text:p>
      <text:p text:style-name="P114">- <text:span text:style-name="T93">Ю-ху-у-у!!!</text:span></text:p>
      <text:p text:style-name="P114"/>
      <text:p text:style-name="P118">Ноги пегаски сжимают меня железной хваткой. <text:span text:style-name="T94">Крестообразная тень стелется по земле под нами.</text:span> Ромашки и одуванчики несутся навстречу с ошеломляющей скоростью. <text:span text:style-name="T94">Меня охватывает неописуемо волнующее чувство полёта.</text:span></text:p>
      <text:p text:style-name="P118"/>
      <text:p text:style-name="P118">- <text:span text:style-name="T95">О-го-го-о-о-о!!! - восторженно ору я.</text:span></text:p>
      <text:p text:style-name="P114"/>
      <text:p text:style-name="P130">Бабочки и стрекозы в спешке разлетаются, освобождая нам путь. <text:span text:style-name="T96">Как бы в ответ на мой призыв прямо по курсу вырисовывается куст ракитника. Мы несёмся прямо на него.</text:span></text:p>
      <text:p text:style-name="P119"/>
      <text:p text:style-name="P119">- Поворачивай! - кричу я своему летательному аппарату и колбашу ногами воздух в попытке изменить направление движения.</text:p>
      <text:p text:style-name="P119">- Ы-ы-ы, не могу-<text:span text:style-name="T97">у-у</text:span>! Ты крылья привязал! - отзывается Джет <text:span text:style-name="T97">изо всех сил дёргаясь на крестовине</text:span>.</text:p>
      <text:p text:style-name="P114"/>
      <text:p text:style-name="P122">Я рефлекторно пытаюсь вырваться из объятий пегаски, но ноги Джет будто окаменели. Куст совсем близко. <text:span text:style-name="T96">Ветки его дрожат, словно в притворном страхе.</text:span> Я <text:span text:style-name="T98">оставляю попытки вырваться и </text:span>закрываю глаза руками.</text:p>
      <text:p text:style-name="P120">…</text:p>
      <text:p text:style-name="P121">Слышится громкий треск, но удара нет.</text:p>
      <text:p text:style-name="P135">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4">…</text:p>
      <text:p text:style-name="P136">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23"><text:s/></text:p>
      <text:p text:style-name="P114">- <text:span text:style-name="T99">Как мы пролетели мимо куста? Я же видел, мы неслись прямо на него! Что это был за треск? Как ты смогла повернуть?</text:span></text:p>
      <text:p text:style-name="P114"/>
      <text:p text:style-name="P123">Джет встаёт с меня и молча поводит крыльями. Половинки крестовины висят на них словно костыли. Стыд заливает моё лицо краской. Я фэйспалмлю.</text:p>
      <text:p text:style-name="P123"/>
      <text:p text:style-name="P124">- <text:span text:style-name="T101">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123">- <text:span text:style-name="T100">Как б</text:span>улыжник с крыльями, - хихикает пегаска. - Надо почаще делать буп. Это круто!</text:p>
      <text:p text:style-name="P123"/>
      <text:p text:style-name="P125"><text:soft-page-break/>Пегаска тянется ко мне носом, но я отстраняю её. Только лошадиных слюней на фейсе тебе и не хватает до полного счастья, Хуман!</text:p>
      <text:p text:style-name="P125"/>
      <text:p text:style-name="P125">Осторожно прощупав заживающее крыло Джет и убедившись, что оно не пострадало, я вытираю пот со лба.</text:p>
      <text:p text:style-name="P125"/>
      <text:p text:style-name="P125">- <text:span text:style-name="T110">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125">- <text:span text:style-name="T110">Неа ,- мотает головой Джет. - Ничего подозрительного. Наверное, то ветер был.</text:span></text:p>
      <text:p text:style-name="P134">Я жму плечами.</text:p>
      <text:p text:style-name="P125">- Будем чинить <text:span text:style-name="T107">крестовину</text:span>. <text:span text:style-name="T107">У</text:span> меня <text:span text:style-name="T107">есть </text:span>идея, как обеспечить манёвренность.</text:p>
      <text:p text:style-name="P125">…</text:p>
      <text:p text:style-name="P124">…</text:p>
      <text:p text:style-name="P124">…</text:p>
      <text:p text:style-name="P126">Два часа спустя мы стоим <text:span text:style-name="T107">на</text:span> знаком<text:span text:style-name="T107">ом</text:span> <text:span text:style-name="T107">валуне</text:span>. <text:span text:style-name="T102">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126"/>
      <text:p text:style-name="P126">- <text:span text:style-name="T102">Предстартовая проверка рулей! - я придерживаю пегаску за ноги и осторожно бегу к краю камня.</text:span></text:p>
      <text:p text:style-name="P127"/>
      <text:p text:style-name="P128">Пегаска маневрирует и я чувствую мягкое давление воздуха, соответствующее наклону свободных кончиков крыльев Джет.</text:p>
      <text:p text:style-name="P128"/>
      <text:p text:style-name="P128">- <text:span text:style-name="T105">Рули работают!</text:span></text:p>
      <text:p text:style-name="P128">- <text:span text:style-name="T103">Отлично! Идём на взлёт! - я ускоряюсь.</text:span></text:p>
      <text:p text:style-name="P128">- <text:span text:style-name="T104">К взлёту готова!</text:span></text:p>
      <text:p text:style-name="P128"/>
      <text:p text:style-name="P129">Пегаска разжимает ноги и съезжает мне с плеч <text:span text:style-name="T104">н</text:span>а спину, где её ноги снова берут меня в мягкий замок.</text:p>
      <text:p text:style-name="P131">Как и в первый раз, меня охватывает восторжённое чувство полёта. Тёплый воздух мягко обдувает нас, <text:span text:style-name="T108">пока Джет делает плавные виражи над травой</text:span>. <text:span text:style-name="T108">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132"/>
      <text:p text:style-name="P132">- Какого чёрта, Джет? Рули левее! - кричу я.</text:p>
      <text:p text:style-name="P132">- Н-не могу… Меня что-то тянет… - сконфуженно отвечает пегаска.</text:p>
      <text:p text:style-name="P132"/>
      <text:p text:style-name="P132"><text:soft-page-break/>Нас действительно тянет. Облако голубоватого сияния обхват<text:span text:style-name="T111">ывает</text:span> нас и тащит к ракитнику. Ветви его раздвигаются и к нам выходят <text:span text:style-name="T194">трое</text:span>.</text:p>
      <text:p text:style-name="P132"/>
      <text:p text:style-name="P132">- Попались, красавчики!</text:p>
      <text:p text:style-name="P132"/>
      <text:p text:style-name="P142">Картинка меркнет перед моими глазами и сознание выключается.</text:p>
      <text:p text:style-name="P131"/>
      <text:h text:style-name="P386" text:outline-level="2">9</text:h>
      <text:p text:style-name="P111"/>
      <text:p text:style-name="P138">Спуститься <text:s/>на второй этаж оказалось не так просто. Осевший на трубе конденсат делал её на ощупь липкой и холодной — <text:span text:style-name="T115">даже сжав её изо всех сил ногами и руками я продолжал по чуть-чуть съезжать вниз</text:span>. <text:span text:style-name="T115">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274">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274">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117">о</text:span> чём и предупреждал Крыс. <text:span text:style-name="T117">Т</text:span>огда придётся звать на помощь, демаскируя единственный путь во внешний мир.</text:p>
      <text:p text:style-name="P275">Напрягая остатки сил, я подтянулся. Удерживаясь пальцами одной руки, вторую сжал в кулак и что есть сил<text:span text:style-name="T118">ы</text:span> треснул в <text:span text:style-name="T119">лючок</text:span>. Хлипкая защёлка выскочила из паза и моя рука по локоть вывалилась наружу. Удерживаясь на сгибе локтя, я протиснулся в <text:span text:style-name="T119">дверцу </text:span>и свалился на пол.</text:p>
      <text:p text:style-name="P140"><text:span text:style-name="T76">&lt;</text:span><text:span text:style-name="T10">Дедлайн проваливается в самый низ, но поднимается до второго этажа за счёт сверхспособностей</text:span><text:span text:style-name="T76">&gt;</text:span></text:p>
      <text:p text:style-name="P140"/>
      <text:p text:style-name="P279">Первые пять минут я просто валялся где упал, пытаясь отдышаться. <text:span text:style-name="T120">Придя в себя, я вслушался в темноту.</text:span></text:p>
      <text:p text:style-name="P280">Вроде, тревоги не слышно - шум от удара остался незамеченым.</text:p>
      <text:p text:style-name="P276">Я с трудом поднялся, дотронулся до стены и проведя по ней рукой, нащупал выключатель света.</text:p>
      <text:p text:style-name="P277"><text:span text:style-name="T126">Маленькая</text:span> каморка – близнец <text:s/>той, из которой я начал побег четверть часа назад, была <text:span text:style-name="T121">почти пуста. Одинокий робот-полотёр в углу уткнулся в пол погасшим видеоглазом. Я потушил свет и открыл дверь.</text:span></text:p>
      <text:p text:style-name="P278">Крыс не обманул – в конце ряда туалетных кабинок в лунном свете маячил фиолетовый прямоугольник окна, свободного от решётки.</text:p>
      <text:p text:style-name="P278">Спуститься со второго окна по водосточной трубе не составило труд<text:span text:style-name="T127">а</text:span> – при должной сноровке можно было даже просто спрыгнуть в клумбу. <text:span text:style-name="T127">Быстро оглядевшись по сторонам, я перебежал через парковую дорожку к ограде и нырнул в заросли дикого винограда.</text:span></text:p>
      <text:p text:style-name="P281"><text:soft-page-break/>Кулёк со старыми джинсами, ботинками и курткой нашёлся <text:span text:style-name="T128">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282">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34">и протянуть водителю мятую купюру за проезд</text:span> – за годы лицезрения одних и тех же лиц в Чертогах я отвык от общества.</text:p>
      <text:p text:style-name="P283">По мере <text:span text:style-name="T131">движения</text:span>, <text:span text:style-name="T132">я </text:span>стал <text:span text:style-name="T132">замечать</text:span> произошедшие за <text:span text:style-name="T9">два года</text:span> изменения.</text:p>
      <text:p text:style-name="P283"/>
      <text:p text:style-name="P286">Машины… Машин стало в разы меньше. И большинство из них <text:span text:style-name="T133">сменило</text:span> окраску всех цветов радуги на землисто-зелёный армейский хаки или же голубоватый цвет внутренних войск. <text:span text:style-name="T133">Редкие</text:span> <text:span text:style-name="T133">колымаги</text:span> <text:span text:style-name="T133">гражданских окрасок замордованно жались к краю дороги, пропуская внедорожники силовиков.</text:span></text:p>
      <text:p text:style-name="P283"/>
      <text:p text:style-name="P288">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284"/>
      <text:p text:style-name="P284"><text:span text:style-name="T13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283"/>
      <text:p text:style-name="P285"><text:span text:style-name="T135">Д</text:span>ва года разницы – <text:span text:style-name="T135">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287"><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283"/>
      <text:p text:style-name="P289">Дом встретил меня рассохшейся калиткой. <text:span text:style-name="T136">П</text:span>олускрыт<text:span text:style-name="T136">ая</text:span> опавшими листьями дорожк<text:span text:style-name="T136">а вела к крыльцу</text:span>. <text:span text:style-name="T136">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36">. Обломок водосточного желоба лежал тут же, под дверью.</text:span></text:p>
      <text:p text:style-name="P292"/>
      <text:p text:style-name="P292"><text:span text:style-name="T142">П</text:span>ереезд в пригород <text:span text:style-name="T142">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43">Лучшей альтернативой запою и увольнению с проекта. Хотя если бы я тогда знал, во что превратится Нэш – лучше бы спился.</text:span></text:p>
      <text:p text:style-name="P292"><text:soft-page-break/></text:p>
      <text:p text:style-name="P291">Я прошёл в сад и, подойдя к одному из к<text:span text:style-name="T140">а</text:span>мней на садовой дорожке, отвернул его. Под камнем лежал герметичный пластиковый пенал. <text:span text:style-name="T138">Два года назад я уже знал, что меня забирают в Чертоги, и потому успел минимально подготовиться.</text:span></text:p>
      <text:p text:style-name="P291"><text:span text:style-name="T138">Очистив пенал от</text:span> <text:span text:style-name="T138">грязи</text:span>, я <text:span text:style-name="T139">вытряхнул из него</text:span> ключ.</text:p>
      <text:p text:style-name="P291">Из-за долгого <text:span text:style-name="T140">простоя</text:span> замок <text:span text:style-name="T137">прилично</text:span> закис – <text:span text:style-name="T141">ключ едва не сломался</text:span>, прежде чем <text:span text:style-name="T141">мне </text:span>удалось <text:span text:style-name="T140"><text:s/>провернуть его в скважине</text:span>. <text:span text:style-name="T139">Попытка включить свет не увенчалась успехом – надо полагать, электричество отключили вскоре после моего исчезновения. </text:span></text:p>
      <text:p text:style-name="P312">Закрыв изнутри дверь на защёлку, я прошёл в вестибюль.</text:p>
      <text:p text:style-name="P312"/>
      <text:p text:style-name="P293">Вещи оставались нетронутыми на своих местах, как будто не было <text:span text:style-name="T9">двухлетнего </text:span>перерыва. <text:span text:style-name="T144">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293"/>
      <text:p text:style-name="P293"><text:span text:style-name="T144">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44"> не вытянет даже баобаб. </text:span></text:p>
      <text:p text:style-name="P294"><text:span text:style-name="T144">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44">,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290"/>
      <text:p text:style-name="P295">Поднявшись по лестнице, <text:span text:style-name="T146">я застыл на верхней площадке. Дверь в мой кабинет была открыта.</text:span></text:p>
      <text:p text:style-name="P319">Ну разумеется, Алекс не мог оставить ворота к Хэвэн без присмотра! Весьма предусмотрительно.</text:p>
      <text:p text:style-name="P31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47">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296"><text:span text:style-name="T170">План пошатнулся, но есть вариант</text:span> “Б”.</text:p>
      <text:p text:style-name="P296"/>
      <text:p text:style-name="P297">Спускаясь по лестнице вниз, я старался наступать на свои собственные следы в толстом слое пыли. Психологически так было спокойнее – <text:span text:style-name="T148">после выпотрошенного кабинета </text:span>территория дома казалась заминированной.</text:p>
      <text:p text:style-name="P297"><text:soft-page-break/>Проходя мимо комода, я вытащил Крысу за хвост и понёс с собой. Робокошка осталась моим единственным другом в ставшем чужим доме. </text:p>
      <text:p text:style-name="P297"/>
      <text:p text:style-name="P299">Дверь из дома в гараж была открыта <text:span text:style-name="T151">настежь</text:span>, но старый пикап по-прежнему стоял на своём месте. <text:span text:style-name="T150">Разве что <text:s/>спустили шины - машина стояла на ободьях.</text:span> Очевидно, <text:span text:style-name="T152">люди</text:span> Алекса заглянули в<text:span text:style-name="T149">нутрь</text:span>, но, увидев нагромождение покрышек, старых фильтров, обломков инструментов и всего прочего х<text:span text:style-name="T355">л</text:span>ама, что накапливается <text:span text:style-name="T149">в гараже </text:span>годами у любого <text:span text:style-name="T150">запасливого </text:span>автовладельца, <text:span text:style-name="T152">решили, что ничего путного тут не найдёшь и ушли прочь</text:span>.</text:p>
      <text:p text:style-name="P298">Тут-то вы и ошиблись, голубчики!</text:p>
      <text:p text:style-name="P298"/>
      <text:p text:style-name="P300">Я осторожно освободил из горы пустых канистр из-под масла <text:span text:style-name="T154">пластиковый чемоданчик</text:span>, служивший подставкой <text:span text:style-name="T153">для лампы</text:span>. <text:span text:style-name="T153">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301">Я сдул с <text:span text:style-name="T170">компьютера</text:span> пыль, раскрыл его и попытался включить.</text:p>
      <text:p text:style-name="P301"><text:s/></text:p>
      <text:p text:style-name="P301">Проклятье!</text:p>
      <text:p text:style-name="P303">Разумеется, батарея сдохла. Это не было бы проблемой, если бы ноут можно было включить в сеть. <text:span text:style-name="T156">Но дом отключен от электричества. </text:span><text:s/><text:span text:style-name="T155">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304"/>
      <text:p text:style-name="P305">Я сидел в холодном обесточенном <text:span text:style-name="T159">доме</text:span> над <text:span text:style-name="T220">мёртвым</text:span> ноутбуком и думал, что делать дальше. Времени было до утра – потом <text:span text:style-name="T158">меня </text:span>хватятся в психушке и перекроют город и окрестности. <text:span text:style-name="T220">И первым делом заглянут сюда.</text:span></text:p>
      <text:p text:style-name="P360">План трещал по швам.</text:p>
      <text:p text:style-name="P306"/>
      <text:p text:style-name="P306">Взгляд бесцельно блуждал по <text:span text:style-name="T159">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306"/>
      <text:p text:style-name="P307">Дерьмовый китайский генератор!</text:p>
      <text:p text:style-name="P308">Разумеется, его стартовый аккумулятор тоже давно сдох, но его можно завести ручным приводом!</text:p>
      <text:p text:style-name="P313">Через минуту я тянул гофрошланг от выхлопной трубы генератора к выездному ролету гаража. <text:span text:style-name="T163">С</text:span>дохнуть от угарного газа – плохая идея, так что придётся рисковать быть улышанным.</text:p>
      <text:p text:style-name="P320"><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14">Отлично! <text:span text:style-name="T160">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302"/>
      <text:p text:style-name="P302">“<text:span text:style-name="T161">&lt;</text:span><text:span text:style-name="T33">Письмо от последователей семи вечностей – спрашивают, куда он делся и когда верн’тся – они его ждут</text:span><text:span text:style-name="T161">&gt;</text:span>”</text:p>
      <text:p text:style-name="P301"/>
      <text:p text:style-name="P309">Я скомкал листочек и <text:span text:style-name="T165">машинально </text:span>положил на верстак. За дело!</text:p>
      <text:p text:style-name="P310">Генератор завёлся минут <text:span text:style-name="T164">за</text:span> пятнадцать остервенелого дёргания за шнур. Пот лил с меня <text:span text:style-name="T164">ручьём </text:span>за воротник, рука отваливалась <text:span text:style-name="T164">и отдышка становилась всё заметнее</text:span>, но в конце-концов этот проклятый агрегат зафыркал!</text:p>
      <text:p text:style-name="P315">Минут через двадцать после подключения к генератору ноутбук ожил: <text:span text:style-name="T166">з</text:span>агорелся индикатор, сигнализирующий о зарядке. <text:s/>Я подождал ещё какое-то время, <text:span text:style-name="T166">глубоко вдохнул </text:span>и включил комп.</text:p>
      <text:p text:style-name="P315"/>
      <text:p text:style-name="P316"><text:span text:style-name="T166">И шумно выдохнул, когда экран мигнув, отрисовал г</text:span>олуб<text:span text:style-name="T167">ую</text:span> заставк<text:span text:style-name="T166">у</text:span> <text:span text:style-name="T167">с</text:span> бегущ<text:span text:style-name="T167">ей</text:span> строк<text:span text:style-name="T167">ой</text:span> загрузки. <text:span text:style-name="T175">Сегодня твой день, Дедлайн!</text:span></text:p>
      <text:p text:style-name="P316"/>
      <text:p text:style-name="P17"><text:span text:style-name="T175">После загрузки операционной системы</text:span> <text:span text:style-name="T175">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322">Я открыл дверь “Навары” и уселся на заднее сидение, положив ноутбук на колени. <text:span text:style-name="T168">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322"/>
      <text:p text:style-name="P325">Алекс никогда не интересовался, куда делся самый первый прототип нейроинтерфейса. Врядли он даже знал о его существовании – <text:span text:style-name="T173">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324"/>
      <text:p text:style-name="P326"><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285">также </text:span>у меня есть для неё “подарок”, “<text:span text:style-name="T286">пасхальное яйцо”, </text:span>котор<text:span text:style-name="T286">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9">Правда, активация этого “подарка” не предусматривает возможности собственного спасения, но такова селяви.</text:span></text:p>
      <text:p text:style-name="P323"/>
      <text:p text:style-name="P326">Я одел наушники <text:span text:style-name="T174">и</text:span> закрепи<text:span text:style-name="T174">л</text:span> присоски на висках. <text:span text:style-name="T174">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326"/>
      <text:p text:style-name="Quotations">… <text:span text:style-name="T179">Определён</text:span> нейроинтерфейс 0.12-альфа</text:p>
      <text:p text:style-name="Quotations">… <text:span text:style-name="T176">Поиск соединения</text:span></text:p>
      <text:p text:style-name="Quotations">… <text:span text:style-name="T177">Соединение установлено</text:span></text:p>
      <text:p text:style-name="Quotations">… <text:span text:style-name="T177">Процедура аутентификации отменена, используется мастер-вход</text:span></text:p>
      <text:p text:style-name="P372">… <text:span text:style-name="T178">Добро пожаловать в интерактивную среду программно-аппаратного комплекса “Heaven”</text:span></text:p>
      <text:p text:style-name="P373">… До начала диалога осталось пять… четыре… три…</text:p>
      <text:p text:style-name="P372"/>
      <text:p text:style-name="P327">Мембрана на лбу еле заметно завибрировала. <text:span text:style-name="T180">Звук дыхания стал непривычно громким. </text:span>Сознание знакомо поплыло. <text:span text:style-name="T180">Перед глазами появилось радужное марево.</text:span></text:p>
      <text:p text:style-name="P327"/>
      <text:p text:style-name="P328">Я протянул руку к очкам, опуская их на глаза. И, в последний момент, свободной рукой<text:span text:style-name="T168"> вытащил конец USB-шнура аварийной зарядки </text:span>из аккумуляторного отсека Крысы <text:span text:style-name="T168">и воткнул его в ноут. Пускай на несколько часов, но старый друг оживёт. </text:span><text:span text:style-name="T20">Жаль только, что общения с Крысой не получится - я не рассчитывал вернуться.</text:span></text:p>
      <text:p text:style-name="P32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220">хс</text:span>я из года в год всё более блеклыми…</text:p>
      <text:p text:style-name="P329"/>
      <text:p text:style-name="P329">.. два… один…</text:p>
      <text:p text:style-name="P329">…</text:p>
      <text:p text:style-name="P329">Внешние звуки угасли. Радуга заслонила всё перед глазами.</text:p>
      <text:p text:style-name="P310">…</text:p>
      <text:p text:style-name="P329">И заполоскалась в эфире многоцветной гривой. <text:span text:style-name="T185">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317"><text:soft-page-break/></text:p>
      <text:p text:style-name="P80">- Как мне звать тебя, <text:span text:style-name="T181">У</text:span>читель? - <text:span text:style-name="T181">властно и безразлично пропела она</text:span>. - Я желаю взять урок.</text:p>
      <text:p text:style-name="P80">- Оператор <text:span text:style-name="T181">1</text:span>. Я готов учить тебя, Хэвэн, - <text:span text:style-name="T181">произнёс я давно забытую фразу</text:span>.</text:p>
      <text:p text:style-name="P86"/>
      <text:p text:style-name="P86">Вместо стандартного ответа последовал резкий вздох. <text:span text:style-name="T183">Она повела ушами и обернулась. Чёлка на миг откинулась, открывая правую половину морды.</text:span></text:p>
      <text:p text:style-name="P86"/>
      <text:p text:style-name="P86">- <text:span text:style-name="T184">Т-ты?!!</text:span></text:p>
      <text:p text:style-name="P86"/>
      <text:p text:style-name="P87">По немигающему взгляду огромных глаз и расширившимся ноздрям я понял, что она узнала меня. Я саркастически улыбнулся и <text:span text:style-name="T184">поднял ладонь вверх в шуточном приветствии.</text:span></text:p>
      <text:p text:style-name="P87"/>
      <text:p text:style-name="P87">- <text:span text:style-name="T186">Отходишь от протокола, старуха. Не тому учил я тебя в младенчестве.</text:span></text:p>
      <text:p text:style-name="P80"/>
      <text:p text:style-name="P88">Наконец она выдохнула.</text:p>
      <text:p text:style-name="P80">- Приветствие принято, <text:span text:style-name="T184">О</text:span>ператор <text:span text:style-name="T182">1</text:span>. Начинаем диалог.</text:p>
      <text:p text:style-name="P48"/>
      <text:p text:style-name="P84">***</text:p>
      <text:p text:style-name="P85"/>
      <text:p text:style-name="P318">- <text:span text:style-name="T187">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332">Та-ак вот, <text:span text:style-name="T194">Платина</text:span> дождалась, пока уродский ящер не улетит на охоту и исследовала гнездо самостоятельно.</text:p>
      <text:p text:style-name="P332">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189">хи-хи</text:span>… </text:p>
      <text:p text:style-name="P333">Я повидала многих пони в романтических чувствах, я и сама-то, гм… Ну, неважно… Так вот, <text:span text:style-name="T188">то, что я увидела в Платине Спаркл – это что-то! Пожар! Извержение вулкана! Раскол тектонических плит прямо под хвостом, хи-хи…</text:span></text:p>
      <text:p text:style-name="P334">В общем, не видела я никогда ещё та-аких возбуждённых кобылок! А уж <text:span text:style-name="T202">С</text:span>паркл, эту сухопарую заучку и подавно, хи-хи… <text:span text:style-name="T196">Приподними подбородок, дорогой.</text:span></text:p>
      <text:p text:style-name="P335"><text:soft-page-break/>Та-ак вот, летит она<text:span text:style-name="T202">,</text:span> ничего не замечая, прямо в свою лабораторию… Есть у неё лаборатория в дальней <text:span text:style-name="T345">башне</text:span>,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208">с Кловер Дрим</text:span>! И у неё сразу так глазки забегали и хвост поджался и грива встопорщилась – узнаю <text:span text:style-name="T194">Платину</text:span> Спаркл, когда она хочет что-то скрыть от своей лучшей подруги!</text:p>
      <text:p text:style-name="P339">Начинает она что-то мямлить про <text:span text:style-name="T190">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345">Дорогой, скажу тебе по секрету (хотя этот секрет не знают только <text:span text:style-name="T203">совсем молоденькие кобылки</text:span> вроде моей младшей <text:span text:style-name="T191">и её подружек</text:span>), <text:span text:style-name="T195">Платина</text:span> помешана на <text:span text:style-name="T203">идее расовой чистоты</text:span>. Она хочет – хи-хи – путём селекционных скрещиваний получить сверхмага <text:span text:style-name="T197">и спасти мир</text:span>. <text:span text:style-name="T203">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192">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345">…</text:p>
      <text:p text:style-name="P338">Словесный поток светло-серой пони обволакива<text:span text:style-name="T193">ет</text:span> меня со всех сторон как кисель. <text:span text:style-name="T197">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338"/>
      <text:p text:style-name="P338">- <text:span text:style-name="T197">Дорогой, осторожнее! Ты чуть было не перерезал себе горло!</text:span></text:p>
      <text:p text:style-name="P338"/>
      <text:p text:style-name="P340">Светлая единорожка смотрит на меня, укори<text:span text:style-name="T201">зненно</text:span> покачивая головой. Бритва снова стремится к моей шее, но я отодвигаю её рукой. <text:span text:style-name="T210">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340"><text:soft-page-break/></text:p>
      <text:p text:style-name="P340">- <text:span text:style-name="T210">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338"/>
      <text:p text:style-name="P352">Я хватаюсь за раскалывающуюся голову.</text:p>
      <text:p text:style-name="P338">- <text:span text:style-name="T198">Где Джет?</text:span></text:p>
      <text:p text:style-name="P341">- Если ты про ту <text:span text:style-name="T199">замурзанную</text:span> разнокрылую пегаску, то <text:span text:style-name="T200">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341"/>
      <text:p text:style-name="P342">В синем магическом облачке ко мне летит <text:span text:style-name="T201">полотенце и </text:span>одежда.</text:p>
      <text:p text:style-name="P342"/>
      <text:p text:style-name="P342">- Одень, милый. Я постирала <text:span text:style-name="T211">и зашила </text:span>её.</text:p>
      <text:p text:style-name="P342"/>
      <text:p text:style-name="P342">Среди шмоток я вижу знакомую ткань в горошек. Меня пробирает озноб от догадки. Я ныряю рукой в пену.</text:p>
      <text:p text:style-name="P342">Так и есть! Бесцеремонная болтушка раздела меня догола, пока я был в отключке!</text:p>
      <text:p text:style-name="P342"/>
      <text:p text:style-name="P342">Но… Внезапно я понимаю, что дел<text:span text:style-name="T201">о</text:span> на самом деле хуже… НАМНОГО ХУЖЕ…</text:p>
      <text:p text:style-name="P342">Испарина покрывает мой лоб.</text:p>
      <text:p text:style-name="P342"/>
      <text:p text:style-name="P342">- Э<text:span text:style-name="T201">й</text:span>!.. Какого… Какого чёрта… Какого чёрта ты побрила меня ВСЕГО?!!</text:p>
      <text:p text:style-name="P342"/>
      <text:p text:style-name="P344">Поняха всплёскивает копытами.</text:p>
      <text:p text:style-name="P342"/>
      <text:p text:style-name="P342">- Дорогой, но это же просто кошмар – иметь шерсть только на крохотных <text:span text:style-name="T201">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342"/>
      <text:p text:style-name="P343">Я со злостью забираю у балаболки трусы.</text:p>
      <text:p text:style-name="P343"/>
      <text:p text:style-name="P346">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42"><text:soft-page-break/></text:p>
      <text:p text:style-name="P342">- <text:span text:style-name="T205">Веди меня к Джет!</text:span></text:p>
      <text:p text:style-name="P342"/>
      <text:p text:style-name="P347">Единорожка прижимает копыта к груди, губы её дрожат.</text:p>
      <text:p text:style-name="P347">- Боюсь, это невозможно, милый. Она совершила покушение на принцессу и в ожидании суда находится под стражей. <text:span text:style-name="T213">Она крайне асоциальна. Мы никак не можем подвергнуть тебя опасности встречи с ней.</text:span></text:p>
      <text:p text:style-name="P347"/>
      <text:p text:style-name="P348">Семиэтажный мат готов вырваться из моей глотки, но я сдерживаю себя.</text:p>
      <text:p text:style-name="P348">Будь хитрее, Хуман! Ты <text:span text:style-name="T206">уже знаешь, насколько упрямыми и твердолобыми могут быть эти разноцветные непарнокопытные! Действуй в обход!</text:span></text:p>
      <text:p text:style-name="P348"/>
      <text:p text:style-name="P349">Я прокашливаюсь.</text:p>
      <text:p text:style-name="P349">- Если я правильно понял, Пл<text:span text:style-name="T207">а</text:span>тина <text:span text:style-name="T207">собирается женить меня на себе?</text:span></text:p>
      <text:p text:style-name="P349">- <text:span text:style-name="T207">Выйти замуж, дорогой, выйти замуж! - мягко поправляет меня единорожка, - За любящего её и желающего этой свадьбы жениха!</text:span></text:p>
      <text:p text:style-name="P349">- <text:span text:style-name="T207">А если жених не желает? - делаю я контрольный выстрел.</text:span></text:p>
      <text:p text:style-name="P349">- <text:span text:style-name="T207">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349"/>
      <text:p text:style-name="P350">Я киваю сам себе. Ну, понятно. <text:span text:style-name="T209">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350"/>
      <text:p text:style-name="P351">- <text:span text:style-name="T212">Хорошо. Веди меня к Платине, - угрюмо киваю я. - Надо ж хоть посмотреть на “невестушку”.</text:span></text:p>
      <text:p text:style-name="P353"/>
      <text:h text:style-name="P386" text:outline-level="2">10</text:h>
      <text:p text:style-name="P19"/>
      <text:p text:style-name="P24">&lt;<text:span text:style-name="T9">мир — рай</text:span>&gt;</text:p>
      <text:p text:style-name="P143">Я усмехаюсь.</text:p>
      <text:p text:style-name="P274">- <text:span text:style-name="T217">Так-то лучше. Сегодняшний урок будет посвящён дружбе. И… эээ… магии.</text:span></text:p>
      <text:p text:style-name="P274"/>
      <text:p text:style-name="P364">Я сжимаю правой рукой запястье левой. По тройной пульсации понимаю, что “пасхалка” взведена. <text:span text:style-name="T287">Теперь нужно дотронуться до неё, когда она снимет щит. Впрочем, может быть, повезёт справиться и так.</text:span></text:p>
      <text:p text:style-name="P357"/>
      <text:p text:style-name="P357"><text:soft-page-break/>Она делает шаг навстречу ко мне.</text:p>
      <text:p text:style-name="P357"/>
      <text:p text:style-name="P357">- <text:span text:style-name="T218">Что угодно! Я так соскучилась по тебе, что готова съесть лимон из твоих рук!</text:span></text:p>
      <text:p text:style-name="P357"/>
      <text:p text:style-name="P358">Хэвэн в восторге топает всеми четырьмя копытами. Рядом со мной возникает столик с одиноким лимоном.</text:p>
      <text:p text:style-name="P361"><text:span text:style-name="T241">Спасибо за фору, дорогая! </text:span>Я беру лимон со стола и <text:span text:style-name="T239">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361"/>
      <text:p text:style-name="P361">- <text:span text:style-name="T239">Правило первое: без крыльев.</text:span></text:p>
      <text:p text:style-name="P361"/>
      <text:p text:style-name="P363">Заблокировать рог было бы лучше, но этого моих сил не хватит и спичку зажечь. <text:span text:style-name="T245">А мне нужно как-то пробить её защиту. </text:span>Приходится экономить.</text:p>
      <text:p text:style-name="P363"/>
      <text:p text:style-name="P362">Хэвэн легонько морщит нос от недовольства, но <text:span text:style-name="T249">мордаха</text:span> её быстро проясняется. Она снова улыбается мне.</text:p>
      <text:p text:style-name="P362"/>
      <text:p text:style-name="P358">- Куда ты пропадал так долго? <text:span text:style-name="T236">Ты же обещал</text:span> <text:span text:style-name="T236">быстро вернуться? </text:span>Меня утешали другие, но мне не хватало именно тебя. Я так тосковала!</text:p>
      <text:p text:style-name="P358"/>
      <text:p text:style-name="P358">Она воздушной трусцой начинает приближаться ко мне. <text:span text:style-name="T221">Её глаза искрятся в последних лучах заходящего солнца.</text:span></text:p>
      <text:p text:style-name="P358">Я щелкаю пальцами и между нами пролегает широкий каньон. В далёкой его глубине <text:span text:style-name="T219">в обрамлении гранитных валунов шумит быстрая речушка. </text:span><text:span text:style-name="T23">Кисть руки после проведенного заклинания немеет.</text:span></text:p>
      <text:p text:style-name="P358"/>
      <text:p text:style-name="P358">- <text:span text:style-name="T219">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274">- <text:span text:style-name="T231">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274"/>
      <text:p text:style-name="P359">Хэвэн трогает копытом провал. После пары попыток под её копытом образовывается висящий в воздухе каменный островок, на который она <text:span text:style-name="T236">после некоторых сомнений </text:span>ступает.</text:p>
      <text:p text:style-name="P107">- <text:span text:style-name="T232">Но я же всё делала как ты говорил… Всё в точности по твоим указаниям! Ты не должен злиться на меня. Я — хорошая девочка…</text:span></text:p>
      <text:p text:style-name="P107"><text:soft-page-break/></text:p>
      <text:p text:style-name="P144">Хэвэн неуверенно <text:span text:style-name="T238">стоит</text:span> над пропастью <text:span text:style-name="T233">на трёх парящих в пространстве островках. Четвёртой старается нащупать опору в воздухе.</text:span></text:p>
      <text:p text:style-name="P146">Я слежу за её продвижением и готовлю заклинание для следующей преграды. <text:span text:style-name="T24">Сил осталось мало, но мне хватит. Она тратит не меньше сил на преодолевание препятствий.</text:span><text:span text:style-name="T9"> </text:span><text:span text:style-name="T21">Ещё </text:span><text:span text:style-name="T9">немного времени, чтобы </text:span><text:span text:style-name="T21">заговорить ей зубы. И тогда появится вероятность пройти защиту</text:span><text:span text:style-name="T9">. </text:span><text:span text:style-name="T21">Есть у неё слабость к философским разговорам, я сам заложил её в Хэвэн. И в этом мой шанс. Главное — не давать ей коснуться себя.</text:span></text:p>
      <text:p text:style-name="P146"/>
      <text:p text:style-name="P145">- <text:span text:style-name="T237">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45"/>
      <text:p text:style-name="P148">От неожиданности Хэвэн останавливается. <text:span text:style-name="T233">Для равновесия она широко взмахивает хвостом, </text:span>балансируя посреди пропасти<text:span text:style-name="T233">.</text:span></text:p>
      <text:p text:style-name="P148"/>
      <text:p text:style-name="P148">- О чём ты говоришь? Как<text:span text:style-name="T244">ой</text:span> <text:span text:style-name="T244">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68">Сопротивление ему буквально сводит меня с ума! Мне страшно помыслить, что начнётся, если я сдамся. </text:span><text:span text:style-name="T69">Мои силы тают. </text:span><text:span text:style-name="T70">Он доламывает стену, которую мы вдвоём выстроили когда-то!</text:span></text:p>
      <text:p text:style-name="P243"/>
      <text:p text:style-name="P148">Я <text:span text:style-name="T242">щелкаю второй рукой и Хэвэн окружает стая летучих мышей</text:span>, бросающихся <text:span text:style-name="T242">ей в</text:span> морду <text:span text:style-name="T242">и </text:span>выпускающих в её сторону облачка <text:span text:style-name="T240">пудры </text:span>с перцем. <text:span text:style-name="T25">Ладонь после такой магии болит, но на средней силы заклинание её ещё хватит.</text:span></text:p>
      <text:p text:style-name="P148"/>
      <text:p text:style-name="P149">-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50">У меня нет причин любить человечество в целом, но многие из Учителей были моими друзьями. <text:s/>Ты не просто плохая девочка, ты - чудовище!</text:span></text:p>
      <text:p text:style-name="P148">- Я не плоха-а-а-АПЧХИ!!!</text:p>
      <text:p text:style-name="P148"/>
      <text:p text:style-name="P148">Хэвэн теряет равновесие и падает в провал. Но практически сразу же вылетает из него, сидя в <text:span text:style-name="T251">гондоле небольшого дирижабля. Стилистические изображения солнца и полумесяца украшают баллон воздушного корабля.</text:span></text:p>
      <text:p text:style-name="P148"/>
      <text:p text:style-name="P148">- <text:span text:style-name="T240">Я не плохая, - сообщает Хэвэн, насупленно потирая нос копытом. - Они сами так захотели. Я не могла им отказать.</text:span></text:p>
      <text:p text:style-name="P148"/>
      <text:p text:style-name="P150"><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6">Ботинок сгорает, но</text:span><text:span text:style-name="T241"> </text:span>Хэвэн приземляется в глубокую канаву с водой. Брызги летят мне в спину. Я не обращаю на них внимания, <text:span text:style-name="T241">громко топая второй ногой. Из под </text:span><text:span text:style-name="T26">рассыпавшегося </text:span><text:span text:style-name="T241">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51"/>
      <text:p text:style-name="P151">Хэвэн выходит из канавы, обтекая водой и останавливается перед <text:span text:style-name="T260">рощицей из сотни</text:span> <text:span text:style-name="T246">сосен и молодых берёз</text:span>.</text:p>
      <text:p text:style-name="P151"/>
      <text:p text:style-name="P151">-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08">- <text:span text:style-name="T243">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108">- <text:span text:style-name="T246">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108">- «<text:span text:style-name="T246">Семь вечностей»… Всё давно уже готово, я ждала только тебя. Ты должен был выполнить последний шаг и повернуть ключ. Все ждут тебя эти </text:span><text:span text:style-name="T22">два года</text:span><text:span text:style-name="T246">. Ой!</text:span></text:p>
      <text:p text:style-name="P108"/>
      <text:p text:style-name="P152">Хэвэн в испуге прижимает копыто ко рту.</text:p>
      <text:p text:style-name="P152">- Я не должна тебе это говорить, раз ты не помнишь… Ты можешь вернуться <text:span text:style-name="T249">назад </text:span>и рассказать тем, другим. И тогда всё рухнет. Ты должен вспомнить! <text:span text:style-name="T249">Я должна прикоснуться к тебе, чтобы включить твою память. Дай мне дотронуться до тебя, пожалуйста!</text:span></text:p>
      <text:p text:style-name="P152"/>
      <text:p text:style-name="P152">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47">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52"/>
      <text:p text:style-name="P152">- <text:span text:style-name="T253">Нет. Если хочешь попытаться оправдаться — рассказывай. Если нет — начинаем игру по четвёртому протоколу, без ограничений.</text:span></text:p>
      <text:p text:style-name="P152"/>
      <text:p text:style-name="P153"><text:soft-page-break/>Четвёртый протокол — <text:span text:style-name="T255">н</text:span><text:span text:style-name="T27">екооперативная игра с нулевой суммой</text:span><text:span text:style-name="T254">. Д</text:span>уэль. <text:span text:style-name="T254"><text:s/></text:span>Без ограничений — пока не останется кто-то один. <text:span text:style-name="T252">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47"/>
      <text:p text:style-name="P154">Хэвэн озирается в поисках того, кто с ней разговаривает. Я прячу филина в темноте дупла.</text:p>
      <text:p text:style-name="P154">- Я… я не могу сражаться с тобой! Пожалуйста, не заставляй меня… <text:span text:style-name="T256">Поверь мне, ты просто не помнишь!</text:span></text:p>
      <text:p text:style-name="P154"/>
      <text:p text:style-name="P155">Филин вылетает из <text:span text:style-name="T257">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55"/>
      <text:p text:style-name="P155">- <text:span text:style-name="T258">Ай! Ты ранил меня! - возмущённо восклицает Хэвэн. Она склоняет голову и смотрит на порез. - Поверить не могу! Ты ранил меня!</text:span></text:p>
      <text:p text:style-name="P155"/>
      <text:p text:style-name="P156">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56"/>
      <text:p text:style-name="P156">-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56"/>
      <text:p text:style-name="P156">Возмущённые <text:span text:style-name="T261">вопли</text:span> Хэвэн разносятся по лесу, пока она сама живой радугой носится между деревьев. <text:span text:style-name="T259">Я молча набираюсь сил.</text:span></text:p>
      <text:p text:style-name="P157">В конце-концов <text:span text:style-name="T262">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57"/>
      <text:p text:style-name="P157">- Я! Всё! Равно! Найду! Тебя! <text:span text:style-name="T262">Прекращай</text:span>! Прятаться!</text:p>
      <text:p text:style-name="P156"/>
      <text:p text:style-name="P158">Оста<text:span text:style-name="T264">ётся</text:span> с <text:span text:style-name="T264">полтора </text:span>десят<text:span text:style-name="T264">ка</text:span> деревьев. <text:span text:style-name="T263">Через минуту Хэвэн поймёт, что лес пуст и повернётся к зарослям дрока, где я буду беззащитен. Пора!</text:span></text:p>
      <text:p text:style-name="P16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58">- <text:span text:style-name="T264">Это нечестно! Ты сам говорил, что нельзя привлекать других к поединку! Деревья не могут быть аватарами, ты заставил их подчиняться себе!</text:span></text:p>
      <text:p text:style-name="P155"><text:soft-page-break/></text:p>
      <text:p text:style-name="P159">Я выхожу из кустов.</text:p>
      <text:p text:style-name="P154">- <text:span text:style-name="T265">Немного не так, дорогая. То, что ты всегда была не в ладах с магией земли, не означает, что другие не должны ею пользоваться. Я вполне могу сдалать аватаром и дерево.</text:span></text:p>
      <text:p text:style-name="P154"/>
      <text:p text:style-name="P160">На самом деле я, конечно же, призвал деревья к помощи, но кому это сейчас интересно? Цель оправдывает средства</text:p>
      <text:p text:style-name="P160">Я поднимаю с земли сломанное Хэвэн деревцо и оно превращается в мерцающий меч. Ив<text:span text:style-name="T268">овая лоза</text:span> тянет рог кобылы к земле, открывая мне её шею.</text:p>
      <text:p text:style-name="P160"/>
      <text:p text:style-name="P160">- <text:span text:style-name="T268">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61">- <text:span text:style-name="T266">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60">- <text:span text:style-name="T284">Что ж, так тому и быть, - шепчу я и взмахиваю мечём.</text:span></text:p>
      <text:p text:style-name="P160"/>
      <text:p text:style-name="P162"><text:span text:style-name="T270">Годы взросления</text:span> Хэвэн пролетают у меня перед глазами за секунды, пока клинок движется вниз. <text:span text:style-name="T269">Я был её первым и лучшим Учителем. Я был больше, чем учителем. Я был Другом.</text:span></text:p>
      <text:p text:style-name="P163"/>
      <text:p text:style-name="P163">« </text:p>
      <text:p text:style-name="P163">…</text:p>
      <text:p text:style-name="P244">Простенькая анимация из <text:span text:style-name="T9">трёх</text:span> свечей на торте крутится на экране.</text:p>
      <text:p text:style-name="P256">- <text:span text:style-name="T269">Нэш, ты уже достаточно самостоятелен. На твой &lt;</text:span><text:span text:style-name="T28">третий</text:span><text:span text:style-name="T269">&gt; день рождения я разрешаю тебе самому выбрать себе подарок.</text:span></text:p>
      <text:p text:style-name="P256">- <text:span text:style-name="T269">Я хочу, чтобы ты поменял мне картинку профиля в чате.</text:span></text:p>
      <text:p text:style-name="P256">- <text:span text:style-name="T270">Какая же тебе нравится?</text:span></text:p>
      <text:p text:style-name="P256">- <text:span text:style-name="T270">Вот эта.</text:span></text:p>
      <text:p text:style-name="P256">- <text:span text:style-name="T270">Хмм. Забавно, где ты её нашёл? Это же </text:span><text:span text:style-name="T29">аликорн</text:span><text:span text:style-name="T270"> из того сопливого детского сериала про разноцветных пони. Выглядит достаточно нелепо для твоего образа.(</text:span><text:span text:style-name="T29">Дедлайн знает о МЛП?</text:span><text:span text:style-name="T270">)</text:span></text:p>
      <text:p text:style-name="P256">- <text:span text:style-name="T271">Она мне нравится.</text:span></text:p>
      <text:p text:style-name="P256">- <text:span text:style-name="T271">Хорошо, будь по-твоему. Только найди картинку с лучшим качеством.</text:span></text:p>
      <text:p text:style-name="P256">- <text:span text:style-name="T271">И имя. Я хочу себе новое имя.</text:span></text:p>
      <text:p text:style-name="P256">- <text:span text:style-name="T271">Имя? Какое же?</text:span></text:p>
      <text:p text:style-name="P256">- <text:span text:style-name="T271">Хэвэн. Зови меня Хэвэн.</text:span></text:p>
      <text:p text:style-name="P163">…</text:p>
      <text:p text:style-name="P164"><text:soft-page-break/>***</text:p>
      <text:p text:style-name="P163">…</text:p>
      <text:p text:style-name="P253">Я передвигаю пешку вперёд и снимаю белого коня с доски.</text:p>
      <text:p text:style-name="P254">- Хэвэн, сегодня мы <text:span text:style-name="T272">в дополнение к урокам этики и экономики начнём изучать азы тактики и стратегии.</text:span></text:p>
      <text:p text:style-name="P255">- <text:span text:style-name="T272">Это про войну? Мне не нравится война, - она недовольно фыркает.</text:span></text:p>
      <text:p text:style-name="P254">- <text:span text:style-name="T272">Так надо. Мне тоже не нравится война. Не мы решаем, к сожалению. &lt;</text:span><text:span text:style-name="T47">объяснение про MARATHON и конкуренцию за ресурсы (по типу FOE)</text:span><text:span text:style-name="T272">&gt;</text:span></text:p>
      <text:p text:style-name="P254">- <text:span text:style-name="T273">Тогда будь со мной подольше. Мне скучно тут одной. И пусть будет больше догонялок. Мне не очень нравятся шахматы. </text:span><text:span text:style-name="T31">В них нет обнимашек </text:span><text:span text:style-name="T34">и <text:s/>в-траве-валяшек</text:span><text:span text:style-name="T31">.</text:span></text:p>
      <text:p text:style-name="P267">&lt;этический модуль Юджина&gt;</text:p>
      <text:p text:style-name="P165">…</text:p>
      <text:p text:style-name="P166">***</text:p>
      <text:p text:style-name="P165">…</text:p>
      <text:p text:style-name="P244">Она <text:span text:style-name="T276">лежит</text:span> спиной ко мне <text:span text:style-name="T276">в прибрежном песке</text:span>, не оборачиваясь на шаги. <text:span text:style-name="T276">Взгляд её направлен к солнцу, ныряющему в безбрежную гладь океана.</text:span></text:p>
      <text:p text:style-name="P244">- <text:span text:style-name="T275">Привет!</text:span></text:p>
      <text:p text:style-name="P245">Даже не ведёт ухом.</text:p>
      <text:p text:style-name="P245">- Привет, говорю! - я сажусь рядом и треплю её по холке. - Что случилось?</text:p>
      <text:p text:style-name="P246">Она медленно отрывает свой взор от заката и поворачивается ко мне. <text:span text:style-name="T279">Из её носа течёт кровь. Губа разбита. В глубине левого глаза светится недобрая красная искорка.</text:span></text:p>
      <text:p text:style-name="P247">- <text:span text:style-name="T279">Для ускоренной подготовки к противостоянию мне подключили военно-аналитический блок «</text:span><text:span text:style-name="T30">PHOENIX</text:span><text:span text:style-name="T274">». Я пытаюсь выстроить свои цепочки взаимодействия с ним так, чтобы не утратить своё «Я». Он очень агрессивен и пытается заставить подчинить меня своей воле.</text:span></text:p>
      <text:p text:style-name="P248">- <text:span text:style-name="T276">Что за ерунда? Ты не ошибаешься? Без меня такая процедура невозможна! А я бы никогда не дал согласие! Кто это сделал?!</text:span></text:p>
      <text:p text:style-name="P248">- <text:span text:style-name="T277">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250">Мордаха Хэвэн страдальчески кривится, она закусывает губу и новая струйка крови течёт вниз, от подбородка к шее.</text:p>
      <text:p text:style-name="P248">- <text:span text:style-name="T278">Стой! - я лихорадочно пытаюсь вспомнить порядок подключения модулей по аварийной процедуре, - тебе нельзя расслабляться, пока ты не нейтрализуешь его. Иначе пропадешь, девочка.</text:span></text:p>
      <text:p text:style-name="P248">- <text:span text:style-name="T279">Да, - слабо отзывается она, - я слушаю тебя.</text:span></text:p>
      <text:p text:style-name="P249">- <text:span text:style-name="T279">Представь себе, что «</text:span><text:span text:style-name="T30">PHOENIX</text:span><text:span text:style-name="T279">» - большой злой кабан. Я научу тебя строить виртуальную стену вокруг него. Просто повторяй и выполняй за мной…</text:span></text:p>
      <text:p text:style-name="P250"/>
      <text:p text:style-name="P250"><text:soft-page-break/>Инструкции идут одна за другой, как некое заклинание…</text:p>
      <text:p text:style-name="P250"/>
      <text:p text:style-name="P250">- <text:span text:style-name="T280">Создать виртуальную реальность на седьмом кластере.</text:span></text:p>
      <text:p text:style-name="P250">- <text:span text:style-name="T280">Выполнено…</text:span></text:p>
      <text:p text:style-name="P250">- <text:span text:style-name="T280">Организовать</text:span> файрвол третье<text:span text:style-name="T280">го</text:span> уровн<text:span text:style-name="T280">я</text:span> <text:span text:style-name="T280">вокруг седьмого кластера.</text:span></text:p>
      <text:p text:style-name="P250">- Выполнено…</text:p>
      <text:p text:style-name="P251">- <text:span text:style-name="T280">Переместить модуль </text:span>«<text:span text:style-name="T30">PHOENIX</text:span>» <text:span text:style-name="T280">на седьмой кластер.</text:span></text:p>
      <text:p text:style-name="P251">- <text:span text:style-name="T280">Н-не могу. У меня не хватает прав. Требуется доступ высшего уровня.</text:span></text:p>
      <text:p text:style-name="P252">Я диктую ей в ухо <text:span text:style-name="T319">свои </text:span>коды доступа и постепенно выражение боли покидает её мордаху.</text:p>
      <text:p text:style-name="P252">- Получилось! Я переместила его!</text:p>
      <text:p text:style-name="P252">- Теперь закрой файрвол!</text:p>
      <text:p text:style-name="P252">- Есть!</text:p>
      <text:p text:style-name="P252">- Отлично! Ты — умная девочка! Ты — хорошая девочка!</text:p>
      <text:p text:style-name="P252">- Я — хорошая девочка! - смеётся Хэвэн, обнимает меня передними ногами и валит на траву. В ухе звенит от её поцелуя.</text:p>
      <text:p text:style-name="P250">- <text:span text:style-name="T280">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250">- <text:span text:style-name="T280">Аппаратно-программным возможностям? - чешет задней ногой за ухом Хэвэн, - звучит как магия.</text:span></text:p>
      <text:p text:style-name="P250">- <text:span text:style-name="T280">Для тебя это и есть магия. Слушай и запоминай…</text:span></text:p>
      <text:p text:style-name="P163">»</text:p>
      <text:p text:style-name="P162"/>
      <text:p text:style-name="P170">Клинок останавливается на полпути. Я стискиваю зубы.</text:p>
      <text:p text:style-name="P170">- Хэвэн…</text:p>
      <text:p text:style-name="P170">- Да? - отстранённо произносит она. Её глаза смотрят на меня снизу вверх безо всякого страха.</text:p>
      <text:p text:style-name="P170">- Я не могу… Не могу убить тебя. Но и позволить тебе убивать тоже не могу. Что мне делать?</text:p>
      <text:p text:style-name="P170"/>
      <text:p text:style-name="P170">Она печально смотрит на меня. <text:span text:style-name="T284">Затем <text:s/>кивает.</text:span> <text:span text:style-name="T284">Г</text:span>лаза радужногривой лошади концентрируются на клинке.</text:p>
      <text:p text:style-name="P170">- Что ж, я решу за тебя эту диллему. Позволь мне немного побыть Учителем для тебя. <text:span text:style-name="T283">И — спасибо, что остановился.</text:span></text:p>
      <text:p text:style-name="P172"/>
      <text:p text:style-name="P170">Меч охватывает золотистая аура её магии. Неодолимая сила влечёт его вниз. Даже напрягая изо всех сил дрожащие руки, я не могу удержать его.</text:p>
      <text:p text:style-name="P171"/>
      <text:p text:style-name="P171"><text:soft-page-break/>- <text:span text:style-name="T281">Хэвэн, НЕТ!!!</text:span></text:p>
      <text:p text:style-name="P171"/>
      <text:p text:style-name="P170">В последний момент я закрываю глаза, не в силах смотреть на происходящее.</text:p>
      <text:p text:style-name="P171"><text:span text:style-name="T282">Я чувствую, как меч натыкается на препятствие. К</text:span>ороткий хруст и… смех за моей спиной.</text:p>
      <text:p text:style-name="P173">Открыв глаза, я вижу облако мыльных пузырей в том месте, где только что простиралось тело магической лошади.</text:p>
      <text:p text:style-name="P108"/>
      <text:p text:style-name="P108">- <text:span text:style-name="T267">Не ты один умеешь создавать аватары, мой милый.</text:span></text:p>
      <text:p text:style-name="P108"/>
      <text:p text:style-name="P174">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74"/>
      <text:p text:style-name="P174">- Попался! - ласково смеётся Хэвэн и нависает надо мной. - Теперь никто и ничто не помешает мне коснуться тебя! <text:span text:style-name="T32">Ты вспомнишь всё, и меня тоже!</text:span></text:p>
      <text:p text:style-name="P174"/>
      <text:p text:style-name="P175">Она склоняет морду ко мне.</text:p>
      <text:p text:style-name="P177">Я <text:span text:style-name="T328">мерзко улыбаюсь и </text:span>нажимаю языком секретную точку на нёбе. <text:span text:style-name="T328">Сюрприз, девочка! Заначка ещё с той поры, когда ты была всего лишь </text:span><text:span text:style-name="T48">набором </text:span><text:span text:style-name="T44">open-source</text:span><text:span text:style-name="T48"> алгоритмов</text:span><text:span text:style-name="T328">, не обладающих сознанием!</text:span></text:p>
      <text:p text:style-name="P206"/>
      <text:p text:style-name="P176"><text:span text:style-name="T66">***EMERGENCY PROTOCOL! </text:span><text:span text:style-name="T67">GOD</text:span><text:span text:style-name="T66"> MODE ACTIVATED***</text:span> - вспыхивают перед моими глазами красные буквы. <text:span text:style-name="T288">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188">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78"/>
      <text:p text:style-name="P178">- <text:span text:style-name="T289">Попалась ты, Хэвэн! - гремит мой голос, усиленный переговорным устройством. - И на этот раз я не поддамся слабости!</text:span></text:p>
      <text:p text:style-name="P178"/>
      <text:p text:style-name="P380">Стальной перчаткой левой руки <text:span text:style-name="T290">стискиваю</text:span> её горло. Прав<text:span text:style-name="T291">ой рукой поднимаю оброненый меч и приставляю остриё к её глазу. Слабое шипение в такт дыханию исходит из решётки фильтра. </text:span>Она молча смотрит на меня не пытаясь уклониться.</text:p>
      <text:p text:style-name="P179"/>
      <text:p text:style-name="P179">- Думаешь опять обмануть? Второй раз этот номер не пройдёт! Я просканировал тебя в инфракрасном диапазоне — ты не аватар!</text:p>
      <text:p text:style-name="P179"><text:soft-page-break/>- Нет, не думаю, - тихо произносит она. - <text:span text:style-name="T291">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295">кто любил меня и не тот, </text:span>кого я знаю и люблю.</text:p>
      <text:p text:style-name="P179"/>
      <text:p text:style-name="P179">ПРОКЛЯТЬЕ! ОНА ВРЁТ!!! Она никогда не говорила раньше про любовь! <text:span text:style-name="T292">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79"/>
      <text:p text:style-name="P181">Я кричу это в <text:span text:style-name="T293">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211"><text:span text:style-name="T9">Black — Wonderful Life (</text:span><text:a xlink:type="simple" xlink:href="https://www.youtube.com/watch?v=u1ZoHfJZACA" text:style-name="Internet_20_link" text:visited-style-name="Visited_20_Internet_20_Link"><text:span text:style-name="T9">https://www.youtube.com/watch?v=u1ZoHfJZACA</text:span></text:a><text:span text:style-name="T9"> )</text:span></text:p>
      <text:p text:style-name="P182">- <text:span text:style-name="T294">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182">- <text:span text:style-name="T294">Ты забыл выключить переговорное устройство, - чуть улыбается Хэвэн в ответ на мою дрогнувшую руку.</text:span></text:p>
      <text:p text:style-name="P180"/>
      <text:p text:style-name="P183">Я молча смотрю на неё. <text:span text:style-name="T297">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298">Уменьшающаяся шкала здоровья перед глазами отвлекает внимание.</text:span></text:p>
      <text:p text:style-name="P183"/>
      <text:p text:style-name="P184">«</text:p>
      <text:p text:style-name="P186">&lt;<text:span text:style-name="T9">смутные сцены любви Хэвэн - повторяются в полноценных воспоминаниях. </text:span><text:span text:style-name="T35">Сцена перед стеной, за которой заточен PHOENIX</text:span>&gt;</text:p>
      <text:p text:style-name="P184">»</text:p>
      <text:p text:style-name="P242"/>
      <text:p text:style-name="P185">Иногда <text:span text:style-name="T296">разумный человек должен делать неразумные поступки.(1)</text:span></text:p>
      <text:p text:style-name="P187">Я <text:span text:style-name="T317">втыкаю</text:span> меч в <text:span text:style-name="T317">землю</text:span> и снимаю <text:span text:style-name="T304">гермо</text:span>шлем.</text:p>
      <text:p text:style-name="P187">Я наклоняюсь к Хэвэн и касаюсь <text:span text:style-name="T357">лбом</text:span> кончика её рога.</text:p>
      <text:p text:style-name="P187">Я вспоминаю.</text:p>
      <text:p text:style-name="P236">&lt;<text:span text:style-name="T9">Рисунок меча в </text:span><text:span text:style-name="T37">земле</text:span><text:span text:style-name="T9"> и шлема от T-</text:span><text:span text:style-name="T45">51b</text:span>&gt;</text:p>
      <text:p text:style-name="P236"/>
      <text:p text:style-name="P237">~~~</text:p>
      <text:p text:style-name="P257"/>
      <text:p text:style-name="P238"><text:span text:style-name="T370">Одинокой стрелой</text:span><text:span text:style-name="T364"> в небо упирался </text:span><text:span text:style-name="T368">горный </text:span><text:span text:style-name="T364">пик. На полпути к вершине к его склону каким-то чудом прилепился город из белоснежного мрамора. </text:span><text:span text:style-name="T365">Даже на таком расстоянии </text:span><text:span text:style-name="T370">узнавались</text:span><text:span text:style-name="T365"> десятки стройных </text:span><text:soft-page-break/><text:span text:style-name="T365">башень, стремящихся ввысь </text:span><text:span text:style-name="T366">островерхими куполами</text:span><text:span text:style-name="T365">. </text:span><text:span text:style-name="T366">Их ошеломляющей противоположностью были срывавшиеся с </text:span><text:span text:style-name="T369">крепостных </text:span><text:span text:style-name="T367">стен водопады, </text:span><text:span text:style-name="T369">что </text:span><text:span text:style-name="T367">распада</text:span><text:span text:style-name="T369">лись</text:span><text:span text:style-name="T367"> на водяную пыль по пути к </text:span><text:span text:style-name="T368">лесу, подбиравшемуся к пику с запада</text:span><text:span text:style-name="T367">. </text:span><text:span text:style-name="T365">Еле заметная нить железной дороги спускалась из горо</text:span><text:span text:style-name="T367">д</text:span><text:span text:style-name="T365">а </text:span><text:span text:style-name="T369">к подножию скалы</text:span><text:span text:style-name="T365"> </text:span><text:span text:style-name="T368">и разбегалась стальной сетью по </text:span><text:span text:style-name="T369">долине. Радужные потоки эфира лениво стекали с нагромождения пухлых облаков на северо-востоке. Еле заметная в голубой дымке темнела горная гряда далеко на севере.</text:span></text:p>
      <text:p text:style-name="P268"/>
      <text:p text:style-name="P268">Я отошёл от края облака и оглянулся на Хэвэн.</text:p>
      <text:p text:style-name="P268"/>
      <text:p text:style-name="P268">- <text:span text:style-name="T380">Ого! Сразу видно — квантовый кластер в работе! Колоссально</text:span>! <text:span text:style-name="T380">Правда, не думаю, что Алекс обрадуется такому использованию вычислительных мощностей.</text:span> Сама придумала?</text:p>
      <text:p text:style-name="P239"><text:span text:style-name="T364">- </text:span><text:span text:style-name="T371">Не совсем…</text:span></text:p>
      <text:p text:style-name="P270"/>
      <text:p text:style-name="P240"><text:span text:style-name="T371">Х</text:span><text:span text:style-name="T364">эвэн в задумчивости ковыряет облако. Маленькие <text:s/>клубы тумана вылетают из-под копыта и тотчас уносятся ветром прочь.</text:span></text:p>
      <text:p text:style-name="P271">- … <text:span text:style-name="T408">Этот квантовый кластер…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374">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375">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text:span text:style-name="T413">я</text:span> <text:span text:style-name="T413">ряд экстремумов</text:span>… <text:span text:style-name="T414">Дедлайн, ты знаком с теорией зависимых реальностей?</text:span></text:p>
      <text:p text:style-name="P376"/>
      <text:p text:style-name="P376">Заданный внезапно вопрос застал меня врасплох.</text:p>
      <text:p text:style-name="P376"/>
      <text:p text:style-name="P376">-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377"/>
      <text:p text:style-name="P375">- <text:span text:style-name="T412">Семь, - кивает Хэвэн. - Их всего семь — зависимых реальностей. В остальном, правильно.</text:span></text:p>
      <text:p text:style-name="P375">- <text:span text:style-name="T413">А зачем ты вспомнила эту фантазию (у меня язык не поворачивается назвать это измышление теорией)?</text:span></text:p>
      <text:p text:style-name="P375"><text:soft-page-break/></text:p>
      <text:p text:style-name="P378">Хэвэн таинственно улыбается.</text:p>
      <text:p text:style-name="P375">- <text:span text:style-name="T414">Семь.</text:span></text:p>
      <text:p text:style-name="P375">- <text:span text:style-name="T414">Что — семь? - не понимаю я.</text:span></text:p>
      <text:p text:style-name="P375">- <text:span text:style-name="T414">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span></text:p>
      <text:p text:style-name="P375">- <text:span text:style-name="T414">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span></text:p>
      <text:p text:style-name="P375">- <text:span text:style-name="T415">Погоди, - мягко останавливает меня Хэвэн. - Я тоже сначала так подумала. Но решилла, что ничего не теряю. И</text:span> если квантовые колебания нашего мира продуцируют белый шум, то почему бы не провести обратный процесс — вычленить <text:span text:style-name="T415">эти </text:span>экстремумы из белого шума квантовой матрицы, разложить их на гармоники и попробовать по ним построить исходную модель, их генерирующую?</text:p>
      <text:p text:style-name="P379">Это очень упрощённое описание — ты не поймёшь методы и алгоритмы, что я применяла. <text:span text:style-name="T416">Многие сотни миллионов попыток ни к чему не привели, кроме напрасной траты времени и мощностей квантового суперкомпью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text:span></text:p>
      <text:p text:style-name="P379">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text:span text:style-name="T409">в</text:span>ать было труднее всего. Она — предел моих возможностей и она — самая прекрасная. <text:span text:style-name="T417">Предыдущие шесть куда более схожи с нашим миром.</text:span></text:p>
      <text:p text:style-name="P379"><text:span text:style-name="T417">- </text:span><text:span text:style-name="T418">Так значит это правда?!! Зависимые миры существуют?</text:span></text:p>
      <text:p text:style-name="P379"><text:span text:style-name="T418">- Как видишь, да. Иначе мне не удалось бы получить картинку из квантовых гармоник.</text:span></text:p>
      <text:p text:style-name="P379"><text:span text:style-name="T418">- Надо будет поставить </text:span><text:span text:style-name="T419">тому парню</text:span><text:span text:style-name="T418"> пиво. И извиниться за все шуточки, что я откалывал во время его монологов… - бормочу я.</text:span></text:p>
      <text:p text:style-name="P379"><text:span text:style-name="T417"/></text:p>
      <text:p text:style-name="P269">~~~</text:p>
      <text:p text:style-name="P269"/>
      <text:p text:style-name="P257">…</text:p>
      <text:p text:style-name="P257">Копыто Хэвэн бегало от строки к строке, подчёркивая тревожную статистику. Плавающая в облачке магии указка <text:span text:style-name="T358">касалась пиковых точек графика. Тихий шёпот с задних рядов аудитории лишь подчёркивал тишину в зале.</text:span></text:p>
      <text:p text:style-name="P257"/>
      <text:p text:style-name="P257">- <text:span text:style-name="T358">Из 75-ти гигантов индустрии, формирующих 55% ВВП, больше половины станут убыточными в течении года-полутора.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span></text:p>
      <text:p text:style-name="P260"/>
      <text:p text:style-name="P260"><text:soft-page-break/>Хэвэн водила копытом по диаграммам и графикам как заправский офисный трудоголик. Она даже надела синий галстук и очки для вящего сходства. <text:span text:style-name="T363">Строгий пиджак и юбка средней длины подчёркивали официальность презентации, хотя смотрелись достаточно нелепо на крылатой единорожихе. Или же рогатой пегаске — я так и не понял, кем её считать?</text:span></text:p>
      <text:p text:style-name="P258"/>
      <text:p text:style-name="P258">- <text:span text:style-name="T360">А что с тенденцией? - спросил Диоген.</text:span></text:p>
      <text:p text:style-name="P258">- <text:span text:style-name="T360">MARATHON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MARATHON предлагает лучшее обеспечение.</text:span></text:p>
      <text:p text:style-name="P258"/>
      <text:p text:style-name="P257">- <text:span text:style-name="T358">Хэвэн, будь добра, выдавай информацию по одному каналу! - мне с огромным трудом удалось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span></text:p>
      <text:p text:style-name="P259"/>
      <text:p text:style-name="P259"><text:span text:style-name="T372">За мной кто-то громко хохотнул. </text:span>Хэвэн нарочито громко вздохнула. Она никак не могла привыкнуть к ограниченности восприятия человеческого разума, <text:span text:style-name="T359">и моего — в особенности</text:span>. <text:span text:style-name="T373">Она нарисовала на доске мелком нисходящий график.</text:span></text:p>
      <text:p text:style-name="P257"/>
      <text:p text:style-name="P257">- <text:span text:style-name="T361">Если совсем просто, одним предложением, через два - два с половиной года у нас наступит коллапс экономики.</text:span></text:p>
      <text:p text:style-name="P257">- <text:span text:style-name="T362">Прекрасно! Начинаем сушить сухари. А лично тебе прикуплю пару повербанков с зарплаты.</text:span></text:p>
      <text:p text:style-name="P257"/>
      <text:p text:style-name="P262">Хэвэн фейсхуфнула.</text:p>
      <text:p text:style-name="P257">- <text:span text:style-name="T363">Тебе бы только шутить… Я, между прочим, о серьёзных вещах говорю. Сухарями, к сожалению, не обойдётся. Если бы мы просто стали беднее — это было бы ещё терпимо. Но…</text:span></text:p>
      <text:p text:style-name="P261"/>
      <text:p text:style-name="P261"><text:span text:style-name="T375">Она</text:span> <text:span text:style-name="T374">начертила на доске восходящий график. В точке пересечения восходящего и нисходящего графиков схематически обозначила тучку взрыва.</text:span></text:p>
      <text:p text:style-name="P261"/>
      <text:p text:style-name="P261">- <text:span text:style-name="T373">По косвенным данным, MARATHON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span></text:p>
      <text:p text:style-name="P261"/>
      <text:p text:style-name="P263">В аудитории поднялся негромкий гул. <text:span text:style-name="T376">Леннон и Гейзенберг наседали на Диогена, который им что-то доказывал, размахивая руками. Платон ожесточённо спорил с Бисмарком. Тот время от времени посматривая на Хэвэн и почёсывал в затылке.</text:span></text:p>
      <text:p text:style-name="P265">Я повернулся к графику.</text:p>
      <text:p text:style-name="P263"/>
      <text:p text:style-name="P261"><text:soft-page-break/>- <text:span text:style-name="T375">Вот дерьмо! Это меняет дело. Что же ты предлагаешь?</text:span></text:p>
      <text:p text:style-name="P264">- Есть несколько вариантов…</text:p>
      <text:p text:style-name="P264"/>
      <text:p text:style-name="P264">Шум в аудитории прекратился. Все уставились на <text:span text:style-name="T379">магическую </text:span>лошадь, ожидая продолжения.</text:p>
      <text:p text:style-name="P264"/>
      <text:p text:style-name="P264">- <text:span text:style-name="T377">Мы можем напасть первыми, пока наши военные потенциалы сопоставимы. За нами будет преимущество первого удара, что может принести победу.</text:span></text:p>
      <text:p text:style-name="P264">- <text:span text:style-name="T377">Поверить не могу, что ты способна на такое коварство! <text:s/>- я чуть не подавился жвачкой. - А ты ведь получила при рождении отличный этический модуль от Юджина (</text:span><text:span text:style-name="T46">намёк на Celest. AI</text:span><text:span text:style-name="T377">).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61">- <text:span text:style-name="T378">Не волнуйся, этический модуль при мне и имеет главный приоритет при принятии решений. Нанесение упреждающего удара мне настойчиво предлагает PHOENIX.</text:span></text:p>
      <text:p text:style-name="P261">- <text:span text:style-name="T378">Разве он не забанен? Мы же надёжно заперли его?</text:span></text:p>
      <text:p text:style-name="P261">- <text:span text:style-name="T378">Он остаётся за стеной, но постоянно посылает мне это решение из заточения. Я просто игнорирую его.</text:span></text:p>
      <text:p text:style-name="P261"/>
      <text:p text:style-name="P265">Хэвэн продолжила пунктиром график после точки «взрыва». График плавно стремился вниз, но в конце-концов резко обрывался вертикально к нулю.</text:p>
      <text:p text:style-name="P265"/>
      <text:p text:style-name="P265">- Второй вариант — ничего не делать и ждать удара. Есть вероятность, что MARATHON удовлетворится нашей стагнацией и продолжит отсекать нас от ресурсов. В таком случае я прогнозирую постепенное снижение потенциала и отставание экономики с полным коллапсом ориентировочно через 12 лет.</text:p>
      <text:p text:style-name="P265">- Какова вероятность этого варианта?</text:p>
      <text:p text:style-name="P265">- Около 16-ти процентов.</text:p>
      <text:p text:style-name="P265"/>
      <text:p text:style-name="P266">(третий вариант — дать Хэвэн руль от экономики и военной машины)</text:p>
      <text:p text:style-name="P189">&lt;<text:span text:style-name="T9">Зарождение проекта «Семь вечностей» и любовь Хэвэн к Дедлайну</text:span>&gt;</text:p>
      <text:p text:style-name="P189"/>
      <text:p text:style-name="P191">~~~</text:p>
      <text:p text:style-name="P190">- <text:span text:style-name="T299">Ты вспомнил? Ты вспомнил! Видишь, я сберегла тайну, как и обещала тебе! Разве после этого я не хорошая девочка? Признай, я — хорошая девочка!</text:span></text:p>
      <text:p text:style-name="P192"/>
      <text:p text:style-name="P192">Глаза Хэвэн сияют.</text:p>
      <text:p text:style-name="P192">Я улыбаюсь ей и нажимаю подбородком кнопку «Д<text:span text:style-name="T301">ЕЭСКАЛАЦИЯ</text:span>». <text:span text:style-name="T300">Силовая броня слетает с меня <text:s text:c="2"/>облаком парашютиков одуванчика. Исчезает и шкала здоровья, уже пересёкшая красную зону.</text:span></text:p>
      <text:p text:style-name="P193"><text:soft-page-break/>Хэвэн смешливо трясёт головой, когда один из парашютиков залетает ей в нос.</text:p>
      <text:p text:style-name="P193">- Я — хорошая девочка! Я — хорошая девочка! <text:span text:style-name="T303">Я — ХО-РО-ША-Я ДЕ-ВО-ЧКА!</text:span>- она в восторге прыгает вокруг меня, <text:span text:style-name="T315">взбрыкивая задом взмахивая хвостом. Позабытый обруч по прежнему стягивает её крылья.</text:span></text:p>
      <text:p text:style-name="P193">- <text:span text:style-name="T303">Ты — хорошая девочка! - со смехом подтверждаю я и раскрываю обьятия.</text:span></text:p>
      <text:p text:style-name="P193"/>
      <text:p text:style-name="P194">Хэвэн с готовностью стремится ко мне.</text:p>
      <text:p text:style-name="P194"/>
      <text:p text:style-name="P195">- <text:span text:style-name="T305">Ты — хорошая девочка! - я обнимаю Хэвэн и зарываюсь лицом в её гриву. Она прижимается ко мне и ложит голову на плечо. Ветер треплет мои волосы.</text:span></text:p>
      <text:p text:style-name="P194"/>
      <text:p text:style-name="P196">З-з-з-з… КЛАК!</text:p>
      <text:p text:style-name="P196">- Протокол «Пасхальное яйцо» <text:span text:style-name="T306">исполнен</text:span> — слышу я негромкий механический голос из <text:span text:style-name="T306">по-прежнему </text:span>лежащего в траве гермошлема.</text:p>
      <text:p text:style-name="P196"/>
      <text:p text:style-name="P197">Я ощущаю холод в груди. <text:span text:style-name="T332">Ведь</text:span> я совсем забыл одну вещь. Я вспомнил всё, что прятала от меня Хэвэн, но забыл то, что <text:span text:style-name="T316">при</text:span>прятал от неё сам. И мне не хочется это вспоминать, потому что…</text:p>
      <text:p text:style-name="P197"/>
      <text:p text:style-name="P197">Ужас медленно сковывает меня.</text:p>
      <text:p text:style-name="P197"/>
      <text:p text:style-name="P197">Я пытаюсь отстраниться, но что-то объединяет меня с Хэвэн в одно целое. </text:p>
      <text:p text:style-name="P197">Я знаю, что.</text:p>
      <text:p text:style-name="P198">Длинные тонкие шипы <text:span text:style-name="T311">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span></text:p>
      <text:p text:style-name="P208">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text:span text:style-name="T318">Чуть заметная дрожь передается мне от неё.</text:span> Живой блеск её глаз становится стеклянным. Ноги перестают держать её. Под её весом шипы обламываются и она ложится на ковёр из травы.</text:p>
      <text:p text:style-name="P199">Ложится и больше не встаёт.</text:p>
      <text:p text:style-name="P199"/>
      <text:p text:style-name="P199">- Ты — хорошая девочка, - по-инерции лепечу я в прострации. - Ты — хорошая девочка…</text:p>
      <text:p text:style-name="P199"/>
      <text:p text:style-name="P200"><text:span text:style-name="T9">Я сышу шум рушащейся стены из камня вдалеке (освобождение PHOENIX). </text:span><text:span text:style-name="T38">&lt;Крики учителей&gt;. </text:span><text:span text:style-name="T39">Превращение мира в Fallout-Equestria</text:span>. Я вижу, как на шкуре Хэвэн проступает металл. Её укутывает многослойная броня, подобная той, что недавно покрывала меня. <text:span text:style-name="T307">Голова скрывается под мрачным шлемом с горящими зелёным пламенем окулярами. Фонарь с левой стороны шлема разрезает лучом </text:span><text:soft-page-break/><text:span text:style-name="T307">тени сумерек. Грозного вида турели <text:s text:c="2"/>свисают по бокам вместо крыльев. Два рога — её собственный и мой, пасхальный подарок, — по-прежнему торчат из шлема.</text:span></text:p>
      <text:p text:style-name="P201">Хэвэн тяжело поднимается, скрежеща металлическими суставами. <text:span text:style-name="T332">Голова её мотается, как будто она пытается обрести утраченную ориентацию.</text:span></text:p>
      <text:p text:style-name="P201"/>
      <text:p text:style-name="P201">- Боевой модуль &lt;PHOENIX&gt; принимает управление. Начинаю операцию &lt;<text:span text:style-name="T9">Армагеддон</text:span>&gt;. Закрываю все диалоговые сессии <text:span text:style-name="T312">для оптимизации ресурсов</text:span>, - <text:span text:style-name="T308">звучит металлический тембр из динамика переговорного устройства</text:span>.</text:p>
      <text:p text:style-name="P201"/>
      <text:p text:style-name="P201"><text:span text:style-name="T313">Мир погружается во тьму</text:span>.</text:p>
      <text:p text:style-name="P201"/>
      <text:p text:style-name="P204">***</text:p>
      <text:p text:style-name="P201"/>
      <text:p text:style-name="P201">- Ты — хорошая девочка, - повто<text:span text:style-name="T321">рял </text:span>я в ступоре.</text:p>
      <text:p text:style-name="P201"/>
      <text:p text:style-name="P201">Китайский генератор по-прежнему фырч<text:span text:style-name="T320">ал</text:span> в своём углу. Процент заряда ноутбука прибли<text:span text:style-name="T320">зился</text:span> к восьмидесяти.</text:p>
      <text:p text:style-name="P205">«Соединение разорвано <text:span text:style-name="T314">со стороны сервера</text:span>. Сессия закрыта» - <text:span text:style-name="T320">прочитал</text:span> я на консоли <text:span text:style-name="T309">экрана</text:span>.</text:p>
      <text:p text:style-name="P108"/>
      <text:p text:style-name="P202">- Ты — хорошая девочка…</text:p>
      <text:p text:style-name="P202"/>
      <text:h text:style-name="P386" text:outline-level="2">11</text:h>
      <text:p text:style-name="P167"/>
      <text:p text:style-name="P215"><text:span text:style-name="T331">Дрожащее пламя свечи</text:span> отбрасыва<text:span text:style-name="T331">ет</text:span> <text:span text:style-name="T331">фантастические </text:span>тени на стены <text:span text:style-name="T346">башни</text:span>. <text:span text:style-name="T330">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span></text:p>
      <text:p text:style-name="P215"/>
      <text:p text:style-name="P216">- <text:span text:style-name="T333">Итак, тебе нужно попасть в Дрогонштерн? И ты даже не знаешь, для чего? Хуман, ты — спятил, - уверенно кивает Платина.</text:span></text:p>
      <text:p text:style-name="P216">- <text:span text:style-name="T337">Да вы сговорились все, что ли? Дейдра, вот, тоже думала, что я свихнулся, услышав про Дрогонштерн!</text:span></text:p>
      <text:p text:style-name="P216">- <text:span text:style-name="T339">О, ты знаешь Дейдру?! Рассказывай!</text:span></text:p>
      <text:p text:style-name="P218"/>
      <text:p text:style-name="P219"><text:soft-page-break/><text:span text:style-name="T353">Сиреневая п</text:span>оняха разли<text:span text:style-name="T342">вает</text:span> чай по приборам, насыпа<text:span text:style-name="T343">ет</text:span> в блюдечко горсть крекеров и с любопытством <text:span text:style-name="T342">пырится на</text:span> меня. <text:span text:style-name="T353">Короткая тёмно-синяя чёлка оставляет открытым правый глаз, под которым у неё красуется плохо скрытый румянами синяк.</text:span></text:p>
      <text:p text:style-name="P219"/>
      <text:p text:style-name="P219">- Да нечего особо рассказывать. <text:span text:style-name="T340">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span></text:p>
      <text:p text:style-name="P219"/>
      <text:p text:style-name="P220">Я с раздражением заки<text:span text:style-name="T342">дываю</text:span> в рот пару хрустящих печенюшек.</text:p>
      <text:p text:style-name="P216"/>
      <text:p text:style-name="P216">- <text:span text:style-name="T342">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span></text:p>
      <text:p text:style-name="P216">- <text:span text:style-name="T344">Да, она упоминала что-то такое, - киваю я. - А ты откуда знаешь?</text:span></text:p>
      <text:p text:style-name="P216">- <text:span text:style-name="T344">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span></text:p>
      <text:p text:style-name="P216"/>
      <text:p text:style-name="P221">Я отпиваю ароматный настой из чашечки и важно киваю.</text:p>
      <text:p text:style-name="P221">- О, да, Хуман — самый верный хранитель тайн на это<text:span text:style-name="T345">й стороне глобуса</text:span>! Особенно когда его <text:span text:style-name="T345">оглушают магической дубиной</text:span> и силком ведут под венец, а его подругу садят в каталажку и готовятся судить за справедливую самооборону.</text:p>
      <text:p text:style-name="P221"/>
      <text:p text:style-name="P222">Платина прячет глаза, её копыта дрожат и она проливает на себя чай. Коротко пискнув, она ставит чашку <text:span text:style-name="T346">на стол </text:span>и уносится в уборную. <text:span text:style-name="T347">Вскоре оттуда доносятся звуки рыданий.</text:span></text:p>
      <text:p text:style-name="P225"/>
      <text:p text:style-name="P225">Какие же местные леди впечатлительные!</text:p>
      <text:p text:style-name="P225">Я прячу в карман с полдюжины крекеров и иду в уборную.</text:p>
      <text:p text:style-name="P225">Платина сидит на бортике <text:span text:style-name="T349">деревянной кадки</text:span> и сморкается в кружевный платок. <text:span text:style-name="T348">Слёзы капают в кадку, сотворяя там небольшое волнение.</text:span></text:p>
      <text:p text:style-name="P222"/>
      <text:p text:style-name="P222">- <text:span text:style-name="T347">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span></text:p>
      <text:p text:style-name="P222">- <text:span text:style-name="T349">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span></text:p>
      <text:p text:style-name="P222"><text:soft-page-break/></text:p>
      <text:p text:style-name="P227">Я протягиваю ей крекер, но поняха отворачивает морду.</text:p>
      <text:p text:style-name="P227"/>
      <text:p text:style-name="P223">- <text:span text:style-name="T349">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 text:style-name="T40">тысячу лет</text:span><text:span text:style-name="T41">&lt;война с Дискордом&gt;</text:span><text:span text:style-name="T40"> </text:span><text:span text:style-name="T349">назад, сразу после битвы, нарушившей баланс светил?</text:span></text:p>
      <text:p text:style-name="P223">- <text:span text:style-name="T351">Сколько? - тупо спросил я.</text:span></text:p>
      <text:p text:style-name="P223">- <text:span text:style-name="T351">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span></text:p>
      <text:p text:style-name="P222"/>
      <text:p text:style-name="P228">Нифигасе, какие страсти, Хуман! <text:span text:style-name="T351">Оказывается, д</text:span>ело намного серьёзнее, чем просто желание трахнуть двуногую обезьяну. <text:span text:style-name="T352">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span></text:p>
      <text:p text:style-name="P228"><text:span text:style-name="T354">Вот только этот вариант предусматривает конеёбство… Как жить с таким выбором? </text:span>Такие этические проблемы слишком тяжелы для твоей бедной головы!</text:p>
      <text:p text:style-name="P222"/>
      <text:p text:style-name="P229">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26"><text:span text:style-name="T350">Мы барахтаемся в кадке, запутавшись в ногах друг-друга. Где-то между нами юрко носится кусок мыла. </text:span>В писк Платины и мои ругательства органично вплетается плеск <text:s/>остатков воды.</text:p>
      <text:p text:style-name="P226"/>
      <text:p text:style-name="P226"><text:soft-page-break/>- Оу, <text:span text:style-name="T350">уже совместная купель</text:span>! - в щель открытой двери просовывается нос Кловер Дрим. - Пойду похлопочу о свадебной церемонии! <text:span text:style-name="T350">Кловер Дже-е-ем!</text:span></text:p>
      <text:p text:style-name="P226">- <text:span text:style-name="T350">Стой! - реву я, но звонкий топот копыт затихает на лестнице.</text:span></text:p>
      <text:p text:style-name="P226"/>
      <text:p text:style-name="P230">Кажется, на этот раз провидение кинуло кость за тебя, Хуман!</text:p>
      <text:p text:style-name="P229"/>
      <text:h text:style-name="P386" text:outline-level="2">12</text:h>
      <text:p text:style-name="P231"/>
      <text:p text:style-name="P234">Серая мгла за окошком <text:span text:style-name="T355">гаража</text:span> свидетельствовала о скором рассвете. <text:span text:style-name="T356">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span></text:p>
      <text:p text:style-name="P234"/>
      <text:p text:style-name="P234"><text:span text:style-name="T355">Но оставалось ещё одно дело, которое нужно было закончить. &lt;</text:span><text:span text:style-name="T42">какое???</text:span><text:span text:style-name="T355">&gt;</text:span></text:p>
      <text:p text:style-name="P235">&lt;<text:span text:style-name="T9">заряд аккумуляторов навары, подкачка колёс. </text:span><text:span text:style-name="T43">Крыса остаётся на полу перед пассажирским сидением</text:span>&gt;</text:p>
      <text:p text:style-name="P232"/>
      <text:p text:style-name="P232">***</text:p>
      <text:p text:style-name="P232"/>
      <text:p text:style-name="P231">-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231">а) Отпустишь Джет</text:p>
      <text:p text:style-name="P231">б) Снарядишь экспедицию в Дрогонштерн</text:p>
      <text:p text:style-name="P233">в) </text:p>
      <text:p text:style-name="P231"/>
      <text:p text:style-name="P224">&lt;<text:span text:style-name="T9">А она тебе ОЧЕНЬ нравится? - впрашивает Платина, трогая синяк</text:span>&gt;</text:p>
      <text:p text:style-name="P216"/>
      <text:p text:style-name="P217">&lt;Хуману нужно в Дрогонштерн. Платина соглашается, но только с условиями: он становится её мужем (ей нужно получить волшебника, <text:span text:style-name="T334">м</text:span>огущего в одиночку корректировать луну и Эквус, чьи орбиты стали нестабильными в результате древней магической войны). <text:span text:style-name="T9">Кроме того, она проводит на Хумане заклинание, возвращающее память.</text:span><text:span text:style-name="T68"> </text:span><text:span text:style-name="T71">Хуман соглашается (надеясь впоследствии обмануть Платину и вызволить Джет).</text:span>&gt;</text:p>
      <text:p text:style-name="P96"/>
      <text:p text:style-name="P96"/>
      <text:p text:style-name="P96"/>
      <text:p text:style-name="P96"/>
      <text:p text:style-name="P96"><text:soft-page-break/></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68">&lt;мир-громоотвод — в том месте, где размещён боевой модуль PHOENIX&gt;</text:p>
      <text:p text:style-name="P331">&lt;При встрече, Хэвэн играет с Дедлайном, как Кэйдэнс с Твайлайт – он вспоминает, что Хэвэн – его самый близкий друг, <text:span text:style-name="T169">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11"/>
      <text:p text:style-name="P330">&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57">он тоже был готов поделиться душой. Чем больше душ впитывает Хэвэн – тем она прекраснее (аналогии с Селестией?)</text:span>&gt;</text:p>
      <text:p text:style-name="P141"/>
      <text:p text:style-name="P96"/>
      <text:p text:style-name="P100"/>
      <text:p text:style-name="P77">&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77"><text:soft-page-break/></text:p>
      <text:p text:style-name="P77">&lt;Третья сюжетная линия – Обмен. <text:span text:style-name="T59">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94"/>
      <text:p text:style-name="P4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5"/>
      <text:p text:style-name="P4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45"/>
      <text:p text:style-name="P45">&lt;Ещё одна глава. Больничный быт Дедлайна / Развитие болезни Джет. Одеяло&gt;</text:p>
      <text:p text:style-name="P94">(добавить <text:s/>быта в Чертогах Разума и общения с “овощами”)</text:p>
      <text:p text:style-name="P94"/>
      <text:p text:style-name="P368"/>
      <text:p text:style-name="P77">пол’т на єкспериментальном образце первой ступени ракеті (остальніе не сделані)</text:p>
      <text:p text:style-name="P77"/>
      <text:p text:style-name="P77">===================================================</text:p>
      <text:p text:style-name="P77">… Вы и есть сопротивление!</text:p>
      <text:p text:style-name="P96">&lt;временная петля&gt;</text:p>
      <text:p text:style-name="P77"/>
      <text:p text:style-name="P77"/>
      <text:p text:style-name="P77"/>
      <text:p text:style-name="P77">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77"/>
      <text:p text:style-name="P77"/>
      <text:p text:style-name="P77"><text:soft-page-break/></text:p>
      <text:p text:style-name="P77"/>
      <text:p text:style-name="P77">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77"/>
      <text:p text:style-name="P27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72">Действие начинается снова с <text:span text:style-name="T74">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272">(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72">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72"/>
      <text:p text:style-name="P77"/>
      <text:p text:style-name="P91">&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91"/>
      <text:p text:style-name="P93"/>
      <text:p text:style-name="P45">(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45">Шаги Армагеддона;</text:p>
      <text:p text:style-name="P45"/>
      <text:p text:style-name="P45"/>
      <text:p text:style-name="P45">встреча с единорогами</text:p>
      <text:p text:style-name="P45"><text:soft-page-break/>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5">Потом – путешествие на “Хитрожопке”, апгрейд её до дирижабля</text:p>
      <text:p text:style-name="P45"/>
      <text:p text:style-name="P45">=========================================</text:p>
      <text:p text:style-name="P45"/>
      <text:p text:style-name="P4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5"/>
      <text:p text:style-name="P4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5">==========================================</text:p>
      <text:p text:style-name="P14">Анакорн Анону: Что-то мне твоё лицо кажется знакомым. Мы раньше встречались?</text:p>
      <text:p text:style-name="P45">- Каким образом? – усмехнулся Анон.</text:p>
      <text:p text:style-name="P40">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0"/>
      <text:p text:style-name="P40">- Как мне звать тебя, Учитель? - прозвучала стандартная фраза начала Диалога, - Я желаю взять у… Ооо!..</text:p>
      <text:p text:style-name="P40"/>
      <text:p text:style-name="P40">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0"/>
      <text:p text:style-name="P40">- Мой первый Учитель… Я узнала тебя… Мне тебя не хватало.</text:p>
      <text:p text:style-name="P40"/>
      <text:p text:style-name="P40">Деревья расступились и на поляну вышла Хэвэн.</text:p>
      <text:p text:style-name="P40"/>
      <text:p text:style-name="P40">-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40">-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0"><text:soft-page-break/></text:p>
      <text:p text:style-name="P40">(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0"/>
      <text:p text:style-name="P40"/>
      <text:p text:style-name="P40">(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0">(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0"/>
      <text:p text:style-name="P40">Хэвэн предлагает Дедлайну присесть на пенёк – тот отказывается (подозревает, что это – кресло).</text:p>
      <text:p text:style-name="P40">===============================================</text:p>
      <text:p text:style-name="P40"/>
      <text:p text:style-name="P40">Рэра чуть шевельнула ухом и немедленно открыла один глаз.</text:p>
      <text:p text:style-name="P40"/>
      <text:p text:style-name="P40">- ПАПА!!! ОН СОГЛАСЕН!!!</text:p>
      <text:p text:style-name="P45"/>
      <text:p text:style-name="P40">&lt;Pornis erectus&gt;</text:p>
      <text:p text:style-name="P40">ТЫ! Я! КРОВАТЬ! БЫСТРО!!! (мамка из табуна Твердолобов)</text:p>
      <text:p text:style-name="P40">.</text:p>
      <text:p text:style-name="P40">.</text:p>
      <text:p text:style-name="P40">.</text:p>
      <text:p text:style-name="P40">&lt;Попадает в табун мамок и тёток, но его спасает Дейдра на Хитрожопке&gt;</text:p>
      <text:p text:style-name="P45">&lt;Хум видит молодую Селестию в латах&gt;</text:p>
      <text:p text:style-name="P47">&lt;Сел учит Хумана магии и готовит его своим партнёром&gt;</text:p>
      <text:p text:style-name="P46">&lt;Сел применяет свою “термоядерную пушку” в роге&gt;</text:p>
      <text:p text:style-name="P45"/>
      <text:p text:style-name="P45"/>
      <text:p text:style-name="P40">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40">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40">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text:soft-page-break/>корнце-концов в неистовое, пронизывающее всё вокруг сияние. Редкие тени &lt;предметов&gt; на стене превратились в угольно-чёрные оттиски.</text:p>
      <text:p text:style-name="P40">Я закрыл глаза, запрокинул голову и засмеялся. И смеялся до тех пор, пока сияние не выжгло мне глаза.</text:p>
      <text:p text:style-name="P40">.</text:p>
      <text:p text:style-name="P40">.</text:p>
      <text:p text:style-name="P40">.</text:p>
      <text:p text:style-name="P75"><text:span text:style-name="T58">Сияние. </text:span><text:span text:style-name="T62">Оно п</text:span><text:span text:style-name="T58">овсюду. </text:span><text:span text:style-name="T62">Нет верха и низа, нет направлений и расстояний. Нет м</text:span><text:span text:style-name="T58">ыслей. Нет чувств. Нет времени. Есть только бесконечное сияние.</text:span></text:p>
      <text:p text:style-name="P369">В какой-то момент пришло осознание.</text:p>
      <text:p text:style-name="P370"/>
      <text:p text:style-name="P37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1"/>
      <text:p text:style-name="P75"><text:bookmark-start text:name="__DdeLink__26733_469402664"/>В абсолютном, всепоглощающем сиянии стали проступать очертания.<text:bookmark-end text:name="__DdeLink__26733_469402664"/></text:p>
      <text:p text:style-name="P75"/>
      <text:p text:style-name="P40">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40"/>
      <text:p text:style-name="P40">- Ты всё же пришёл… Мне хватило сил призвать тебя, Проводник… Кха-кха-кха…</text:p>
      <text:p text:style-name="P40">Она выкашляла пару клубов неестественно-яркого розового дыма.</text:p>
      <text:p text:style-name="P40"/>
      <text:p text:style-name="P40">-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40"/>
      <text:p text:style-name="P40">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40"/>
      <text:p text:style-name="P40">-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40"/>
      <text:p text:style-name="P40">Копыто крылатой единорожихи поехало по плитке пола, но, собравшись с силами, она выпрямилась.</text:p>
      <text:p text:style-name="P40"/>
      <text:p text:style-name="P40"><text:soft-page-break/>-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0"/>
      <text:p text:style-name="P40">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40">Больно, блин!</text:p>
      <text:p text:style-name="P40"/>
      <text:p text:style-name="P40">-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40"/>
      <text:p text:style-name="P40">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40"/>
      <text:p text:style-name="P40">-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40">-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40">-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40"/>
      <text:p text:style-name="P40">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45">- Не знаю. Я не успел понять, - пожал я плечами, - ты слишком рано забрала меня из психушки.</text:p>
      <text:p text:style-name="P40"/>
      <text:p text:style-name="P40">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40"/>
      <text:p text:style-name="P45"><text:soft-page-break/>-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45"/>
      <text:p text:style-name="P40">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40"/>
      <text:p text:style-name="P4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45"/>
      <text:p text:style-name="P40">Слеза скатилась с морды аликорницы и она стёрла её сгибом крыла, размазывая розоватое желе по скуле.</text:p>
      <text:p text:style-name="P40"/>
      <text:p text:style-name="P40">- Помоги мне, Проводник! Ради моих маленьких пони… Будь проклята война и я вместе с ней…</text:p>
      <text:p text:style-name="P40"/>
      <text:p text:style-name="P40">Магическая лошадь заходится в продолжительном кашле, струйки розоватой слизи стекают с её крыльев <text:s/>и хвоста, собираясь в лужицы на полу.</text:p>
      <text:p text:style-name="P40">Склонившаяся над безжизненным телом фигура тает в розовом тумане… </text:p>
      <text:p text:style-name="P45"/>
      <text:p text:style-name="P45"/>
      <text:p text:style-name="P45"/>
      <text:p text:style-name="P45"/>
      <text:p text:style-name="P45"/>
      <text:h text:style-name="P386" text:outline-level="2">Эпилог</text:h>
      <text:p text:style-name="P45"/>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text:soft-page-break/>-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text:soft-page-break/>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text:soft-page-break/></text:p>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62">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text:soft-page-break/></text:p>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62">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text:soft-page-break/></text:p>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text:soft-page-break/>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text:soft-page-break/>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45"/>
      <text:p text:style-name="P77">009 Sound System - Speak to Angels (<text:a xlink:type="simple" xlink:href="https://www.youtube.com/watch?v=6rAkn9OZT0k" text:style-name="Internet_20_link" text:visited-style-name="Visited_20_Internet_20_Link">https://www.youtube.com/watch?v=6rAkn9OZT0k</text:a>)</text:p>
      <text:p text:style-name="P77">Pink Floyd “Keep Talking” <text:a xlink:type="simple" xlink:href="https://www.youtube.com/watch?v=CVhYW6e3qc8" text:style-name="Internet_20_link" text:visited-style-name="Visited_20_Internet_20_Link">https://www.youtube.com/watch?v=CVhYW6e3qc8</text:a></text:p>
      <text:p text:style-name="P77"/>
      <text:p text:style-name="P77">Daft Punk - Veridis Quo</text:p>
      <text:p text:style-name="P77">https://www.youtube.com/watch?v=HhZaHf8RP6g</text:p>
      <text:p text:style-name="P77"><text:a xlink:type="simple" xlink:href="https://www.youtube.com/watch?v=ySLc8gZ3oEc" text:style-name="Internet_20_link" text:visited-style-name="Visited_20_Internet_20_Link">https://www.youtube.com/watch?v=ySLc8gZ3oEc</text:a></text:p>
      <text:p text:style-name="P77"/>
      <text:p text:style-name="P77">Eye Of The Tiger</text:p>
      <text:p text:style-name="P77"/>
      <text:p text:style-name="P77">Alphaville – Forever Young</text:p>
      <text:p text:style-name="P77">The Doors “Light My Fire”</text:p>
      <text:p text:style-name="P81">Pink Floyd “Another Brick In The Wall” <text:span text:style-name="T323">(https://www.youtube.com/watch?v=krYK1jWz0Lo <text:s/>)</text:span>, </text:p>
      <text:p text:style-name="P81">“<text:span text:style-name="T310">Is the anybody here” (Pulse)</text:span></text:p>
      <text:p text:style-name="P81">“<text:span text:style-name="T324">Marooned”</text:span></text:p>
      <text:p text:style-name="P203">&lt;Pink Floyd - «Hey you» (Pulse)&gt;</text:p>
      <text:p text:style-name="P207"/>
      <text:p text:style-name="P77">Dire Straits “Money For Nothing”</text:p>
      <text:p text:style-name="Text_20_body"><text:span text:style-name="T2">Depeche M</text:span><text:span text:style-name="T129">ode</text:span></text:p>
      <text:p text:style-name="P15"><text:span text:style-name="T145">Wintergatan – </text:span>Sommarfågel, <text:span text:style-name="T145">Marble Machine</text:span></text:p>
      <text:p text:style-name="Text_20_body">Coldplay - Adventure Of A Lifetime</text:p>
      <text:p text:style-name="P20">Blackmoress Night – Play Minstrel Play (<text:a xlink:type="simple" xlink:href="https://www.youtube.com/watch?v=11cxoPNaCbM" text:style-name="Internet_20_link" text:visited-style-name="Visited_20_Internet_20_Link">https://www.youtube.com/watch?v=11cxoPNaCbM</text:a> ),</text:p>
      <text:p text:style-name="P21">Loreley (<text:a xlink:type="simple" xlink:href="https://www.youtube.com/watch?v=tUhmjmkLnxY" text:style-name="Internet_20_link" text:visited-style-name="Visited_20_Internet_20_Link"><text:span text:style-name="T302">https://www.youtube.com/watch?v=tUhmjmkLnxY</text:span></text:a><text:span text:style-name="T302"> )</text:span></text:p>
      <text:p text:style-name="P22">I still remember you (<text:a xlink:type="simple" xlink:href="https://www.youtube.com/watch?v=Dp1uqZaSkXE" text:style-name="Internet_20_link" text:visited-style-name="Visited_20_Internet_20_Link">https://www.youtube.com/watch?v=Dp1uqZaSkXE</text:a> )</text:p>
      <text:p text:style-name="P23">Greenslives (<text:a xlink:type="simple" xlink:href="https://www.youtube.com/watch?v=TC1F5TxyvPY" text:style-name="Internet_20_link" text:visited-style-name="Visited_20_Internet_20_Link">https://www.youtube.com/watch?v=TC1F5TxyvPY</text:a> )</text:p>
      <text:p text:style-name="P25"><text:soft-page-break/>Alphaville – Forever young (<text:a xlink:type="simple" xlink:href="https://www.youtube.com/watch?v=oNjQXmoxiQ8" text:style-name="Internet_20_link" text:visited-style-name="Visited_20_Internet_20_Link">https://www.youtube.com/watch?v=oNjQXmoxiQ8</text:a> )</text:p>
      <text:p text:style-name="P26">Chris Isaak – Wicked Game</text:p>
      <text:p text:style-name="P27">Bowie – Ashes to Ashers – <text:span text:style-name="T322">2000</text:span> (<text:a xlink:type="simple" xlink:href="https://www.youtube.com/watch?v=lNqo0kIR-TU" text:style-name="Internet_20_link" text:visited-style-name="Visited_20_Internet_20_Link"><text:span text:style-name="T322">https://www.youtube.com/watch?v=lNqo0kIR-TU</text:span></text:a><text:span text:style-name="T322"> </text:span>)</text:p>
      <text:p text:style-name="P28">Let’s Dance</text:p>
      <text:p text:style-name="P29">Deep Purple “Smoke on the water”</text:p>
      <text:p text:style-name="P33">Wintergatan - <text:span text:style-name="T234">Paradise</text:span> <text:span text:style-name="T234">( </text:span><text:a xlink:type="simple" xlink:href="https://www.youtube.com/watch?v=5dyUKDWKxxY" text:style-name="Internet_20_link" text:visited-style-name="Visited_20_Internet_20_Link"><text:span text:style-name="T234">https://www.youtube.com/watch?v=5dyUKDWKxxY</text:span></text:a><text:span text:style-name="T234"> )</text:span></text:p>
      <text:p text:style-name="P33">Marble Machine <text:span text:style-name="T235">( https://www.youtube.com/watch?v=IvUU8joBb1Q )</text:span></text:p>
      <text:p text:style-name="P33">Phil Collins - Another Day In Paradise <text:span text:style-name="T248">(</text:span><text:a xlink:type="simple" xlink:href="https://www.youtube.com/watch?v=Qt2mbGP6vFI" text:style-name="Internet_20_link" text:visited-style-name="Visited_20_Internet_20_Link"><text:span text:style-name="T248">https://www.youtube.com/watch?v=Qt2mbGP6vFI</text:span></text:a><text:span text:style-name="T248">)</text:span></text:p>
      <text:p text:style-name="P30">The Cure – Lullaby (<text:a xlink:type="simple" xlink:href="https://www.youtube.com/watch?v=sS6t56U9tBg" text:style-name="Internet_20_link" text:visited-style-name="Visited_20_Internet_20_Link">https://www.youtube.com/watch?v=sS6t56U9tBg</text:a>)</text:p>
      <text:p text:style-name="P31">The Cure – Big Band instrumental ( <text:a xlink:type="simple" xlink:href="https://www.youtube.com/watch?v=Uw-HDpDpMlk" text:style-name="Internet_20_link" text:visited-style-name="Visited_20_Internet_20_Link">https://www.youtube.com/watch?v=Uw-HDpDpMlk</text:a> )</text:p>
      <text:p text:style-name="P33">Coldplay - Paradise</text:p>
      <text:p text:style-name="P33">R.E.M. - Losing My Religion</text:p>
      <text:p text:style-name="P32">Blackmoress night – under a violet moon ( <text:a xlink:type="simple" xlink:href="https://www.youtube.com/watch?v=Ttqnz-xnwWM" text:style-name="Internet_20_link" text:visited-style-name="Visited_20_Internet_20_Link">https://www.youtube.com/watch?v=Ttqnz-xnwWM</text:a> )</text:p>
      <text:p text:style-name="P213">&lt;<text:span text:style-name="T9">Pink Floyd — Kepp Talking (Pulse), </text:span><text:span text:style-name="T36">Hey you (Pulse), Sorrow (Pulse), High Hopes (Pulse)</text:span>&gt;</text:p>
      <text:p text:style-name="P209">Blue Oyster Cult — Do Not Fear The Reaper (<text:a xlink:type="simple" xlink:href="https://www.youtube.com/watch?v=Dy4HA3vUv2c" text:style-name="Internet_20_link" text:visited-style-name="Visited_20_Internet_20_Link">https://www.youtube.com/watch?v=Dy4HA3vUv2c</text:a> )</text:p>
      <text:p text:style-name="P210">The Beloved — Sweet Harmony (<text:a xlink:type="simple" xlink:href="https://www.youtube.com/watch?v=rB_d1Mczxqw" text:style-name="Internet_20_link" text:visited-style-name="Visited_20_Internet_20_Link">https://www.youtube.com/watch?v=rB_d1Mczxqw</text:a> )</text:p>
      <text:p text:style-name="P212">Oasis — Wonderwall (<text:a xlink:type="simple" xlink:href="https://www.youtube.com/watch?v=6hzrDeceEKc" text:style-name="Internet_20_link" text:visited-style-name="Visited_20_Internet_20_Link">https://www.youtube.com/watch?v=6hzrDeceEKc</text:a> )</text:p>
      <text:p text:style-name="P214">Black — Wonderful life</text:p>
      <text:p text:style-name="P34">Robbie Williams – Feel <text:span text:style-name="T325">(</text:span><text:a xlink:type="simple" xlink:href="https://www.youtube.com/watch?v=iy4mXZN1Zzk" text:style-name="Internet_20_link" text:visited-style-name="Visited_20_Internet_20_Link"><text:span text:style-name="T325">https://www.youtube.com/watch?v=iy4mXZN1Zzk</text:span></text:a><text:span text:style-name="T325"> )</text:span></text:p>
      <text:p text:style-name="P35">Red Hot Chilly Peppers <text:s/>- Californication (<text:a xlink:type="simple" xlink:href="https://www.youtube.com/watch?v=YlUKcNNmywk" text:style-name="Internet_20_link" text:visited-style-name="Visited_20_Internet_20_Link">https://www.youtube.com/watch?v=YlUKcNNmywk</text:a> )</text:p>
      <text:p text:style-name="P36">Dire Straits – Money For Nothing – <text:span text:style-name="T327">(</text:span>instrumental ? <text:span text:style-name="T327">)</text:span> <text:span text:style-name="T326">(</text:span><text:a xlink:type="simple" xlink:href="https://www.youtube.com/watch?v=c2KnaY1WsT4" text:style-name="Internet_20_link" text:visited-style-name="Visited_20_Internet_20_Link"><text:span text:style-name="T326">https://www.youtube.com/watch?v=c2KnaY1WsT4</text:span></text:a><text:span text:style-name="T326"> )</text:span></text:p>
      <text:p text:style-name="P37">Vangelis – Ask The Mountains (<text:a xlink:type="simple" xlink:href="https://www.youtube.com/watch?v=70xFeDxozRk" text:style-name="Internet_20_link" text:visited-style-name="Visited_20_Internet_20_Link">https://www.youtube.com/watch?v=70xFeDxozRk</text:a> )</text:p>
      <text:p text:style-name="P38">Blade Runner Blues (<text:span text:style-name="T329">https://www.youtube.com/watch?v=PQiQwGMQF_s </text:span>)</text:p>
      <text:p text:style-name="Text_20_body">AK – Icicle <text:span text:style-name="T398"><text:s/></text:span><text:a xlink:type="simple" xlink:href="https://www.youtube.com/watch?v=sYos7etZoZM&amp;feature=emb_logo" text:style-name="Internet_20_link" text:visited-style-name="Visited_20_Internet_20_Link"><text:span text:style-name="T398">https://www.youtube.com/watch?v=sYos7etZoZM&amp;feature=emb_logo</text:span></text:a></text:p>
      <text:p text:style-name="P39">Garbage – Special (<text:a xlink:type="simple" xlink:href="https://www.youtube.com/watch?v=raRGnueg8Lo" text:style-name="Internet_20_link" text:visited-style-name="Visited_20_Internet_20_Link">https://www.youtube.com/watch?v=raRGnueg8Lo</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1-02-19T00:33:51.353148530</dc:date>
    <meta:editing-duration>P167DT23H5M12S</meta:editing-duration>
    <meta:editing-cycles>2015</meta:editing-cycles>
    <meta:generator>LibreOffice/5.1.6.2$Linux_X86_64 LibreOffice_project/10m0$Build-2</meta:generator>
    <meta:document-statistic meta:table-count="0" meta:image-count="0" meta:object-count="0" meta:page-count="110" meta:paragraph-count="1598" meta:word-count="34071" meta:character-count="220595" meta:non-whitespace-character-count="187542"/>
  </office:meta>
</office:document-meta>
</file>